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2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8.3 GH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beta/ko from OpenParEM2D with 7<text:span text:style-name="T1">th</text:span> order elements with 2X finer mesh at the port than for the 3D simula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beta/ko=</text:p>
          </table:table-cell>
          <table:table-cell office:value-type="float" office:value="0.773472072340632">
            <text:p>0.77347207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=</text:p>
          </table:table-cell>
          <table:table-cell table:formula="of:=2*PI()*8300000000*SQRT(0.0000004*PI()*0.0000000000088541878176)" office:value-type="float" office:value="173.955136821789">
            <text:p>173.95513682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ta=</text:p>
          </table:table-cell>
          <table:table-cell table:style-name="ce7" table:formula="of:=[.C4]*[.C5]" office:value-type="float" office:value="134.549440171848">
            <text:p>134.54944017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hase shift=</text:p>
          </table:table-cell>
          <table:table-cell table:style-name="ce7" table:formula="of:=-[.C6]*0.1*180/PI()+2*360" office:value-type="float" office:value="-50.9115057694839">
            <text:p>-50.91150576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der</text:p>
          </table:table-cell>
          <table:table-cell office:value-type="string">
            <text:p>time, s</text:p>
          </table:table-cell>
          <table:table-cell office:value-type="string">
            <text:p>#Frequency(GHz)</text:p>
          </table:table-cell>
          <table:table-cell office:value-type="string">
            <text:p>dB(S(1;1))</text:p>
          </table:table-cell>
          <table:table-cell office:value-type="string">
            <text:p>deg(S(1;1))</text:p>
          </table:table-cell>
          <table:table-cell office:value-type="string">
            <text:p>dB(S(2;1))</text:p>
          </table:table-cell>
          <table:table-cell office:value-type="string">
            <text:p>deg(S(2;1))</text:p>
          </table:table-cell>
          <table:table-cell office:value-type="string">
            <text:p>dB(S(1;2))</text:p>
          </table:table-cell>
          <table:table-cell office:value-type="string">
            <text:p>deg(S(1;2))</text:p>
          </table:table-cell>
          <table:table-cell office:value-type="string">
            <text:p>dB(S(2;2))</text:p>
          </table:table-cell>
          <table:table-cell office:value-type="string">
            <text:p>deg(S(2;2))</text:p>
          </table:table-cell>
          <table:table-cell table:style-name="ce1"/>
          <table:table-cell table:style-name="ce1" office:value-type="string">
            <text:p>beta</text:p>
          </table:table-cell>
          <table:table-cell table:style-name="ce1" office:value-type="string">
            <text:p><text:s/>-beta*length</text:p>
          </table:table-cell>
          <table:table-cell table:style-name="ce1" office:value-type="string">
            <text:p>deg</text:p>
          </table:table-cell>
          <table:table-cell table:style-name="ce1" office:value-type="string">
            <text:p>N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error</text:p>
          </table:table-cell>
          <table:table-cell table:style-name="ce1" table:number-columns-repeated="1006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.625654">
            <text:p>0.625654</text:p>
          </table:table-cell>
          <table:table-cell office:value-type="float" office:value="8.3">
            <text:p>8.3</text:p>
          </table:table-cell>
          <table:table-cell office:value-type="float" office:value="-1.42090814177356">
            <text:p>-1.4209081418</text:p>
          </table:table-cell>
          <table:table-cell office:value-type="float" office:value="22.5659550167932">
            <text:p>22.5659550168</text:p>
          </table:table-cell>
          <table:table-cell office:value-type="float" office:value="-5.59452012745437">
            <text:p>-5.5945201275</text:p>
          </table:table-cell>
          <table:table-cell office:value-type="float" office:value="-87.6016298445394">
            <text:p>-87.6016298445</text:p>
          </table:table-cell>
          <table:table-cell office:value-type="float" office:value="-5.60904500473717">
            <text:p>-5.6090450047</text:p>
          </table:table-cell>
          <table:table-cell office:value-type="float" office:value="-87.010331383418">
            <text:p>-87.0103313834</text:p>
          </table:table-cell>
          <table:table-cell office:value-type="float" office:value="-1.43828929026036">
            <text:p>-1.4382892903</text:p>
          </table:table-cell>
          <table:table-cell office:value-type="float" office:value="20.4759744866505">
            <text:p>20.4759744867</text:p>
          </table:table-cell>
          <table:table-cell table:style-name="ce8"/>
          <table:table-cell table:style-name="ce3" office:value-type="float" office:value="134.549440171848">
            <text:p>134.5494401718</text:p>
          </table:table-cell>
          <table:table-cell table:style-name="ce3" table:formula="of:=-[.M10]*0.1" office:value-type="float" office:value="-13.4549440171848">
            <text:p>-13.4549440172</text:p>
          </table:table-cell>
          <table:table-cell table:style-name="ce3" table:formula="of:=[.N10]*180/PI()" office:value-type="float" office:value="-770.911505769484">
            <text:p>-770.9115057695</text:p>
          </table:table-cell>
          <table:table-cell table:style-name="ce3" office:value-type="float" office:value="2">
            <text:p>2</text:p>
          </table:table-cell>
          <table:table-cell table:style-name="ce3" table:formula="of:=[.O10]+360*[.P10]" office:value-type="float" office:value="-50.9115057694839">
            <text:p>-50.9115057695</text:p>
          </table:table-cell>
          <table:table-cell table:style-name="ce3" table:formula="of:=ABS(([.Q10]-[.G10])/[.Q10])" office:value-type="float" office:value="0.720664681205468">
            <text:p>0.7206646812</text:p>
          </table:table-cell>
          <table:table-cell table:style-name="ce8" table:number-columns-repeated="100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0.982497">
            <text:p>0.982497</text:p>
          </table:table-cell>
          <table:table-cell office:value-type="float" office:value="8.3">
            <text:p>8.3</text:p>
          </table:table-cell>
          <table:table-cell office:value-type="float" office:value="-27.6157678976574">
            <text:p>-27.6157678977</text:p>
          </table:table-cell>
          <table:table-cell office:value-type="float" office:value="163.202473345495">
            <text:p>163.2024733455</text:p>
          </table:table-cell>
          <table:table-cell office:value-type="float" office:value="-0.169723804350278">
            <text:p>-0.1697238044</text:p>
          </table:table-cell>
          <table:table-cell office:value-type="float" office:value="-47.3637541112244">
            <text:p>-47.3637541112</text:p>
          </table:table-cell>
          <table:table-cell office:value-type="float" office:value="-0.182927427538138">
            <text:p>-0.1829274275</text:p>
          </table:table-cell>
          <table:table-cell office:value-type="float" office:value="-47.2269314097395">
            <text:p>-47.2269314097</text:p>
          </table:table-cell>
          <table:table-cell office:value-type="float" office:value="-27.3981961521127">
            <text:p>-27.3981961521</text:p>
          </table:table-cell>
          <table:table-cell office:value-type="float" office:value="162.258469978444">
            <text:p>162.2584699784</text:p>
          </table:table-cell>
          <table:table-cell table:style-name="ce8"/>
          <table:table-cell table:style-name="ce3" office:value-type="float" office:value="134.549440171848">
            <text:p>134.5494401718</text:p>
          </table:table-cell>
          <table:table-cell table:style-name="ce3" table:formula="of:=-[.M11]*0.1" office:value-type="float" office:value="-13.4549440171848">
            <text:p>-13.4549440172</text:p>
          </table:table-cell>
          <table:table-cell table:style-name="ce3" table:formula="of:=[.N11]*180/PI()" office:value-type="float" office:value="-770.911505769484">
            <text:p>-770.9115057695</text:p>
          </table:table-cell>
          <table:table-cell table:style-name="ce3" office:value-type="float" office:value="2">
            <text:p>2</text:p>
          </table:table-cell>
          <table:table-cell table:style-name="ce3" table:formula="of:=[.O11]+360*[.P11]" office:value-type="float" office:value="-50.9115057694839">
            <text:p>-50.9115057695</text:p>
          </table:table-cell>
          <table:table-cell table:style-name="ce3" table:formula="of:=ABS(([.Q11]-[.G11])/[.Q11])" office:value-type="float" office:value="0.0696846735259211">
            <text:p>0.0696846735</text:p>
          </table:table-cell>
          <table:table-cell table:style-name="ce8" table:number-columns-repeated="1006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2.84018">
            <text:p>2.84018</text:p>
          </table:table-cell>
          <table:table-cell office:value-type="float" office:value="8.3">
            <text:p>8.3</text:p>
          </table:table-cell>
          <table:table-cell office:value-type="float" office:value="-46.5439594849433">
            <text:p>-46.5439594849</text:p>
          </table:table-cell>
          <table:table-cell office:value-type="float" office:value="-136.43699482475">
            <text:p>-136.4369948248</text:p>
          </table:table-cell>
          <table:table-cell office:value-type="float" office:value="-0.0330775480827522">
            <text:p>-0.0330775481</text:p>
          </table:table-cell>
          <table:table-cell office:value-type="float" office:value="-51.0515988412882">
            <text:p>-51.0515988413</text:p>
          </table:table-cell>
          <table:table-cell office:value-type="float" office:value="-0.0316338717822761">
            <text:p>-0.0316338718</text:p>
          </table:table-cell>
          <table:table-cell office:value-type="float" office:value="-51.0462386785483">
            <text:p>-51.0462386785</text:p>
          </table:table-cell>
          <table:table-cell office:value-type="float" office:value="-46.3903218121704">
            <text:p>-46.3903218122</text:p>
          </table:table-cell>
          <table:table-cell office:value-type="float" office:value="-136.905534101753">
            <text:p>-136.9055341018</text:p>
          </table:table-cell>
          <table:table-cell table:style-name="ce8"/>
          <table:table-cell table:style-name="ce3" office:value-type="float" office:value="134.549440171848">
            <text:p>134.5494401718</text:p>
          </table:table-cell>
          <table:table-cell table:style-name="ce3" table:formula="of:=-[.M12]*0.1" office:value-type="float" office:value="-13.4549440171848">
            <text:p>-13.4549440172</text:p>
          </table:table-cell>
          <table:table-cell table:style-name="ce3" table:formula="of:=[.N12]*180/PI()" office:value-type="float" office:value="-770.911505769484">
            <text:p>-770.9115057695</text:p>
          </table:table-cell>
          <table:table-cell table:style-name="ce3" office:value-type="float" office:value="2">
            <text:p>2</text:p>
          </table:table-cell>
          <table:table-cell table:style-name="ce3" table:formula="of:=[.O12]+360*[.P12]" office:value-type="float" office:value="-50.9115057694839">
            <text:p>-50.9115057695</text:p>
          </table:table-cell>
          <table:table-cell table:style-name="ce3" table:formula="of:=ABS(([.Q12]-[.G12])/[.Q12])" office:value-type="float" office:value="0.00275169767004279">
            <text:p>0.0027516977</text:p>
          </table:table-cell>
          <table:table-cell table:style-name="ce8" table:number-columns-repeated="100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10.2407">
            <text:p>10.2407</text:p>
          </table:table-cell>
          <table:table-cell office:value-type="float" office:value="8.3">
            <text:p>8.3</text:p>
          </table:table-cell>
          <table:table-cell office:value-type="float" office:value="-65.4314819448134">
            <text:p>-65.4314819448</text:p>
          </table:table-cell>
          <table:table-cell office:value-type="float" office:value="-54.8068856950223">
            <text:p>-54.806885695</text:p>
          </table:table-cell>
          <table:table-cell office:value-type="float" office:value="0.00220661099762581">
            <text:p>0.002206611</text:p>
          </table:table-cell>
          <table:table-cell office:value-type="float" office:value="-50.9359064756722">
            <text:p>-50.9359064757</text:p>
          </table:table-cell>
          <table:table-cell office:value-type="float" office:value="0.00234960662431856">
            <text:p>0.0023496066</text:p>
          </table:table-cell>
          <table:table-cell office:value-type="float" office:value="-50.937304677076">
            <text:p>-50.9373046771</text:p>
          </table:table-cell>
          <table:table-cell office:value-type="float" office:value="-65.3314248065757">
            <text:p>-65.3314248066</text:p>
          </table:table-cell>
          <table:table-cell office:value-type="float" office:value="-55.0469592213605">
            <text:p>-55.0469592214</text:p>
          </table:table-cell>
          <table:table-cell table:style-name="ce8"/>
          <table:table-cell table:style-name="ce3" office:value-type="float" office:value="134.549440171848">
            <text:p>134.5494401718</text:p>
          </table:table-cell>
          <table:table-cell table:style-name="ce3" table:formula="of:=-[.M13]*0.1" office:value-type="float" office:value="-13.4549440171848">
            <text:p>-13.4549440172</text:p>
          </table:table-cell>
          <table:table-cell table:style-name="ce3" table:formula="of:=[.N13]*180/PI()" office:value-type="float" office:value="-770.911505769484">
            <text:p>-770.9115057695</text:p>
          </table:table-cell>
          <table:table-cell table:style-name="ce3" office:value-type="float" office:value="2">
            <text:p>2</text:p>
          </table:table-cell>
          <table:table-cell table:style-name="ce3" table:formula="of:=[.O13]+360*[.P13]" office:value-type="float" office:value="-50.9115057694839">
            <text:p>-50.9115057695</text:p>
          </table:table-cell>
          <table:table-cell table:style-name="ce3" table:formula="of:=ABS(([.Q13]-[.G13])/[.Q13])" office:value-type="float" office:value="0.000479276851459488">
            <text:p>0.0004792769</text:p>
          </table:table-cell>
          <table:table-cell table:style-name="ce8" table:number-columns-repeated="1006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float" office:value="40.3309">
            <text:p>40.3309</text:p>
          </table:table-cell>
          <table:table-cell office:value-type="float" office:value="8.3">
            <text:p>8.3</text:p>
          </table:table-cell>
          <table:table-cell office:value-type="float" office:value="-87.0192134282881">
            <text:p>-87.0192134283</text:p>
          </table:table-cell>
          <table:table-cell office:value-type="float" office:value="37.4906124622296">
            <text:p>37.4906124622</text:p>
          </table:table-cell>
          <table:table-cell office:value-type="float" office:value="0.000260114515842937">
            <text:p>0.0002601145</text:p>
          </table:table-cell>
          <table:table-cell office:value-type="float" office:value="-50.909674430285">
            <text:p>-50.9096744303</text:p>
          </table:table-cell>
          <table:table-cell office:value-type="float" office:value="0.000256300958376041">
            <text:p>0.000256301</text:p>
          </table:table-cell>
          <table:table-cell office:value-type="float" office:value="-50.9097439318223">
            <text:p>-50.9097439318</text:p>
          </table:table-cell>
          <table:table-cell office:value-type="float" office:value="-86.9449463103104">
            <text:p>-86.9449463103</text:p>
          </table:table-cell>
          <table:table-cell office:value-type="float" office:value="36.9814494062878">
            <text:p>36.9814494063</text:p>
          </table:table-cell>
          <table:table-cell table:style-name="ce8"/>
          <table:table-cell table:style-name="ce3" office:value-type="float" office:value="134.549440171848">
            <text:p>134.5494401718</text:p>
          </table:table-cell>
          <table:table-cell table:style-name="ce3" table:formula="of:=-[.M14]*0.1" office:value-type="float" office:value="-13.4549440171848">
            <text:p>-13.4549440172</text:p>
          </table:table-cell>
          <table:table-cell table:style-name="ce3" table:formula="of:=[.N14]*180/PI()" office:value-type="float" office:value="-770.911505769484">
            <text:p>-770.9115057695</text:p>
          </table:table-cell>
          <table:table-cell table:style-name="ce3" office:value-type="float" office:value="2">
            <text:p>2</text:p>
          </table:table-cell>
          <table:table-cell table:style-name="ce3" table:formula="of:=[.O14]+360*[.P14]" office:value-type="float" office:value="-50.9115057694839">
            <text:p>-50.9115057695</text:p>
          </table:table-cell>
          <table:table-cell table:style-name="ce3" table:formula="of:=ABS(([.Q14]-[.G14])/[.Q14])" office:value-type="float" office:value="0.0000359710279878291">
            <text:p>0.000035971</text:p>
          </table:table-cell>
          <table:table-cell table:style-name="ce8" table:number-columns-repeated="100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125.415">
            <text:p>125.415</text:p>
          </table:table-cell>
          <table:table-cell office:value-type="float" office:value="8.3">
            <text:p>8.3</text:p>
          </table:table-cell>
          <table:table-cell office:value-type="float" office:value="-109.716989828963">
            <text:p>-109.716989829</text:p>
          </table:table-cell>
          <table:table-cell office:value-type="float" office:value="121.786112282952">
            <text:p>121.786112283</text:p>
          </table:table-cell>
          <table:table-cell office:value-type="string">
            <text:p>-1.31592541816841e-05</text:p>
          </table:table-cell>
          <table:table-cell office:value-type="float" office:value="-50.9113152747444">
            <text:p>-50.9113152747</text:p>
          </table:table-cell>
          <table:table-cell office:value-type="string">
            <text:p>-1.33732236478381e-05</text:p>
          </table:table-cell>
          <table:table-cell office:value-type="float" office:value="-50.9113138054492">
            <text:p>-50.9113138054</text:p>
          </table:table-cell>
          <table:table-cell office:value-type="float" office:value="-109.776496023446">
            <text:p>-109.7764960234</text:p>
          </table:table-cell>
          <table:table-cell office:value-type="float" office:value="121.262421094206">
            <text:p>121.2624210942</text:p>
          </table:table-cell>
          <table:table-cell table:style-name="ce8"/>
          <table:table-cell table:style-name="ce3" office:value-type="float" office:value="134.549440171848">
            <text:p>134.5494401718</text:p>
          </table:table-cell>
          <table:table-cell table:style-name="ce3" table:formula="of:=-[.M15]*0.1" office:value-type="float" office:value="-13.4549440171848">
            <text:p>-13.4549440172</text:p>
          </table:table-cell>
          <table:table-cell table:style-name="ce3" table:formula="of:=[.N15]*180/PI()" office:value-type="float" office:value="-770.911505769484">
            <text:p>-770.9115057695</text:p>
          </table:table-cell>
          <table:table-cell table:style-name="ce3" office:value-type="float" office:value="2">
            <text:p>2</text:p>
          </table:table-cell>
          <table:table-cell table:style-name="ce3" table:formula="of:=[.O15]+360*[.P15]" office:value-type="float" office:value="-50.9115057694839">
            <text:p>-50.9115057695</text:p>
          </table:table-cell>
          <table:table-cell table:style-name="ce3" table:formula="of:=ABS(([.Q15]-[.G15])/[.Q15])" office:value-type="float" office:value="0.00000374168346929482">
            <text:p>3.74168346929482E-006</text:p>
          </table:table-cell>
          <table:table-cell table:style-name="ce8"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out of memory (32 GB)</text:p>
          </table:table-cell>
          <table:table-cell table:number-columns-repeated="9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<text:s/>Order </text:p>
          </table:table-cell>
          <table:table-cell table:number-columns-repeated="2"/>
          <table:table-cell office:value-type="string">
            <text:p>|S11|</text:p>
          </table:table-cell>
          <table:table-cell table:number-columns-repeated="13"/>
          <table:table-cell office:value-type="string">
            <text:p>Phase Error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44" table:end-x="0.3972in" table:end-y="0.1047in" draw:z-index="0" draw:style-name="gr1" draw:text-style-name="P1" svg:width="6.2992in" svg:height="3.537in" svg:x="0.7701in" svg:y="0.0839in">
              <draw:object draw:notify-on-update-of-ranges="Sheet1.A10:Sheet1.A15 Sheet1.D18:Sheet1.D18 Sheet1.D10:Sheet1.D15 Sheet1.A10:Sheet1.A15 Sheet1.R18:Sheet1.R18 Sheet1.R10:Sheet1.R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P44" table:end-x="0.4335in" table:end-y="0.1181in" draw:z-index="3" draw:style-name="gr1" draw:text-style-name="P1" svg:width="6.2988in" svg:height="3.5429in" svg:x="0.2201in" svg:y="0.0913in">
              <draw:object draw:notify-on-update-of-ranges="Sheet1.A10:Sheet1.A15 Sheet1.B10:Sheet1.B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order 2 with adaptive refin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teration</text:p>
          </table:table-cell>
          <table:table-cell table:style-name="Default" office:value-type="string">
            <text:p>#Frequency(GHz)</text:p>
          </table:table-cell>
          <table:table-cell table:style-name="Default" office:value-type="string">
            <text:p>dB(S(1;1))</text:p>
          </table:table-cell>
          <table:table-cell table:style-name="Default" office:value-type="string">
            <text:p>deg(S(1;1))</text:p>
          </table:table-cell>
          <table:table-cell table:style-name="Default" office:value-type="string">
            <text:p>dB(S(2;1))</text:p>
          </table:table-cell>
          <table:table-cell table:style-name="Default" office:value-type="string">
            <text:p>deg(S(2;1))</text:p>
          </table:table-cell>
          <table:table-cell table:style-name="Default" office:value-type="string">
            <text:p>dB(S(1;2))</text:p>
          </table:table-cell>
          <table:table-cell table:style-name="Default" office:value-type="string">
            <text:p>deg(S(1;2))</text:p>
          </table:table-cell>
          <table:table-cell table:style-name="Default" office:value-type="string">
            <text:p>dB(S(2;2))</text:p>
          </table:table-cell>
          <table:table-cell table:style-name="Default" office:value-type="string">
            <text:p>deg(S(2;2))</text:p>
          </table:table-cell>
          <table:table-cell table:style-name="Default"/>
          <table:table-cell table:style-name="ce1" office:value-type="string">
            <text:p>beta</text:p>
          </table:table-cell>
          <table:table-cell table:style-name="ce1" office:value-type="string">
            <text:p><text:s/>-beta*LOG10()</text:p>
          </table:table-cell>
          <table:table-cell table:style-name="ce1" office:value-type="string">
            <text:p>deg</text:p>
          </table:table-cell>
          <table:table-cell table:style-name="ce1" office:value-type="string">
            <text:p>N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27.6157678976574">
            <text:p>-27.6157678977</text:p>
          </table:table-cell>
          <table:table-cell table:style-name="Default" office:value-type="float" office:value="163.202473345495">
            <text:p>163.2024733455</text:p>
          </table:table-cell>
          <table:table-cell table:style-name="Default" office:value-type="float" office:value="-0.169723804350278">
            <text:p>-0.1697238044</text:p>
          </table:table-cell>
          <table:table-cell table:style-name="Default" office:value-type="float" office:value="-47.3637541112244">
            <text:p>-47.3637541112</text:p>
          </table:table-cell>
          <table:table-cell table:style-name="Default" office:value-type="float" office:value="-0.182927427538138">
            <text:p>-0.1829274275</text:p>
          </table:table-cell>
          <table:table-cell table:style-name="Default" office:value-type="float" office:value="-47.2269314097395">
            <text:p>-47.2269314097</text:p>
          </table:table-cell>
          <table:table-cell table:style-name="Default" office:value-type="float" office:value="-27.3981961521127">
            <text:p>-27.3981961521</text:p>
          </table:table-cell>
          <table:table-cell table:style-name="Default" office:value-type="float" office:value="162.258469978444">
            <text:p>162.2584699784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52]*0.1" office:value-type="float" office:value="-13.4549440171848">
            <text:p>-13.4549440172</text:p>
          </table:table-cell>
          <table:table-cell table:style-name="ce1" table:formula="of:=[.M52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52]+360*[.O52]" office:value-type="float" office:value="-50.9115057694839">
            <text:p>-50.9115057695</text:p>
          </table:table-cell>
          <table:table-cell table:style-name="ce1" table:formula="of:=ABS(([.P52]-[.F52])/[.P52])" office:value-type="float" office:value="0.0696846735259211">
            <text:p>0.0696846735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26.7531138468195">
            <text:p>-26.7531138468</text:p>
          </table:table-cell>
          <table:table-cell table:style-name="Default" office:value-type="float" office:value="161.376729328662">
            <text:p>161.3767293287</text:p>
          </table:table-cell>
          <table:table-cell table:style-name="Default" office:value-type="float" office:value="-0.187464332161996">
            <text:p>-0.1874643322</text:p>
          </table:table-cell>
          <table:table-cell table:style-name="Default" office:value-type="float" office:value="-47.6020925844388">
            <text:p>-47.6020925844</text:p>
          </table:table-cell>
          <table:table-cell table:style-name="Default" office:value-type="float" office:value="-0.162830695077123">
            <text:p>-0.1628306951</text:p>
          </table:table-cell>
          <table:table-cell table:style-name="Default" office:value-type="float" office:value="-47.9336199389565">
            <text:p>-47.933619939</text:p>
          </table:table-cell>
          <table:table-cell table:style-name="Default" office:value-type="float" office:value="-28.8657025911579">
            <text:p>-28.8657025912</text:p>
          </table:table-cell>
          <table:table-cell table:style-name="Default" office:value-type="float" office:value="179.419568873628">
            <text:p>179.4195688736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53]*0.1" office:value-type="float" office:value="-13.4549440171848">
            <text:p>-13.4549440172</text:p>
          </table:table-cell>
          <table:table-cell table:style-name="ce1" table:formula="of:=[.M53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53]+360*[.O53]" office:value-type="float" office:value="-50.9115057694839">
            <text:p>-50.9115057695</text:p>
          </table:table-cell>
          <table:table-cell table:style-name="ce1" table:formula="of:=ABS(([.P53]-[.F53])/[.P53])" office:value-type="float" office:value="0.0650032470072567">
            <text:p>0.065003247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29.4453979340305">
            <text:p>-29.445397934</text:p>
          </table:table-cell>
          <table:table-cell table:style-name="Default" office:value-type="float" office:value="-174.947804435778">
            <text:p>-174.9478044358</text:p>
          </table:table-cell>
          <table:table-cell table:style-name="Default" office:value-type="float" office:value="-0.176119153523568">
            <text:p>-0.1761191535</text:p>
          </table:table-cell>
          <table:table-cell table:style-name="Default" office:value-type="float" office:value="-48.5927935818895">
            <text:p>-48.5927935819</text:p>
          </table:table-cell>
          <table:table-cell table:style-name="Default" office:value-type="float" office:value="-0.192985421388877">
            <text:p>-0.1929854214</text:p>
          </table:table-cell>
          <table:table-cell table:style-name="Default" office:value-type="float" office:value="-48.3321599840153">
            <text:p>-48.332159984</text:p>
          </table:table-cell>
          <table:table-cell table:style-name="Default" office:value-type="float" office:value="-27.1066852684186">
            <text:p>-27.1066852684</text:p>
          </table:table-cell>
          <table:table-cell table:style-name="Default" office:value-type="float" office:value="166.828932662845">
            <text:p>166.8289326628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54]*0.1" office:value-type="float" office:value="-13.4549440171848">
            <text:p>-13.4549440172</text:p>
          </table:table-cell>
          <table:table-cell table:style-name="ce1" table:formula="of:=[.M54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54]+360*[.O54]" office:value-type="float" office:value="-50.9115057694839">
            <text:p>-50.9115057695</text:p>
          </table:table-cell>
          <table:table-cell table:style-name="ce1" table:formula="of:=ABS(([.P54]-[.F54])/[.P54])" office:value-type="float" office:value="0.0455439718890471">
            <text:p>0.0455439719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1.3298430908121">
            <text:p>-31.3298430908</text:p>
          </table:table-cell>
          <table:table-cell table:style-name="Default" office:value-type="float" office:value="-177.660422099045">
            <text:p>-177.660422099</text:p>
          </table:table-cell>
          <table:table-cell table:style-name="Default" office:value-type="float" office:value="-0.174490376798551">
            <text:p>-0.1744903768</text:p>
          </table:table-cell>
          <table:table-cell table:style-name="Default" office:value-type="float" office:value="-48.6695918516494">
            <text:p>-48.6695918516</text:p>
          </table:table-cell>
          <table:table-cell table:style-name="Default" office:value-type="float" office:value="-0.192867988180233">
            <text:p>-0.1928679882</text:p>
          </table:table-cell>
          <table:table-cell table:style-name="Default" office:value-type="float" office:value="-48.4077622250496">
            <text:p>-48.407762225</text:p>
          </table:table-cell>
          <table:table-cell table:style-name="Default" office:value-type="float" office:value="-27.1721276681214">
            <text:p>-27.1721276681</text:p>
          </table:table-cell>
          <table:table-cell table:style-name="Default" office:value-type="float" office:value="157.993651618487">
            <text:p>157.9936516185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55]*0.1" office:value-type="float" office:value="-13.4549440171848">
            <text:p>-13.4549440172</text:p>
          </table:table-cell>
          <table:table-cell table:style-name="ce1" table:formula="of:=[.M55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55]+360*[.O55]" office:value-type="float" office:value="-50.9115057694839">
            <text:p>-50.9115057695</text:p>
          </table:table-cell>
          <table:table-cell table:style-name="ce1" table:formula="of:=ABS(([.P55]-[.F55])/[.P55])" office:value-type="float" office:value="0.0440355060010487">
            <text:p>0.044035506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1.5565624255043">
            <text:p>-31.5565624255</text:p>
          </table:table-cell>
          <table:table-cell table:style-name="Default" office:value-type="float" office:value="172.080567633368">
            <text:p>172.0805676334</text:p>
          </table:table-cell>
          <table:table-cell table:style-name="Default" office:value-type="float" office:value="-0.174335193204842">
            <text:p>-0.1743351932</text:p>
          </table:table-cell>
          <table:table-cell table:style-name="Default" office:value-type="float" office:value="-48.6991725370523">
            <text:p>-48.6991725371</text:p>
          </table:table-cell>
          <table:table-cell table:style-name="Default" office:value-type="float" office:value="-0.191421164671241">
            <text:p>-0.1914211647</text:p>
          </table:table-cell>
          <table:table-cell table:style-name="Default" office:value-type="float" office:value="-48.4377343633635">
            <text:p>-48.4377343634</text:p>
          </table:table-cell>
          <table:table-cell table:style-name="Default" office:value-type="float" office:value="-28.0413202212003">
            <text:p>-28.0413202212</text:p>
          </table:table-cell>
          <table:table-cell table:style-name="Default" office:value-type="float" office:value="154.648812070719">
            <text:p>154.6488120707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56]*0.1" office:value-type="float" office:value="-13.4549440171848">
            <text:p>-13.4549440172</text:p>
          </table:table-cell>
          <table:table-cell table:style-name="ce1" table:formula="of:=[.M56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56]+360*[.O56]" office:value-type="float" office:value="-50.9115057694839">
            <text:p>-50.9115057695</text:p>
          </table:table-cell>
          <table:table-cell table:style-name="ce1" table:formula="of:=ABS(([.P56]-[.F56])/[.P56])" office:value-type="float" office:value="0.0434544843841114">
            <text:p>0.0434544844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4.0428495147403">
            <text:p>-34.0428495147</text:p>
          </table:table-cell>
          <table:table-cell table:style-name="Default" office:value-type="float" office:value="-163.672257481997">
            <text:p>-163.672257482</text:p>
          </table:table-cell>
          <table:table-cell table:style-name="Default" office:value-type="float" office:value="-0.132005197997777">
            <text:p>-0.132005198</text:p>
          </table:table-cell>
          <table:table-cell table:style-name="Default" office:value-type="float" office:value="-49.2343813975577">
            <text:p>-49.2343813976</text:p>
          </table:table-cell>
          <table:table-cell table:style-name="Default" office:value-type="float" office:value="-0.192949673028362">
            <text:p>-0.192949673</text:p>
          </table:table-cell>
          <table:table-cell table:style-name="Default" office:value-type="float" office:value="-48.5669686960355">
            <text:p>-48.566968696</text:p>
          </table:table-cell>
          <table:table-cell table:style-name="Default" office:value-type="float" office:value="-27.5415040854174">
            <text:p>-27.5415040854</text:p>
          </table:table-cell>
          <table:table-cell table:style-name="Default" office:value-type="float" office:value="153.593926715044">
            <text:p>153.593926715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57]*0.1" office:value-type="float" office:value="-13.4549440171848">
            <text:p>-13.4549440172</text:p>
          </table:table-cell>
          <table:table-cell table:style-name="ce1" table:formula="of:=[.M57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57]+360*[.O57]" office:value-type="float" office:value="-50.9115057694839">
            <text:p>-50.9115057695</text:p>
          </table:table-cell>
          <table:table-cell table:style-name="ce1" table:formula="of:=ABS(([.P57]-[.F57])/[.P57])" office:value-type="float" office:value="0.0329419518550461">
            <text:p>0.0329419519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2.6527620582671">
            <text:p>-32.6527620583</text:p>
          </table:table-cell>
          <table:table-cell table:style-name="Default" office:value-type="float" office:value="-173.998150272863">
            <text:p>-173.9981502729</text:p>
          </table:table-cell>
          <table:table-cell table:style-name="Default" office:value-type="float" office:value="-0.147602226590284">
            <text:p>-0.1476022266</text:p>
          </table:table-cell>
          <table:table-cell table:style-name="Default" office:value-type="float" office:value="-49.4396221409553">
            <text:p>-49.439622141</text:p>
          </table:table-cell>
          <table:table-cell table:style-name="Default" office:value-type="float" office:value="-0.175477605099506">
            <text:p>-0.1754776051</text:p>
          </table:table-cell>
          <table:table-cell table:style-name="Default" office:value-type="float" office:value="-49.207655196418">
            <text:p>-49.2076551964</text:p>
          </table:table-cell>
          <table:table-cell table:style-name="Default" office:value-type="float" office:value="-29.3861473334371">
            <text:p>-29.3861473334</text:p>
          </table:table-cell>
          <table:table-cell table:style-name="Default" office:value-type="float" office:value="167.069955744032">
            <text:p>167.069955744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58]*0.1" office:value-type="float" office:value="-13.4549440171848">
            <text:p>-13.4549440172</text:p>
          </table:table-cell>
          <table:table-cell table:style-name="ce1" table:formula="of:=[.M58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58]+360*[.O58]" office:value-type="float" office:value="-50.9115057694839">
            <text:p>-50.9115057695</text:p>
          </table:table-cell>
          <table:table-cell table:style-name="ce1" table:formula="of:=ABS(([.P58]-[.F58])/[.P58])" office:value-type="float" office:value="0.0289106284774409">
            <text:p>0.0289106285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21.0009767991604">
            <text:p>-21.0009767992</text:p>
          </table:table-cell>
          <table:table-cell table:style-name="Default" office:value-type="float" office:value="64.890754337642">
            <text:p>64.8907543376</text:p>
          </table:table-cell>
          <table:table-cell table:style-name="Default" office:value-type="float" office:value="-0.3892528816305">
            <text:p>-0.3892528816</text:p>
          </table:table-cell>
          <table:table-cell table:style-name="Default" office:value-type="float" office:value="-45.9263376699772">
            <text:p>-45.92633767</text:p>
          </table:table-cell>
          <table:table-cell table:style-name="Default" office:value-type="float" office:value="-0.172645095788142">
            <text:p>-0.1726450958</text:p>
          </table:table-cell>
          <table:table-cell table:style-name="Default" office:value-type="float" office:value="-49.5307149421307">
            <text:p>-49.5307149421</text:p>
          </table:table-cell>
          <table:table-cell table:style-name="Default" office:value-type="float" office:value="-33.0133197218319">
            <text:p>-33.0133197218</text:p>
          </table:table-cell>
          <table:table-cell table:style-name="Default" office:value-type="float" office:value="151.885270426182">
            <text:p>151.8852704262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59]*0.1" office:value-type="float" office:value="-13.4549440171848">
            <text:p>-13.4549440172</text:p>
          </table:table-cell>
          <table:table-cell table:style-name="ce1" table:formula="of:=[.M59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59]+360*[.O59]" office:value-type="float" office:value="-50.9115057694839">
            <text:p>-50.9115057695</text:p>
          </table:table-cell>
          <table:table-cell table:style-name="ce1" table:formula="of:=ABS(([.P59]-[.F59])/[.P59])" office:value-type="float" office:value="0.0979183000808988">
            <text:p>0.0979183001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8.1419495241134">
            <text:p>-38.1419495241</text:p>
          </table:table-cell>
          <table:table-cell table:style-name="Default" office:value-type="float" office:value="145.36940611628">
            <text:p>145.3694061163</text:p>
          </table:table-cell>
          <table:table-cell table:style-name="Default" office:value-type="float" office:value="-0.0804240695509664">
            <text:p>-0.0804240696</text:p>
          </table:table-cell>
          <table:table-cell table:style-name="Default" office:value-type="float" office:value="-49.9751718037907">
            <text:p>-49.9751718038</text:p>
          </table:table-cell>
          <table:table-cell table:style-name="Default" office:value-type="float" office:value="-0.179100295036526">
            <text:p>-0.179100295</text:p>
          </table:table-cell>
          <table:table-cell table:style-name="Default" office:value-type="float" office:value="-49.4922681305907">
            <text:p>-49.4922681306</text:p>
          </table:table-cell>
          <table:table-cell table:style-name="Default" office:value-type="float" office:value="-32.9781593028075">
            <text:p>-32.9781593028</text:p>
          </table:table-cell>
          <table:table-cell table:style-name="Default" office:value-type="float" office:value="150.036795257088">
            <text:p>150.0367952571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60]*0.1" office:value-type="float" office:value="-13.4549440171848">
            <text:p>-13.4549440172</text:p>
          </table:table-cell>
          <table:table-cell table:style-name="ce1" table:formula="of:=[.M60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60]+360*[.O60]" office:value-type="float" office:value="-50.9115057694839">
            <text:p>-50.9115057695</text:p>
          </table:table-cell>
          <table:table-cell table:style-name="ce1" table:formula="of:=ABS(([.P60]-[.F60])/[.P60])" office:value-type="float" office:value="0.0183914019344223">
            <text:p>0.0183914019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8.4953276903333">
            <text:p>-38.4953276903</text:p>
          </table:table-cell>
          <table:table-cell table:style-name="Default" office:value-type="float" office:value="145.946790147393">
            <text:p>145.9467901474</text:p>
          </table:table-cell>
          <table:table-cell table:style-name="Default" office:value-type="float" office:value="-0.0805056677749974">
            <text:p>-0.0805056678</text:p>
          </table:table-cell>
          <table:table-cell table:style-name="Default" office:value-type="float" office:value="-50.0311945812201">
            <text:p>-50.0311945812</text:p>
          </table:table-cell>
          <table:table-cell table:style-name="Default" office:value-type="float" office:value="-0.17936246814225">
            <text:p>-0.1793624681</text:p>
          </table:table-cell>
          <table:table-cell table:style-name="Default" office:value-type="float" office:value="-49.5495462614364">
            <text:p>-49.5495462614</text:p>
          </table:table-cell>
          <table:table-cell table:style-name="Default" office:value-type="float" office:value="-32.7955270404077">
            <text:p>-32.7955270404</text:p>
          </table:table-cell>
          <table:table-cell table:style-name="Default" office:value-type="float" office:value="149.704852849617">
            <text:p>149.7048528496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61]*0.1" office:value-type="float" office:value="-13.4549440171848">
            <text:p>-13.4549440172</text:p>
          </table:table-cell>
          <table:table-cell table:style-name="ce1" table:formula="of:=[.M61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61]+360*[.O61]" office:value-type="float" office:value="-50.9115057694839">
            <text:p>-50.9115057695</text:p>
          </table:table-cell>
          <table:table-cell table:style-name="ce1" table:formula="of:=ABS(([.P61]-[.F61])/[.P61])" office:value-type="float" office:value="0.017291006717611">
            <text:p>0.0172910067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8.4651948167652">
            <text:p>-38.4651948168</text:p>
          </table:table-cell>
          <table:table-cell table:style-name="Default" office:value-type="float" office:value="146.539041932282">
            <text:p>146.5390419323</text:p>
          </table:table-cell>
          <table:table-cell table:style-name="Default" office:value-type="float" office:value="-0.0805099852661728">
            <text:p>-0.0805099853</text:p>
          </table:table-cell>
          <table:table-cell table:style-name="Default" office:value-type="float" office:value="-50.0740739878642">
            <text:p>-50.0740739879</text:p>
          </table:table-cell>
          <table:table-cell table:style-name="Default" office:value-type="float" office:value="-0.179369839178867">
            <text:p>-0.1793698392</text:p>
          </table:table-cell>
          <table:table-cell table:style-name="Default" office:value-type="float" office:value="-49.5925180746304">
            <text:p>-49.5925180746</text:p>
          </table:table-cell>
          <table:table-cell table:style-name="Default" office:value-type="float" office:value="-32.7815943456409">
            <text:p>-32.7815943456</text:p>
          </table:table-cell>
          <table:table-cell table:style-name="Default" office:value-type="float" office:value="150.018707051196">
            <text:p>150.0187070512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62]*0.1" office:value-type="float" office:value="-13.4549440171848">
            <text:p>-13.4549440172</text:p>
          </table:table-cell>
          <table:table-cell table:style-name="ce1" table:formula="of:=[.M62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62]+360*[.O62]" office:value-type="float" office:value="-50.9115057694839">
            <text:p>-50.9115057695</text:p>
          </table:table-cell>
          <table:table-cell table:style-name="ce1" table:formula="of:=ABS(([.P62]-[.F62])/[.P62])" office:value-type="float" office:value="0.0164487726097013">
            <text:p>0.0164487726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7.5983692226081">
            <text:p>-37.5983692226</text:p>
          </table:table-cell>
          <table:table-cell table:style-name="Default" office:value-type="float" office:value="146.379639116626">
            <text:p>146.3796391166</text:p>
          </table:table-cell>
          <table:table-cell table:style-name="Default" office:value-type="float" office:value="-0.0806569467027274">
            <text:p>-0.0806569467</text:p>
          </table:table-cell>
          <table:table-cell table:style-name="Default" office:value-type="float" office:value="-50.0771293085575">
            <text:p>-50.0771293086</text:p>
          </table:table-cell>
          <table:table-cell table:style-name="Default" office:value-type="float" office:value="-0.179182615124941">
            <text:p>-0.1791826151</text:p>
          </table:table-cell>
          <table:table-cell table:style-name="Default" office:value-type="float" office:value="-49.5962326377373">
            <text:p>-49.5962326377</text:p>
          </table:table-cell>
          <table:table-cell table:style-name="Default" office:value-type="float" office:value="-33.1817645341621">
            <text:p>-33.1817645342</text:p>
          </table:table-cell>
          <table:table-cell table:style-name="Default" office:value-type="float" office:value="151.82257340918">
            <text:p>151.8225734092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63]*0.1" office:value-type="float" office:value="-13.4549440171848">
            <text:p>-13.4549440172</text:p>
          </table:table-cell>
          <table:table-cell table:style-name="ce1" table:formula="of:=[.M63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63]+360*[.O63]" office:value-type="float" office:value="-50.9115057694839">
            <text:p>-50.9115057695</text:p>
          </table:table-cell>
          <table:table-cell table:style-name="ce1" table:formula="of:=ABS(([.P63]-[.F63])/[.P63])" office:value-type="float" office:value="0.0163887602284699">
            <text:p>0.0163887602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8.9517528890975">
            <text:p>-38.9517528891</text:p>
          </table:table-cell>
          <table:table-cell table:style-name="Default" office:value-type="float" office:value="133.713672792684">
            <text:p>133.7136727927</text:p>
          </table:table-cell>
          <table:table-cell table:style-name="Default" office:value-type="float" office:value="-0.0804672667747548">
            <text:p>-0.0804672668</text:p>
          </table:table-cell>
          <table:table-cell table:style-name="Default" office:value-type="float" office:value="-50.2352001931932">
            <text:p>-50.2352001932</text:p>
          </table:table-cell>
          <table:table-cell table:style-name="Default" office:value-type="float" office:value="-0.179276128781961">
            <text:p>-0.1792761288</text:p>
          </table:table-cell>
          <table:table-cell table:style-name="Default" office:value-type="float" office:value="-49.7517021833845">
            <text:p>-49.7517021834</text:p>
          </table:table-cell>
          <table:table-cell table:style-name="Default" office:value-type="float" office:value="-32.9856554428262">
            <text:p>-32.9856554428</text:p>
          </table:table-cell>
          <table:table-cell table:style-name="Default" office:value-type="float" office:value="143.420000197269">
            <text:p>143.4200001973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64]*0.1" office:value-type="float" office:value="-13.4549440171848">
            <text:p>-13.4549440172</text:p>
          </table:table-cell>
          <table:table-cell table:style-name="ce1" table:formula="of:=[.M64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64]+360*[.O64]" office:value-type="float" office:value="-50.9115057694839">
            <text:p>-50.9115057695</text:p>
          </table:table-cell>
          <table:table-cell table:style-name="ce1" table:formula="of:=ABS(([.P64]-[.F64])/[.P64])" office:value-type="float" office:value="0.0132839436993457">
            <text:p>0.0132839437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8.4355982889969">
            <text:p>-38.435598289</text:p>
          </table:table-cell>
          <table:table-cell table:style-name="Default" office:value-type="float" office:value="128.277836070858">
            <text:p>128.2778360709</text:p>
          </table:table-cell>
          <table:table-cell table:style-name="Default" office:value-type="float" office:value="-0.0781002172095262">
            <text:p>-0.0781002172</text:p>
          </table:table-cell>
          <table:table-cell table:style-name="Default" office:value-type="float" office:value="-50.1095814392963">
            <text:p>-50.1095814393</text:p>
          </table:table-cell>
          <table:table-cell table:style-name="Default" office:value-type="float" office:value="-0.0815794662748238">
            <text:p>-0.0815794663</text:p>
          </table:table-cell>
          <table:table-cell table:style-name="Default" office:value-type="float" office:value="-50.2961046035174">
            <text:p>-50.2961046035</text:p>
          </table:table-cell>
          <table:table-cell table:style-name="Default" office:value-type="float" office:value="-44.1521789133801">
            <text:p>-44.1521789134</text:p>
          </table:table-cell>
          <table:table-cell table:style-name="Default" office:value-type="float" office:value="134.566936318697">
            <text:p>134.5669363187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65]*0.1" office:value-type="float" office:value="-13.4549440171848">
            <text:p>-13.4549440172</text:p>
          </table:table-cell>
          <table:table-cell table:style-name="ce1" table:formula="of:=[.M65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65]+360*[.O65]" office:value-type="float" office:value="-50.9115057694839">
            <text:p>-50.9115057695</text:p>
          </table:table-cell>
          <table:table-cell table:style-name="ce1" table:formula="of:=ABS(([.P65]-[.F65])/[.P65])" office:value-type="float" office:value="0.0157513378963603">
            <text:p>0.0157513379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9.5474481729777">
            <text:p>-39.547448173</text:p>
          </table:table-cell>
          <table:table-cell table:style-name="Default" office:value-type="float" office:value="123.777938569083">
            <text:p>123.7779385691</text:p>
          </table:table-cell>
          <table:table-cell table:style-name="Default" office:value-type="float" office:value="-0.0779596556237817">
            <text:p>-0.0779596556</text:p>
          </table:table-cell>
          <table:table-cell table:style-name="Default" office:value-type="float" office:value="-50.1041672944699">
            <text:p>-50.1041672945</text:p>
          </table:table-cell>
          <table:table-cell table:style-name="Default" office:value-type="float" office:value="-0.26671633855705">
            <text:p>-0.2667163386</text:p>
          </table:table-cell>
          <table:table-cell table:style-name="Default" office:value-type="float" office:value="-46.0284255478192">
            <text:p>-46.0284255478</text:p>
          </table:table-cell>
          <table:table-cell table:style-name="Default" office:value-type="float" office:value="-20.9427771118292">
            <text:p>-20.9427771118</text:p>
          </table:table-cell>
          <table:table-cell table:style-name="Default" office:value-type="float" office:value="68.257189218511">
            <text:p>68.2571892185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66]*0.1" office:value-type="float" office:value="-13.4549440171848">
            <text:p>-13.4549440172</text:p>
          </table:table-cell>
          <table:table-cell table:style-name="ce1" table:formula="of:=[.M66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66]+360*[.O66]" office:value-type="float" office:value="-50.9115057694839">
            <text:p>-50.9115057695</text:p>
          </table:table-cell>
          <table:table-cell table:style-name="ce1" table:formula="of:=ABS(([.P66]-[.F66])/[.P66])" office:value-type="float" office:value="0.0158576821253232">
            <text:p>0.0158576821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9.3570741653208">
            <text:p>-39.3570741653</text:p>
          </table:table-cell>
          <table:table-cell table:style-name="Default" office:value-type="float" office:value="123.609440130914">
            <text:p>123.6094401309</text:p>
          </table:table-cell>
          <table:table-cell table:style-name="Default" office:value-type="float" office:value="-0.0780211851564748">
            <text:p>-0.0780211852</text:p>
          </table:table-cell>
          <table:table-cell table:style-name="Default" office:value-type="float" office:value="-50.1126027693193">
            <text:p>-50.1126027693</text:p>
          </table:table-cell>
          <table:table-cell table:style-name="Default" office:value-type="float" office:value="-0.0816467055208333">
            <text:p>-0.0816467055</text:p>
          </table:table-cell>
          <table:table-cell table:style-name="Default" office:value-type="float" office:value="-50.2988507328604">
            <text:p>-50.2988507329</text:p>
          </table:table-cell>
          <table:table-cell table:style-name="Default" office:value-type="float" office:value="-42.5502770267396">
            <text:p>-42.5502770267</text:p>
          </table:table-cell>
          <table:table-cell table:style-name="Default" office:value-type="float" office:value="127.361022226645">
            <text:p>127.3610222266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67]*0.1" office:value-type="float" office:value="-13.4549440171848">
            <text:p>-13.4549440172</text:p>
          </table:table-cell>
          <table:table-cell table:style-name="ce1" table:formula="of:=[.M67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67]+360*[.O67]" office:value-type="float" office:value="-50.9115057694839">
            <text:p>-50.9115057695</text:p>
          </table:table-cell>
          <table:table-cell table:style-name="ce1" table:formula="of:=ABS(([.P67]-[.F67])/[.P67])" office:value-type="float" office:value="0.0156919931573403">
            <text:p>0.0156919932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39.5530748781212">
            <text:p>-39.5530748781</text:p>
          </table:table-cell>
          <table:table-cell table:style-name="Default" office:value-type="float" office:value="126.062091512125">
            <text:p>126.0620915121</text:p>
          </table:table-cell>
          <table:table-cell table:style-name="Default" office:value-type="float" office:value="-0.0780128113711673">
            <text:p>-0.0780128114</text:p>
          </table:table-cell>
          <table:table-cell table:style-name="Default" office:value-type="float" office:value="-50.1476757876311">
            <text:p>-50.1476757876</text:p>
          </table:table-cell>
          <table:table-cell table:style-name="Default" office:value-type="float" office:value="-0.0816590455352273">
            <text:p>-0.0816590455</text:p>
          </table:table-cell>
          <table:table-cell table:style-name="Default" office:value-type="float" office:value="-50.3338435596925">
            <text:p>-50.3338435597</text:p>
          </table:table-cell>
          <table:table-cell table:style-name="Default" office:value-type="float" office:value="-42.3360392593656">
            <text:p>-42.3360392594</text:p>
          </table:table-cell>
          <table:table-cell table:style-name="Default" office:value-type="float" office:value="130.993441470043">
            <text:p>130.99344147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68]*0.1" office:value-type="float" office:value="-13.4549440171848">
            <text:p>-13.4549440172</text:p>
          </table:table-cell>
          <table:table-cell table:style-name="ce1" table:formula="of:=[.M68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68]+360*[.O68]" office:value-type="float" office:value="-50.9115057694839">
            <text:p>-50.9115057695</text:p>
          </table:table-cell>
          <table:table-cell table:style-name="ce1" table:formula="of:=ABS(([.P68]-[.F68])/[.P68])" office:value-type="float" office:value="0.0150030915469539">
            <text:p>0.0150030915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0.0132343973285">
            <text:p>-40.0132343973</text:p>
          </table:table-cell>
          <table:table-cell table:style-name="Default" office:value-type="float" office:value="126.22541817807">
            <text:p>126.2254181781</text:p>
          </table:table-cell>
          <table:table-cell table:style-name="Default" office:value-type="float" office:value="-0.0779653552121441">
            <text:p>-0.0779653552</text:p>
          </table:table-cell>
          <table:table-cell table:style-name="Default" office:value-type="float" office:value="-50.18407271495">
            <text:p>-50.184072715</text:p>
          </table:table-cell>
          <table:table-cell table:style-name="Default" office:value-type="float" office:value="-0.266483278020192">
            <text:p>-0.266483278</text:p>
          </table:table-cell>
          <table:table-cell table:style-name="Default" office:value-type="float" office:value="-46.1111773106363">
            <text:p>-46.1111773106</text:p>
          </table:table-cell>
          <table:table-cell table:style-name="Default" office:value-type="float" office:value="-20.9700357524972">
            <text:p>-20.9700357525</text:p>
          </table:table-cell>
          <table:table-cell table:style-name="Default" office:value-type="float" office:value="68.6585847796773">
            <text:p>68.6585847797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69]*0.1" office:value-type="float" office:value="-13.4549440171848">
            <text:p>-13.4549440172</text:p>
          </table:table-cell>
          <table:table-cell table:style-name="ce1" table:formula="of:=[.M69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69]+360*[.O69]" office:value-type="float" office:value="-50.9115057694839">
            <text:p>-50.9115057695</text:p>
          </table:table-cell>
          <table:table-cell table:style-name="ce1" table:formula="of:=ABS(([.P69]-[.F69])/[.P69])" office:value-type="float" office:value="0.01428818581457">
            <text:p>0.0142881858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1.8618511651599">
            <text:p>-41.8618511652</text:p>
          </table:table-cell>
          <table:table-cell table:style-name="Default" office:value-type="float" office:value="145.551882118876">
            <text:p>145.5518821189</text:p>
          </table:table-cell>
          <table:table-cell table:style-name="Default" office:value-type="float" office:value="-0.0756412683507314">
            <text:p>-0.0756412684</text:p>
          </table:table-cell>
          <table:table-cell table:style-name="Default" office:value-type="float" office:value="-50.446925817615">
            <text:p>-50.4469258176</text:p>
          </table:table-cell>
          <table:table-cell table:style-name="Default" office:value-type="float" office:value="-0.0713051254300118">
            <text:p>-0.0713051254</text:p>
          </table:table-cell>
          <table:table-cell table:style-name="Default" office:value-type="float" office:value="-50.4799633862166">
            <text:p>-50.4799633862</text:p>
          </table:table-cell>
          <table:table-cell table:style-name="Default" office:value-type="float" office:value="-41.9626567169385">
            <text:p>-41.9626567169</text:p>
          </table:table-cell>
          <table:table-cell table:style-name="Default" office:value-type="float" office:value="140.465849116911">
            <text:p>140.4658491169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70]*0.1" office:value-type="float" office:value="-13.4549440171848">
            <text:p>-13.4549440172</text:p>
          </table:table-cell>
          <table:table-cell table:style-name="ce1" table:formula="of:=[.M70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70]+360*[.O70]" office:value-type="float" office:value="-50.9115057694839">
            <text:p>-50.9115057695</text:p>
          </table:table-cell>
          <table:table-cell table:style-name="ce1" table:formula="of:=ABS(([.P70]-[.F70])/[.P70])" office:value-type="float" office:value="0.00912524477222202">
            <text:p>0.0091252448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1.5714814888315">
            <text:p>-41.5714814888</text:p>
          </table:table-cell>
          <table:table-cell table:style-name="Default" office:value-type="float" office:value="144.208035782013">
            <text:p>144.208035782</text:p>
          </table:table-cell>
          <table:table-cell table:style-name="Default" office:value-type="float" office:value="-0.0756608316313331">
            <text:p>-0.0756608316</text:p>
          </table:table-cell>
          <table:table-cell table:style-name="Default" office:value-type="float" office:value="-50.4462629350407">
            <text:p>-50.446262935</text:p>
          </table:table-cell>
          <table:table-cell table:style-name="Default" office:value-type="float" office:value="-0.24656430660296">
            <text:p>-0.2465643066</text:p>
          </table:table-cell>
          <table:table-cell table:style-name="Default" office:value-type="float" office:value="-46.591008689885">
            <text:p>-46.5910086899</text:p>
          </table:table-cell>
          <table:table-cell table:style-name="Default" office:value-type="float" office:value="-21.7104472647284">
            <text:p>-21.7104472647</text:p>
          </table:table-cell>
          <table:table-cell table:style-name="Default" office:value-type="float" office:value="66.5102421887019">
            <text:p>66.5102421887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71]*0.1" office:value-type="float" office:value="-13.4549440171848">
            <text:p>-13.4549440172</text:p>
          </table:table-cell>
          <table:table-cell table:style-name="ce1" table:formula="of:=[.M71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71]+360*[.O71]" office:value-type="float" office:value="-50.9115057694839">
            <text:p>-50.9115057695</text:p>
          </table:table-cell>
          <table:table-cell table:style-name="ce1" table:formula="of:=ABS(([.P71]-[.F71])/[.P71])" office:value-type="float" office:value="0.00913826506231725">
            <text:p>0.0091382651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1.5374801930201">
            <text:p>-41.537480193</text:p>
          </table:table-cell>
          <table:table-cell table:style-name="Default" office:value-type="float" office:value="149.327751002356">
            <text:p>149.3277510024</text:p>
          </table:table-cell>
          <table:table-cell table:style-name="Default" office:value-type="float" office:value="-0.0756632685491385">
            <text:p>-0.0756632685</text:p>
          </table:table-cell>
          <table:table-cell table:style-name="Default" office:value-type="float" office:value="-50.5029252566004">
            <text:p>-50.5029252566</text:p>
          </table:table-cell>
          <table:table-cell table:style-name="Default" office:value-type="float" office:value="-0.0713058338865363">
            <text:p>-0.0713058339</text:p>
          </table:table-cell>
          <table:table-cell table:style-name="Default" office:value-type="float" office:value="-50.5359781223909">
            <text:p>-50.5359781224</text:p>
          </table:table-cell>
          <table:table-cell table:style-name="Default" office:value-type="float" office:value="-41.9521568008765">
            <text:p>-41.9521568009</text:p>
          </table:table-cell>
          <table:table-cell table:style-name="Default" office:value-type="float" office:value="144.933771469742">
            <text:p>144.9337714697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72]*0.1" office:value-type="float" office:value="-13.4549440171848">
            <text:p>-13.4549440172</text:p>
          </table:table-cell>
          <table:table-cell table:style-name="ce1" table:formula="of:=[.M72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72]+360*[.O72]" office:value-type="float" office:value="-50.9115057694839">
            <text:p>-50.9115057695</text:p>
          </table:table-cell>
          <table:table-cell table:style-name="ce1" table:formula="of:=ABS(([.P72]-[.F72])/[.P72])" office:value-type="float" office:value="0.00802530796738759">
            <text:p>0.008025308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1.0329704427719">
            <text:p>-41.0329704428</text:p>
          </table:table-cell>
          <table:table-cell table:style-name="Default" office:value-type="float" office:value="150.934186592784">
            <text:p>150.9341865928</text:p>
          </table:table-cell>
          <table:table-cell table:style-name="Default" office:value-type="float" office:value="-0.0757185918133661">
            <text:p>-0.0757185918</text:p>
          </table:table-cell>
          <table:table-cell table:style-name="Default" office:value-type="float" office:value="-50.5552676226259">
            <text:p>-50.5552676226</text:p>
          </table:table-cell>
          <table:table-cell table:style-name="Default" office:value-type="float" office:value="-0.0712709261266218">
            <text:p>-0.0712709261</text:p>
          </table:table-cell>
          <table:table-cell table:style-name="Default" office:value-type="float" office:value="-50.588071755793">
            <text:p>-50.5880717558</text:p>
          </table:table-cell>
          <table:table-cell table:style-name="Default" office:value-type="float" office:value="-42.2287332810641">
            <text:p>-42.2287332811</text:p>
          </table:table-cell>
          <table:table-cell table:style-name="Default" office:value-type="float" office:value="148.549433460344">
            <text:p>148.5494334603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73]*0.1" office:value-type="float" office:value="-13.4549440171848">
            <text:p>-13.4549440172</text:p>
          </table:table-cell>
          <table:table-cell table:style-name="ce1" table:formula="of:=[.M73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73]+360*[.O73]" office:value-type="float" office:value="-50.9115057694839">
            <text:p>-50.9115057695</text:p>
          </table:table-cell>
          <table:table-cell table:style-name="ce1" table:formula="of:=ABS(([.P73]-[.F73])/[.P73])" office:value-type="float" office:value="0.00699720311693407">
            <text:p>0.0069972031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2.0567119767488">
            <text:p>-42.0567119767</text:p>
          </table:table-cell>
          <table:table-cell table:style-name="Default" office:value-type="float" office:value="152.211553592432">
            <text:p>152.2115535924</text:p>
          </table:table-cell>
          <table:table-cell table:style-name="Default" office:value-type="float" office:value="-0.0727090249180059">
            <text:p>-0.0727090249</text:p>
          </table:table-cell>
          <table:table-cell table:style-name="Default" office:value-type="float" office:value="-50.59125209688">
            <text:p>-50.5912520969</text:p>
          </table:table-cell>
          <table:table-cell table:style-name="Default" office:value-type="float" office:value="-0.239735900961361">
            <text:p>-0.239735901</text:p>
          </table:table-cell>
          <table:table-cell table:style-name="Default" office:value-type="float" office:value="-46.7028806303304">
            <text:p>-46.7028806303</text:p>
          </table:table-cell>
          <table:table-cell table:style-name="Default" office:value-type="float" office:value="-21.8379055599608">
            <text:p>-21.83790556</text:p>
          </table:table-cell>
          <table:table-cell table:style-name="Default" office:value-type="float" office:value="66.6521931462267">
            <text:p>66.6521931462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74]*0.1" office:value-type="float" office:value="-13.4549440171848">
            <text:p>-13.4549440172</text:p>
          </table:table-cell>
          <table:table-cell table:style-name="ce1" table:formula="of:=[.M74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74]+360*[.O74]" office:value-type="float" office:value="-50.9115057694839">
            <text:p>-50.9115057695</text:p>
          </table:table-cell>
          <table:table-cell table:style-name="ce1" table:formula="of:=ABS(([.P74]-[.F74])/[.P74])" office:value-type="float" office:value="0.00629039875689354">
            <text:p>0.0062903988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2.2070401999415">
            <text:p>-42.2070401999</text:p>
          </table:table-cell>
          <table:table-cell table:style-name="Default" office:value-type="float" office:value="152.851981557879">
            <text:p>152.8519815579</text:p>
          </table:table-cell>
          <table:table-cell table:style-name="Default" office:value-type="float" office:value="-0.0726886936614105">
            <text:p>-0.0726886937</text:p>
          </table:table-cell>
          <table:table-cell table:style-name="Default" office:value-type="float" office:value="-50.6004171235924">
            <text:p>-50.6004171236</text:p>
          </table:table-cell>
          <table:table-cell table:style-name="Default" office:value-type="float" office:value="-0.0653309770616033">
            <text:p>-0.0653309771</text:p>
          </table:table-cell>
          <table:table-cell table:style-name="Default" office:value-type="float" office:value="-50.5998792591836">
            <text:p>-50.5998792592</text:p>
          </table:table-cell>
          <table:table-cell table:style-name="Default" office:value-type="float" office:value="-42.025943802108">
            <text:p>-42.0259438021</text:p>
          </table:table-cell>
          <table:table-cell table:style-name="Default" office:value-type="float" office:value="148.932520409512">
            <text:p>148.9325204095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75]*0.1" office:value-type="float" office:value="-13.4549440171848">
            <text:p>-13.4549440172</text:p>
          </table:table-cell>
          <table:table-cell table:style-name="ce1" table:formula="of:=[.M75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75]+360*[.O75]" office:value-type="float" office:value="-50.9115057694839">
            <text:p>-50.9115057695</text:p>
          </table:table-cell>
          <table:table-cell table:style-name="ce1" table:formula="of:=ABS(([.P75]-[.F75])/[.P75])" office:value-type="float" office:value="0.00611037998561815">
            <text:p>0.00611038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2.1767509971478">
            <text:p>-42.1767509971</text:p>
          </table:table-cell>
          <table:table-cell table:style-name="Default" office:value-type="float" office:value="153.285860986097">
            <text:p>153.2858609861</text:p>
          </table:table-cell>
          <table:table-cell table:style-name="Default" office:value-type="float" office:value="-0.0726862720257716">
            <text:p>-0.072686272</text:p>
          </table:table-cell>
          <table:table-cell table:style-name="Default" office:value-type="float" office:value="-50.6218370789519">
            <text:p>-50.621837079</text:p>
          </table:table-cell>
          <table:table-cell table:style-name="Default" office:value-type="float" office:value="-0.0653344939434019">
            <text:p>-0.0653344939</text:p>
          </table:table-cell>
          <table:table-cell table:style-name="Default" office:value-type="float" office:value="-50.6211373774438">
            <text:p>-50.6211373774</text:p>
          </table:table-cell>
          <table:table-cell table:style-name="Default" office:value-type="float" office:value="-42.0058732268625">
            <text:p>-42.0058732269</text:p>
          </table:table-cell>
          <table:table-cell table:style-name="Default" office:value-type="float" office:value="149.377234453712">
            <text:p>149.3772344537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76]*0.1" office:value-type="float" office:value="-13.4549440171848">
            <text:p>-13.4549440172</text:p>
          </table:table-cell>
          <table:table-cell table:style-name="ce1" table:formula="of:=[.M76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76]+360*[.O76]" office:value-type="float" office:value="-50.9115057694839">
            <text:p>-50.9115057695</text:p>
          </table:table-cell>
          <table:table-cell table:style-name="ce1" table:formula="of:=ABS(([.P76]-[.F76])/[.P76])" office:value-type="float" office:value="0.0056896508196712">
            <text:p>0.0056896508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2.1622311718878">
            <text:p>-42.1622311719</text:p>
          </table:table-cell>
          <table:table-cell table:style-name="Default" office:value-type="float" office:value="153.407901361355">
            <text:p>153.4079013614</text:p>
          </table:table-cell>
          <table:table-cell table:style-name="Default" office:value-type="float" office:value="-0.0691881664668482">
            <text:p>-0.0691881665</text:p>
          </table:table-cell>
          <table:table-cell table:style-name="Default" office:value-type="float" office:value="-50.6295577237796">
            <text:p>-50.6295577238</text:p>
          </table:table-cell>
          <table:table-cell table:style-name="Default" office:value-type="float" office:value="-0.2358866078066">
            <text:p>-0.2358866078</text:p>
          </table:table-cell>
          <table:table-cell table:style-name="Default" office:value-type="float" office:value="-47.0079608098382">
            <text:p>-47.0079608098</text:p>
          </table:table-cell>
          <table:table-cell table:style-name="Default" office:value-type="float" office:value="-22.2643781173714">
            <text:p>-22.2643781174</text:p>
          </table:table-cell>
          <table:table-cell table:style-name="Default" office:value-type="float" office:value="64.5580427231478">
            <text:p>64.5580427231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77]*0.1" office:value-type="float" office:value="-13.4549440171848">
            <text:p>-13.4549440172</text:p>
          </table:table-cell>
          <table:table-cell table:style-name="ce1" table:formula="of:=[.M77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77]+360*[.O77]" office:value-type="float" office:value="-50.9115057694839">
            <text:p>-50.9115057695</text:p>
          </table:table-cell>
          <table:table-cell table:style-name="ce1" table:formula="of:=ABS(([.P77]-[.F77])/[.P77])" office:value-type="float" office:value="0.00553800248967175">
            <text:p>0.0055380025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2.145155459041">
            <text:p>-42.145155459</text:p>
          </table:table-cell>
          <table:table-cell table:style-name="Default" office:value-type="float" office:value="153.459514824218">
            <text:p>153.4595148242</text:p>
          </table:table-cell>
          <table:table-cell table:style-name="Default" office:value-type="float" office:value="-0.0691891887676692">
            <text:p>-0.0691891888</text:p>
          </table:table-cell>
          <table:table-cell table:style-name="Default" office:value-type="float" office:value="-50.6315043634561">
            <text:p>-50.6315043635</text:p>
          </table:table-cell>
          <table:table-cell table:style-name="Default" office:value-type="float" office:value="-0.235876290430525">
            <text:p>-0.2358762904</text:p>
          </table:table-cell>
          <table:table-cell table:style-name="Default" office:value-type="float" office:value="-47.0098751472266">
            <text:p>-47.0098751472</text:p>
          </table:table-cell>
          <table:table-cell table:style-name="Default" office:value-type="float" office:value="-22.266110828394">
            <text:p>-22.2661108284</text:p>
          </table:table-cell>
          <table:table-cell table:style-name="Default" office:value-type="float" office:value="64.5529781961323">
            <text:p>64.5529781961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78]*0.1" office:value-type="float" office:value="-13.4549440171848">
            <text:p>-13.4549440172</text:p>
          </table:table-cell>
          <table:table-cell table:style-name="ce1" table:formula="of:=[.M78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78]+360*[.O78]" office:value-type="float" office:value="-50.9115057694839">
            <text:p>-50.9115057695</text:p>
          </table:table-cell>
          <table:table-cell table:style-name="ce1" table:formula="of:=ABS(([.P78]-[.F78])/[.P78])" office:value-type="float" office:value="0.00549976673830117">
            <text:p>0.0054997667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2.0087643962556">
            <text:p>-42.0087643963</text:p>
          </table:table-cell>
          <table:table-cell table:style-name="Default" office:value-type="float" office:value="156.439300147056">
            <text:p>156.4393001471</text:p>
          </table:table-cell>
          <table:table-cell table:style-name="Default" office:value-type="float" office:value="-0.0692260096374032">
            <text:p>-0.0692260096</text:p>
          </table:table-cell>
          <table:table-cell table:style-name="Default" office:value-type="float" office:value="-50.6450440055735">
            <text:p>-50.6450440056</text:p>
          </table:table-cell>
          <table:table-cell table:style-name="Default" office:value-type="float" office:value="-0.23561855325047">
            <text:p>-0.2356185533</text:p>
          </table:table-cell>
          <table:table-cell table:style-name="Default" office:value-type="float" office:value="-47.0241736080254">
            <text:p>-47.024173608</text:p>
          </table:table-cell>
          <table:table-cell table:style-name="Default" office:value-type="float" office:value="-22.3093289969847">
            <text:p>-22.309328997</text:p>
          </table:table-cell>
          <table:table-cell table:style-name="Default" office:value-type="float" office:value="64.6924287960026">
            <text:p>64.692428796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79]*0.1" office:value-type="float" office:value="-13.4549440171848">
            <text:p>-13.4549440172</text:p>
          </table:table-cell>
          <table:table-cell table:style-name="ce1" table:formula="of:=[.M79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79]+360*[.O79]" office:value-type="float" office:value="-50.9115057694839">
            <text:p>-50.9115057695</text:p>
          </table:table-cell>
          <table:table-cell table:style-name="ce1" table:formula="of:=ABS(([.P79]-[.F79])/[.P79])" office:value-type="float" office:value="0.00523382209744326">
            <text:p>0.0052338221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2.0643724934622">
            <text:p>-42.0643724935</text:p>
          </table:table-cell>
          <table:table-cell table:style-name="Default" office:value-type="float" office:value="156.315865977074">
            <text:p>156.3158659771</text:p>
          </table:table-cell>
          <table:table-cell table:style-name="Default" office:value-type="float" office:value="-0.069223133930457">
            <text:p>-0.0692231339</text:p>
          </table:table-cell>
          <table:table-cell table:style-name="Default" office:value-type="float" office:value="-50.6454875715687">
            <text:p>-50.6454875716</text:p>
          </table:table-cell>
          <table:table-cell table:style-name="Default" office:value-type="float" office:value="-0.235650316210023">
            <text:p>-0.2356503162</text:p>
          </table:table-cell>
          <table:table-cell table:style-name="Default" office:value-type="float" office:value="-47.0247353131278">
            <text:p>-47.0247353131</text:p>
          </table:table-cell>
          <table:table-cell table:style-name="Default" office:value-type="float" office:value="-22.303973974633">
            <text:p>-22.3039739746</text:p>
          </table:table-cell>
          <table:table-cell table:style-name="Default" office:value-type="float" office:value="64.7101244384491">
            <text:p>64.7101244384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80]*0.1" office:value-type="float" office:value="-13.4549440171848">
            <text:p>-13.4549440172</text:p>
          </table:table-cell>
          <table:table-cell table:style-name="ce1" table:formula="of:=[.M80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80]+360*[.O80]" office:value-type="float" office:value="-50.9115057694839">
            <text:p>-50.9115057695</text:p>
          </table:table-cell>
          <table:table-cell table:style-name="ce1" table:formula="of:=ABS(([.P80]-[.F80])/[.P80])" office:value-type="float" office:value="0.00522510960724102">
            <text:p>0.0052251096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2.1035105765411">
            <text:p>-42.1035105765</text:p>
          </table:table-cell>
          <table:table-cell table:style-name="Default" office:value-type="float" office:value="154.104347833997">
            <text:p>154.104347834</text:p>
          </table:table-cell>
          <table:table-cell table:style-name="Default" office:value-type="float" office:value="-0.0692205724896089">
            <text:p>-0.0692205725</text:p>
          </table:table-cell>
          <table:table-cell table:style-name="Default" office:value-type="float" office:value="-50.6446281913554">
            <text:p>-50.6446281914</text:p>
          </table:table-cell>
          <table:table-cell table:style-name="Default" office:value-type="float" office:value="-0.23581503168635">
            <text:p>-0.2358150317</text:p>
          </table:table-cell>
          <table:table-cell table:style-name="Default" office:value-type="float" office:value="-47.0232504947029">
            <text:p>-47.0232504947</text:p>
          </table:table-cell>
          <table:table-cell table:style-name="Default" office:value-type="float" office:value="-22.2765198342001">
            <text:p>-22.2765198342</text:p>
          </table:table-cell>
          <table:table-cell table:style-name="Default" office:value-type="float" office:value="64.5741009103952">
            <text:p>64.5741009104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81]*0.1" office:value-type="float" office:value="-13.4549440171848">
            <text:p>-13.4549440172</text:p>
          </table:table-cell>
          <table:table-cell table:style-name="ce1" table:formula="of:=[.M81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81]+360*[.O81]" office:value-type="float" office:value="-50.9115057694839">
            <text:p>-50.9115057695</text:p>
          </table:table-cell>
          <table:table-cell table:style-name="ce1" table:formula="of:=ABS(([.P81]-[.F81])/[.P81])" office:value-type="float" office:value="0.00524198948930914">
            <text:p>0.0052419895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2.1661828531675">
            <text:p>-42.1661828532</text:p>
          </table:table-cell>
          <table:table-cell table:style-name="Default" office:value-type="float" office:value="153.964517762193">
            <text:p>153.9645177622</text:p>
          </table:table-cell>
          <table:table-cell table:style-name="Default" office:value-type="float" office:value="-0.0687334716507501">
            <text:p>-0.0687334717</text:p>
          </table:table-cell>
          <table:table-cell table:style-name="Default" office:value-type="float" office:value="-50.6583811598073">
            <text:p>-50.6583811598</text:p>
          </table:table-cell>
          <table:table-cell table:style-name="Default" office:value-type="float" office:value="-0.21395472839184">
            <text:p>-0.2139547284</text:p>
          </table:table-cell>
          <table:table-cell table:style-name="Default" office:value-type="float" office:value="-47.4288297615495">
            <text:p>-47.4288297615</text:p>
          </table:table-cell>
          <table:table-cell table:style-name="Default" office:value-type="float" office:value="-22.8752620232297">
            <text:p>-22.8752620232</text:p>
          </table:table-cell>
          <table:table-cell table:style-name="Default" office:value-type="float" office:value="60.2017088247691">
            <text:p>60.2017088248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82]*0.1" office:value-type="float" office:value="-13.4549440171848">
            <text:p>-13.4549440172</text:p>
          </table:table-cell>
          <table:table-cell table:style-name="ce1" table:formula="of:=[.M82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82]+360*[.O82]" office:value-type="float" office:value="-50.9115057694839">
            <text:p>-50.9115057695</text:p>
          </table:table-cell>
          <table:table-cell table:style-name="ce1" table:formula="of:=ABS(([.P82]-[.F82])/[.P82])" office:value-type="float" office:value="0.00497185470849619">
            <text:p>0.0049718547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2.2470856469622">
            <text:p>-42.247085647</text:p>
          </table:table-cell>
          <table:table-cell table:style-name="Default" office:value-type="float" office:value="154.900455539063">
            <text:p>154.9004555391</text:p>
          </table:table-cell>
          <table:table-cell table:style-name="Default" office:value-type="float" office:value="-0.0675665885269807">
            <text:p>-0.0675665885</text:p>
          </table:table-cell>
          <table:table-cell table:style-name="Default" office:value-type="float" office:value="-50.6568441830268">
            <text:p>-50.656844183</text:p>
          </table:table-cell>
          <table:table-cell table:style-name="Default" office:value-type="float" office:value="-0.0319566675405737">
            <text:p>-0.0319566675</text:p>
          </table:table-cell>
          <table:table-cell table:style-name="Default" office:value-type="float" office:value="-50.6996476307675">
            <text:p>-50.6996476308</text:p>
          </table:table-cell>
          <table:table-cell table:style-name="Default" office:value-type="float" office:value="-47.834922110073">
            <text:p>-47.8349221101</text:p>
          </table:table-cell>
          <table:table-cell table:style-name="Default" office:value-type="float" office:value="134.297719802908">
            <text:p>134.2977198029</text:p>
          </table:table-cell>
          <table:table-cell table:style-name="Default"/>
          <table:table-cell table:style-name="ce3" office:value-type="float" office:value="134.549440171848">
            <text:p>134.5494401718</text:p>
          </table:table-cell>
          <table:table-cell table:style-name="ce1" table:formula="of:=-[.L83]*0.1" office:value-type="float" office:value="-13.4549440171848">
            <text:p>-13.4549440172</text:p>
          </table:table-cell>
          <table:table-cell table:style-name="ce1" table:formula="of:=[.M83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83]+360*[.O83]" office:value-type="float" office:value="-50.9115057694839">
            <text:p>-50.9115057695</text:p>
          </table:table-cell>
          <table:table-cell table:style-name="ce1" table:formula="of:=ABS(([.P83]-[.F83])/[.P83])" office:value-type="float" office:value="0.00500204389181084">
            <text:p>0.0050020439</text:p>
          </table:table-cell>
          <table:table-cell table:formula="of:=[.Q52]/[.Q83]" office:value-type="float" office:value="13.9312399157485">
            <text:p>13.9312399157</text:p>
          </table:table-cell>
          <table:table-cell/>
          <table:table-cell table:formula="of:=[.C52]-[.C83]" office:value-type="float" office:value="14.6313177493048">
            <text:p>14.6313177493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style-name="Default" office:value-type="string">
            <text:p>|S11|</text:p>
          </table:table-cell>
          <table:table-cell table:style-name="Default" table:number-columns-repeated="7"/>
          <table:table-cell table:number-columns-repeated="5"/>
          <table:table-cell office:value-type="string">
            <text:p>Phase Error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office:value-type="string">
            <text:p>iteration</text:p>
          </table:table-cell>
          <table:table-cell office:value-type="string">
            <text:p>mesh size</text:p>
          </table:table-cell>
          <table:table-cell office:value-type="string">
            <text:p>matrix size</text:p>
          </table:table-cell>
          <table:table-cell office:value-type="string">
            <text:p>setup,s</text:p>
          </table:table-cell>
          <table:table-cell office:value-type="string">
            <text:p>solve,s</text:p>
          </table:table-cell>
          <table:table-cell office:value-type="string">
            <text:p>setup RO, s</text:p>
          </table:table-cell>
          <table:table-cell office:value-type="string">
            <text:p>solve RO, s</text:p>
          </table:table-cell>
          <table:table-cell table:style-name="Default" office:value-type="string">
            <text:p>refine,s</text:p>
          </table:table-cell>
          <table:table-cell table:style-name="Default" office:value-type="string">
            <text:p>relative error</text:p>
          </table:table-cell>
          <table:table-cell office:value-type="string">
            <text:p>total time</text:p>
          </table:table-cell>
          <table:table-cell table:style-name="Default" office:value-type="string">
            <text:p>cummulative run time</text:p>
          </table:table-cell>
          <table:table-cell table:number-columns-repeated="2"/>
          <table:table-cell>
            <draw:frame table:end-cell-address="Sheet1.T111" table:end-x="0.1346in" table:end-y="0.0634in" draw:z-index="1" draw:style-name="gr1" draw:text-style-name="P1" svg:width="6in" svg:height="4in" svg:x="0.0201in" svg:y="0.0815in">
              <draw:object draw:notify-on-update-of-ranges="Sheet1.A52:Sheet1.A83 Sheet1.D84:Sheet1.D84 Sheet1.C52:Sheet1.C83 Sheet1.A52:Sheet1.A83 Sheet1.Q84:Sheet1.Q84 Sheet1.Q52:Sheet1.Q8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014">
            <text:p>2014</text:p>
          </table:table-cell>
          <table:table-cell office:value-type="float" office:value="0.576845">
            <text:p>0.576845</text:p>
          </table:table-cell>
          <table:table-cell office:value-type="float" office:value="0.381209">
            <text:p>0.381209</text:p>
          </table:table-cell>
          <table:table-cell office:value-type="float" office:value="0.476998">
            <text:p>0.476998</text:p>
          </table:table-cell>
          <table:table-cell office:value-type="float" office:value="0.101523">
            <text:p>0.101523</text:p>
          </table:table-cell>
          <table:table-cell office:value-type="float" office:value="0.00168477">
            <text:p>0.00168477</text:p>
          </table:table-cell>
          <table:table-cell/>
          <table:table-cell table:style-name="Default" table:formula="of:=SUM([.D89:.I89])" office:value-type="float" office:value="1.53825977">
            <text:p>1.53825977</text:p>
          </table:table-cell>
          <table:table-cell table:style-name="Default" table:formula="of:=[.J89]" office:value-type="float" office:value="1.53825977">
            <text:p>1.53825977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608">
            <text:p>2608</text:p>
          </table:table-cell>
          <table:table-cell office:value-type="float" office:value="0.517247">
            <text:p>0.517247</text:p>
          </table:table-cell>
          <table:table-cell office:value-type="float" office:value="0.554162">
            <text:p>0.554162</text:p>
          </table:table-cell>
          <table:table-cell office:value-type="float" office:value="0.516275">
            <text:p>0.516275</text:p>
          </table:table-cell>
          <table:table-cell office:value-type="float" office:value="0.135159">
            <text:p>0.135159</text:p>
          </table:table-cell>
          <table:table-cell office:value-type="float" office:value="0.00256085">
            <text:p>0.00256085</text:p>
          </table:table-cell>
          <table:table-cell office:value-type="float" office:value="0.184064">
            <text:p>0.184064</text:p>
          </table:table-cell>
          <table:table-cell table:style-name="Default" table:formula="of:=SUM([.D90:.I90])" office:value-type="float" office:value="1.90946785">
            <text:p>1.90946785</text:p>
          </table:table-cell>
          <table:table-cell table:style-name="Default" table:formula="of:=[.K89]+[.J90]" office:value-type="float" office:value="3.44772762">
            <text:p>3.44772762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3">
            <text:p>533</text:p>
          </table:table-cell>
          <table:table-cell office:value-type="float" office:value="3998">
            <text:p>3998</text:p>
          </table:table-cell>
          <table:table-cell office:value-type="float" office:value="0.580457">
            <text:p>0.580457</text:p>
          </table:table-cell>
          <table:table-cell office:value-type="float" office:value="1.08336">
            <text:p>1.08336</text:p>
          </table:table-cell>
          <table:table-cell office:value-type="float" office:value="0.521757">
            <text:p>0.521757</text:p>
          </table:table-cell>
          <table:table-cell office:value-type="float" office:value="0.214741">
            <text:p>0.214741</text:p>
          </table:table-cell>
          <table:table-cell office:value-type="float" office:value="0.00321532">
            <text:p>0.00321532</text:p>
          </table:table-cell>
          <table:table-cell office:value-type="float" office:value="0.183325">
            <text:p>0.183325</text:p>
          </table:table-cell>
          <table:table-cell table:style-name="Default" table:formula="of:=SUM([.D91:.I91])" office:value-type="float" office:value="2.58685532">
            <text:p>2.58685532</text:p>
          </table:table-cell>
          <table:table-cell table:style-name="Default" table:formula="of:=[.K90]+[.J91]" office:value-type="float" office:value="6.03458294">
            <text:p>6.0345829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29">
            <text:p>629</text:p>
          </table:table-cell>
          <table:table-cell office:value-type="float" office:value="4664">
            <text:p>4664</text:p>
          </table:table-cell>
          <table:table-cell office:value-type="float" office:value="0.541761">
            <text:p>0.541761</text:p>
          </table:table-cell>
          <table:table-cell office:value-type="float" office:value="1.40675">
            <text:p>1.40675</text:p>
          </table:table-cell>
          <table:table-cell office:value-type="float" office:value="0.478663">
            <text:p>0.478663</text:p>
          </table:table-cell>
          <table:table-cell office:value-type="float" office:value="0.249833">
            <text:p>0.249833</text:p>
          </table:table-cell>
          <table:table-cell office:value-type="float" office:value="0.00368382">
            <text:p>0.00368382</text:p>
          </table:table-cell>
          <table:table-cell office:value-type="float" office:value="0.0559217">
            <text:p>0.0559217</text:p>
          </table:table-cell>
          <table:table-cell table:style-name="Default" table:formula="of:=SUM([.D92:.I92])" office:value-type="float" office:value="2.73661252">
            <text:p>2.73661252</text:p>
          </table:table-cell>
          <table:table-cell table:style-name="Default" table:formula="of:=[.K91]+[.J92]" office:value-type="float" office:value="8.77119546">
            <text:p>8.77119546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1">
            <text:p>681</text:p>
          </table:table-cell>
          <table:table-cell office:value-type="float" office:value="5036">
            <text:p>5036</text:p>
          </table:table-cell>
          <table:table-cell office:value-type="float" office:value="0.573128">
            <text:p>0.573128</text:p>
          </table:table-cell>
          <table:table-cell office:value-type="float" office:value="1.60495">
            <text:p>1.60495</text:p>
          </table:table-cell>
          <table:table-cell office:value-type="float" office:value="0.550506">
            <text:p>0.550506</text:p>
          </table:table-cell>
          <table:table-cell office:value-type="float" office:value="0.280513">
            <text:p>0.280513</text:p>
          </table:table-cell>
          <table:table-cell office:value-type="float" office:value="0.00403394">
            <text:p>0.00403394</text:p>
          </table:table-cell>
          <table:table-cell office:value-type="float" office:value="0.105248">
            <text:p>0.105248</text:p>
          </table:table-cell>
          <table:table-cell table:style-name="Default" table:formula="of:=SUM([.D93:.I93])" office:value-type="float" office:value="3.11837894">
            <text:p>3.11837894</text:p>
          </table:table-cell>
          <table:table-cell table:style-name="Default" table:formula="of:=[.K92]+[.J93]" office:value-type="float" office:value="11.8895744">
            <text:p>11.889574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2">
            <text:p>732</text:p>
          </table:table-cell>
          <table:table-cell office:value-type="float" office:value="5406">
            <text:p>5406</text:p>
          </table:table-cell>
          <table:table-cell office:value-type="float" office:value="0.586573">
            <text:p>0.586573</text:p>
          </table:table-cell>
          <table:table-cell office:value-type="float" office:value="1.92758">
            <text:p>1.92758</text:p>
          </table:table-cell>
          <table:table-cell office:value-type="float" office:value="0.521197">
            <text:p>0.521197</text:p>
          </table:table-cell>
          <table:table-cell office:value-type="float" office:value="0.296264">
            <text:p>0.296264</text:p>
          </table:table-cell>
          <table:table-cell office:value-type="float" office:value="0.00450372">
            <text:p>0.00450372</text:p>
          </table:table-cell>
          <table:table-cell office:value-type="float" office:value="0.0559191">
            <text:p>0.0559191</text:p>
          </table:table-cell>
          <table:table-cell table:style-name="Default" table:formula="of:=SUM([.D94:.I94])" office:value-type="float" office:value="3.39203682">
            <text:p>3.39203682</text:p>
          </table:table-cell>
          <table:table-cell table:style-name="Default" table:formula="of:=[.K93]+[.J94]" office:value-type="float" office:value="15.28161122">
            <text:p>15.2816112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32">
            <text:p>832</text:p>
          </table:table-cell>
          <table:table-cell office:value-type="float" office:value="6102">
            <text:p>6102</text:p>
          </table:table-cell>
          <table:table-cell office:value-type="float" office:value="0.568811">
            <text:p>0.568811</text:p>
          </table:table-cell>
          <table:table-cell office:value-type="float" office:value="2.3569">
            <text:p>2.3569</text:p>
          </table:table-cell>
          <table:table-cell office:value-type="float" office:value="0.531619">
            <text:p>0.531619</text:p>
          </table:table-cell>
          <table:table-cell office:value-type="float" office:value="0.325144">
            <text:p>0.325144</text:p>
          </table:table-cell>
          <table:table-cell office:value-type="float" office:value="0.00520849">
            <text:p>0.00520849</text:p>
          </table:table-cell>
          <table:table-cell office:value-type="float" office:value="0.236608">
            <text:p>0.236608</text:p>
          </table:table-cell>
          <table:table-cell table:style-name="Default" table:formula="of:=SUM([.D95:.I95])" office:value-type="float" office:value="4.02429049">
            <text:p>4.02429049</text:p>
          </table:table-cell>
          <table:table-cell table:style-name="Default" table:formula="of:=[.K94]+[.J95]" office:value-type="float" office:value="19.30590171">
            <text:p>19.30590171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34">
            <text:p>934</text:p>
          </table:table-cell>
          <table:table-cell office:value-type="float" office:value="6806">
            <text:p>6806</text:p>
          </table:table-cell>
          <table:table-cell office:value-type="float" office:value="0.574372">
            <text:p>0.574372</text:p>
          </table:table-cell>
          <table:table-cell office:value-type="float" office:value="2.85975">
            <text:p>2.85975</text:p>
          </table:table-cell>
          <table:table-cell office:value-type="float" office:value="0.533113">
            <text:p>0.533113</text:p>
          </table:table-cell>
          <table:table-cell office:value-type="float" office:value="0.38089">
            <text:p>0.38089</text:p>
          </table:table-cell>
          <table:table-cell office:value-type="float" office:value="0.00598156">
            <text:p>0.00598156</text:p>
          </table:table-cell>
          <table:table-cell office:value-type="float" office:value="0.518304">
            <text:p>0.518304</text:p>
          </table:table-cell>
          <table:table-cell table:style-name="Default" table:formula="of:=SUM([.D96:.I96])" office:value-type="float" office:value="4.87241056">
            <text:p>4.87241056</text:p>
          </table:table-cell>
          <table:table-cell table:style-name="Default" table:formula="of:=[.K95]+[.J96]" office:value-type="float" office:value="24.17831227">
            <text:p>24.17831227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41">
            <text:p>1041</text:p>
          </table:table-cell>
          <table:table-cell office:value-type="float" office:value="7540">
            <text:p>7540</text:p>
          </table:table-cell>
          <table:table-cell office:value-type="float" office:value="0.629972">
            <text:p>0.629972</text:p>
          </table:table-cell>
          <table:table-cell office:value-type="float" office:value="3.21624">
            <text:p>3.21624</text:p>
          </table:table-cell>
          <table:table-cell office:value-type="float" office:value="0.48657">
            <text:p>0.48657</text:p>
          </table:table-cell>
          <table:table-cell office:value-type="float" office:value="0.405853">
            <text:p>0.405853</text:p>
          </table:table-cell>
          <table:table-cell office:value-type="float" office:value="0.00670669">
            <text:p>0.00670669</text:p>
          </table:table-cell>
          <table:table-cell office:value-type="float" office:value="0.0123201">
            <text:p>0.0123201</text:p>
          </table:table-cell>
          <table:table-cell table:style-name="Default" table:formula="of:=SUM([.D97:.I97])" office:value-type="float" office:value="4.75766179">
            <text:p>4.75766179</text:p>
          </table:table-cell>
          <table:table-cell table:style-name="Default" table:formula="of:=[.K96]+[.J97]" office:value-type="float" office:value="28.93597406">
            <text:p>28.93597406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8">
            <text:p>1128</text:p>
          </table:table-cell>
          <table:table-cell office:value-type="float" office:value="8118">
            <text:p>8118</text:p>
          </table:table-cell>
          <table:table-cell office:value-type="float" office:value="0.6265">
            <text:p>0.6265</text:p>
          </table:table-cell>
          <table:table-cell office:value-type="float" office:value="4.14552">
            <text:p>4.14552</text:p>
          </table:table-cell>
          <table:table-cell office:value-type="float" office:value="0.484655">
            <text:p>0.484655</text:p>
          </table:table-cell>
          <table:table-cell office:value-type="float" office:value="0.456342">
            <text:p>0.456342</text:p>
          </table:table-cell>
          <table:table-cell office:value-type="float" office:value="0.00755455">
            <text:p>0.00755455</text:p>
          </table:table-cell>
          <table:table-cell office:value-type="float" office:value="0.0208068">
            <text:p>0.0208068</text:p>
          </table:table-cell>
          <table:table-cell table:style-name="Default" table:formula="of:=SUM([.D98:.I98])" office:value-type="float" office:value="5.74137835">
            <text:p>5.74137835</text:p>
          </table:table-cell>
          <table:table-cell table:style-name="Default" table:formula="of:=[.K97]+[.J98]" office:value-type="float" office:value="34.67735241">
            <text:p>34.67735241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4">
            <text:p>1204</text:p>
          </table:table-cell>
          <table:table-cell office:value-type="float" office:value="8624">
            <text:p>8624</text:p>
          </table:table-cell>
          <table:table-cell office:value-type="float" office:value="0.602816">
            <text:p>0.602816</text:p>
          </table:table-cell>
          <table:table-cell office:value-type="float" office:value="4.3367">
            <text:p>4.3367</text:p>
          </table:table-cell>
          <table:table-cell office:value-type="float" office:value="0.519503">
            <text:p>0.519503</text:p>
          </table:table-cell>
          <table:table-cell office:value-type="float" office:value="0.511136">
            <text:p>0.511136</text:p>
          </table:table-cell>
          <table:table-cell office:value-type="float" office:value="0.0082715">
            <text:p>0.0082715</text:p>
          </table:table-cell>
          <table:table-cell office:value-type="float" office:value="0.0020921">
            <text:p>0.0020921</text:p>
          </table:table-cell>
          <table:table-cell table:style-name="Default" table:formula="of:=SUM([.D99:.I99])" office:value-type="float" office:value="5.9805186">
            <text:p>5.9805186</text:p>
          </table:table-cell>
          <table:table-cell table:style-name="Default" table:formula="of:=[.K98]+[.J99]" office:value-type="float" office:value="40.65787101">
            <text:p>40.65787101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52">
            <text:p>1352</text:p>
          </table:table-cell>
          <table:table-cell office:value-type="float" office:value="9630">
            <text:p>9630</text:p>
          </table:table-cell>
          <table:table-cell office:value-type="float" office:value="0.612815">
            <text:p>0.612815</text:p>
          </table:table-cell>
          <table:table-cell office:value-type="float" office:value="5.94584">
            <text:p>5.94584</text:p>
          </table:table-cell>
          <table:table-cell office:value-type="float" office:value="0.560897">
            <text:p>0.560897</text:p>
          </table:table-cell>
          <table:table-cell office:value-type="float" office:value="0.592863">
            <text:p>0.592863</text:p>
          </table:table-cell>
          <table:table-cell office:value-type="float" office:value="0.00979836">
            <text:p>0.00979836</text:p>
          </table:table-cell>
          <table:table-cell office:value-type="float" office:value="0.0471491">
            <text:p>0.0471491</text:p>
          </table:table-cell>
          <table:table-cell table:style-name="Default" table:formula="of:=SUM([.D100:.I100])" office:value-type="float" office:value="7.76936246">
            <text:p>7.76936246</text:p>
          </table:table-cell>
          <table:table-cell table:style-name="Default" table:formula="of:=[.K99]+[.J100]" office:value-type="float" office:value="48.42723347">
            <text:p>48.42723347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60">
            <text:p>1560</text:p>
          </table:table-cell>
          <table:table-cell office:value-type="float" office:value="11058">
            <text:p>11058</text:p>
          </table:table-cell>
          <table:table-cell office:value-type="float" office:value="0.579826">
            <text:p>0.579826</text:p>
          </table:table-cell>
          <table:table-cell office:value-type="float" office:value="8.38857">
            <text:p>8.38857</text:p>
          </table:table-cell>
          <table:table-cell office:value-type="float" office:value="0.525302">
            <text:p>0.525302</text:p>
          </table:table-cell>
          <table:table-cell office:value-type="float" office:value="0.685503">
            <text:p>0.685503</text:p>
          </table:table-cell>
          <table:table-cell office:value-type="float" office:value="0.0119277">
            <text:p>0.0119277</text:p>
          </table:table-cell>
          <table:table-cell office:value-type="float" office:value="0.0585872">
            <text:p>0.0585872</text:p>
          </table:table-cell>
          <table:table-cell table:style-name="Default" table:formula="of:=SUM([.D101:.I101])" office:value-type="float" office:value="10.2497159">
            <text:p>10.2497159</text:p>
          </table:table-cell>
          <table:table-cell table:style-name="Default" table:formula="of:=[.K100]+[.J101]" office:value-type="float" office:value="58.67694937">
            <text:p>58.67694937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34">
            <text:p>1734</text:p>
          </table:table-cell>
          <table:table-cell office:value-type="float" office:value="12214">
            <text:p>12214</text:p>
          </table:table-cell>
          <table:table-cell office:value-type="float" office:value="0.603613">
            <text:p>0.603613</text:p>
          </table:table-cell>
          <table:table-cell office:value-type="float" office:value="9.34417">
            <text:p>9.34417</text:p>
          </table:table-cell>
          <table:table-cell office:value-type="float" office:value="0.542991">
            <text:p>0.542991</text:p>
          </table:table-cell>
          <table:table-cell office:value-type="float" office:value="0.797395">
            <text:p>0.797395</text:p>
          </table:table-cell>
          <table:table-cell office:value-type="float" office:value="0.0132791">
            <text:p>0.0132791</text:p>
          </table:table-cell>
          <table:table-cell office:value-type="float" office:value="2.61681">
            <text:p>2.61681</text:p>
          </table:table-cell>
          <table:table-cell table:style-name="Default" table:formula="of:=SUM([.D102:.I102])" office:value-type="float" office:value="13.9182581">
            <text:p>13.9182581</text:p>
          </table:table-cell>
          <table:table-cell table:style-name="Default" table:formula="of:=[.K101]+[.J102]" office:value-type="float" office:value="72.59520747">
            <text:p>72.59520747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72">
            <text:p>1872</text:p>
          </table:table-cell>
          <table:table-cell office:value-type="float" office:value="13132">
            <text:p>13132</text:p>
          </table:table-cell>
          <table:table-cell office:value-type="float" office:value="0.633997">
            <text:p>0.633997</text:p>
          </table:table-cell>
          <table:table-cell office:value-type="float" office:value="10.2979">
            <text:p>10.2979</text:p>
          </table:table-cell>
          <table:table-cell office:value-type="float" office:value="0.488942">
            <text:p>0.488942</text:p>
          </table:table-cell>
          <table:table-cell office:value-type="float" office:value="0.821349">
            <text:p>0.821349</text:p>
          </table:table-cell>
          <table:table-cell office:value-type="float" office:value="0.0143299">
            <text:p>0.0143299</text:p>
          </table:table-cell>
          <table:table-cell office:value-type="float" office:value="0.971469">
            <text:p>0.971469</text:p>
          </table:table-cell>
          <table:table-cell table:style-name="Default" table:formula="of:=SUM([.D103:.I103])" office:value-type="float" office:value="13.2279869">
            <text:p>13.2279869</text:p>
          </table:table-cell>
          <table:table-cell table:style-name="Default" table:formula="of:=[.K102]+[.J103]" office:value-type="float" office:value="85.82319437">
            <text:p>85.82319437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22">
            <text:p>1922</text:p>
          </table:table-cell>
          <table:table-cell office:value-type="float" office:value="13480">
            <text:p>13480</text:p>
          </table:table-cell>
          <table:table-cell office:value-type="float" office:value="0.613019">
            <text:p>0.613019</text:p>
          </table:table-cell>
          <table:table-cell office:value-type="float" office:value="10.4242">
            <text:p>10.4242</text:p>
          </table:table-cell>
          <table:table-cell office:value-type="float" office:value="0.516381">
            <text:p>0.516381</text:p>
          </table:table-cell>
          <table:table-cell office:value-type="float" office:value="0.856355">
            <text:p>0.856355</text:p>
          </table:table-cell>
          <table:table-cell office:value-type="float" office:value="0.0150778">
            <text:p>0.0150778</text:p>
          </table:table-cell>
          <table:table-cell office:value-type="float" office:value="11.033">
            <text:p>11.033</text:p>
          </table:table-cell>
          <table:table-cell table:style-name="Default" table:formula="of:=SUM([.D104:.I104])" office:value-type="float" office:value="23.4580328">
            <text:p>23.4580328</text:p>
          </table:table-cell>
          <table:table-cell table:style-name="Default" table:formula="of:=[.K103]+[.J104]" office:value-type="float" office:value="109.28122717">
            <text:p>109.28122717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90">
            <text:p>1990</text:p>
          </table:table-cell>
          <table:table-cell office:value-type="float" office:value="13958">
            <text:p>13958</text:p>
          </table:table-cell>
          <table:table-cell office:value-type="float" office:value="0.64871">
            <text:p>0.64871</text:p>
          </table:table-cell>
          <table:table-cell office:value-type="float" office:value="10.2682">
            <text:p>10.2682</text:p>
          </table:table-cell>
          <table:table-cell office:value-type="float" office:value="0.485472">
            <text:p>0.485472</text:p>
          </table:table-cell>
          <table:table-cell office:value-type="float" office:value="0.922129">
            <text:p>0.922129</text:p>
          </table:table-cell>
          <table:table-cell office:value-type="float" office:value="0.0159727">
            <text:p>0.0159727</text:p>
          </table:table-cell>
          <table:table-cell office:value-type="float" office:value="0.0277298">
            <text:p>0.0277298</text:p>
          </table:table-cell>
          <table:table-cell table:style-name="Default" table:formula="of:=SUM([.D105:.I105])" office:value-type="float" office:value="12.3682135">
            <text:p>12.3682135</text:p>
          </table:table-cell>
          <table:table-cell table:style-name="Default" table:formula="of:=[.K104]+[.J105]" office:value-type="float" office:value="121.64944067">
            <text:p>121.64944067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57">
            <text:p>2057</text:p>
          </table:table-cell>
          <table:table-cell office:value-type="float" office:value="14444">
            <text:p>14444</text:p>
          </table:table-cell>
          <table:table-cell office:value-type="float" office:value="0.63172">
            <text:p>0.63172</text:p>
          </table:table-cell>
          <table:table-cell office:value-type="float" office:value="11.8657">
            <text:p>11.8657</text:p>
          </table:table-cell>
          <table:table-cell office:value-type="float" office:value="0.485749">
            <text:p>0.485749</text:p>
          </table:table-cell>
          <table:table-cell office:value-type="float" office:value="0.972527">
            <text:p>0.972527</text:p>
          </table:table-cell>
          <table:table-cell office:value-type="float" office:value="0.0185754">
            <text:p>0.0185754</text:p>
          </table:table-cell>
          <table:table-cell office:value-type="float" office:value="0.914552">
            <text:p>0.914552</text:p>
          </table:table-cell>
          <table:table-cell table:style-name="Default" table:formula="of:=SUM([.D106:.I106])" office:value-type="float" office:value="14.8888234">
            <text:p>14.8888234</text:p>
          </table:table-cell>
          <table:table-cell table:style-name="Default" table:formula="of:=[.K105]+[.J106]" office:value-type="float" office:value="136.53826407">
            <text:p>136.53826407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94">
            <text:p>2594</text:p>
          </table:table-cell>
          <table:table-cell office:value-type="float" office:value="18064">
            <text:p>18064</text:p>
          </table:table-cell>
          <table:table-cell office:value-type="float" office:value="0.651844">
            <text:p>0.651844</text:p>
          </table:table-cell>
          <table:table-cell office:value-type="float" office:value="20.8293">
            <text:p>20.8293</text:p>
          </table:table-cell>
          <table:table-cell office:value-type="float" office:value="0.510993">
            <text:p>0.510993</text:p>
          </table:table-cell>
          <table:table-cell office:value-type="float" office:value="1.224">
            <text:p>1.224</text:p>
          </table:table-cell>
          <table:table-cell office:value-type="float" office:value="0.0239991">
            <text:p>0.0239991</text:p>
          </table:table-cell>
          <table:table-cell office:value-type="float" office:value="10.2107">
            <text:p>10.2107</text:p>
          </table:table-cell>
          <table:table-cell table:style-name="Default" table:formula="of:=SUM([.D107:.I107])" office:value-type="float" office:value="33.4508361">
            <text:p>33.4508361</text:p>
          </table:table-cell>
          <table:table-cell table:style-name="Default" table:formula="of:=[.K106]+[.J107]" office:value-type="float" office:value="169.98910017">
            <text:p>169.98910017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27">
            <text:p>2727</text:p>
          </table:table-cell>
          <table:table-cell office:value-type="float" office:value="18940">
            <text:p>18940</text:p>
          </table:table-cell>
          <table:table-cell office:value-type="float" office:value="0.649502">
            <text:p>0.649502</text:p>
          </table:table-cell>
          <table:table-cell office:value-type="float" office:value="22.2434">
            <text:p>22.2434</text:p>
          </table:table-cell>
          <table:table-cell office:value-type="float" office:value="0.519912">
            <text:p>0.519912</text:p>
          </table:table-cell>
          <table:table-cell office:value-type="float" office:value="1.30172">
            <text:p>1.30172</text:p>
          </table:table-cell>
          <table:table-cell office:value-type="float" office:value="0.0256148">
            <text:p>0.0256148</text:p>
          </table:table-cell>
          <table:table-cell office:value-type="float" office:value="1.11194">
            <text:p>1.11194</text:p>
          </table:table-cell>
          <table:table-cell table:style-name="Default" table:formula="of:=SUM([.D108:.I108])" office:value-type="float" office:value="25.8520888">
            <text:p>25.8520888</text:p>
          </table:table-cell>
          <table:table-cell table:style-name="Default" table:formula="of:=[.K107]+[.J108]" office:value-type="float" office:value="195.84118897">
            <text:p>195.84118897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18">
            <text:p>2818</text:p>
          </table:table-cell>
          <table:table-cell office:value-type="float" office:value="19578">
            <text:p>19578</text:p>
          </table:table-cell>
          <table:table-cell office:value-type="float" office:value="0.629713">
            <text:p>0.629713</text:p>
          </table:table-cell>
          <table:table-cell office:value-type="float" office:value="24.356">
            <text:p>24.356</text:p>
          </table:table-cell>
          <table:table-cell office:value-type="float" office:value="0.516325">
            <text:p>0.516325</text:p>
          </table:table-cell>
          <table:table-cell office:value-type="float" office:value="1.34968">
            <text:p>1.34968</text:p>
          </table:table-cell>
          <table:table-cell office:value-type="float" office:value="0.0279972">
            <text:p>0.0279972</text:p>
          </table:table-cell>
          <table:table-cell office:value-type="float" office:value="9.28219">
            <text:p>9.28219</text:p>
          </table:table-cell>
          <table:table-cell table:style-name="Default" table:formula="of:=SUM([.D109:.I109])" office:value-type="float" office:value="36.1619052">
            <text:p>36.1619052</text:p>
          </table:table-cell>
          <table:table-cell table:style-name="Default" table:formula="of:=[.K108]+[.J109]" office:value-type="float" office:value="232.00309417">
            <text:p>232.00309417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77">
            <text:p>2977</text:p>
          </table:table-cell>
          <table:table-cell office:value-type="float" office:value="20686">
            <text:p>20686</text:p>
          </table:table-cell>
          <table:table-cell office:value-type="float" office:value="0.622788">
            <text:p>0.622788</text:p>
          </table:table-cell>
          <table:table-cell office:value-type="float" office:value="28.1427">
            <text:p>28.1427</text:p>
          </table:table-cell>
          <table:table-cell office:value-type="float" office:value="0.533389">
            <text:p>0.533389</text:p>
          </table:table-cell>
          <table:table-cell office:value-type="float" office:value="1.51071">
            <text:p>1.51071</text:p>
          </table:table-cell>
          <table:table-cell office:value-type="float" office:value="0.0311526">
            <text:p>0.0311526</text:p>
          </table:table-cell>
          <table:table-cell office:value-type="float" office:value="0.0323544">
            <text:p>0.0323544</text:p>
          </table:table-cell>
          <table:table-cell table:style-name="Default" table:formula="of:=SUM([.D110:.I110])" office:value-type="float" office:value="30.873094">
            <text:p>30.873094</text:p>
          </table:table-cell>
          <table:table-cell table:style-name="Default" table:formula="of:=[.K109]+[.J110]" office:value-type="float" office:value="262.87618817">
            <text:p>262.87618817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7">
            <text:p>3017</text:p>
          </table:table-cell>
          <table:table-cell office:value-type="float" office:value="20976">
            <text:p>20976</text:p>
          </table:table-cell>
          <table:table-cell office:value-type="float" office:value="0.621601">
            <text:p>0.621601</text:p>
          </table:table-cell>
          <table:table-cell office:value-type="float" office:value="25.0057">
            <text:p>25.0057</text:p>
          </table:table-cell>
          <table:table-cell office:value-type="float" office:value="0.477441">
            <text:p>0.477441</text:p>
          </table:table-cell>
          <table:table-cell office:value-type="float" office:value="1.49053">
            <text:p>1.49053</text:p>
          </table:table-cell>
          <table:table-cell office:value-type="float" office:value="0.0314907">
            <text:p>0.0314907</text:p>
          </table:table-cell>
          <table:table-cell office:value-type="float" office:value="1.22873">
            <text:p>1.22873</text:p>
          </table:table-cell>
          <table:table-cell table:style-name="Default" table:formula="of:=SUM([.D111:.I111])" office:value-type="float" office:value="28.8554927">
            <text:p>28.8554927</text:p>
          </table:table-cell>
          <table:table-cell table:style-name="Default" table:formula="of:=[.K110]+[.J111]" office:value-type="float" office:value="291.73168087">
            <text:p>291.73168087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08">
            <text:p>3108</text:p>
          </table:table-cell>
          <table:table-cell office:value-type="float" office:value="21594">
            <text:p>21594</text:p>
          </table:table-cell>
          <table:table-cell office:value-type="float" office:value="0.648904">
            <text:p>0.648904</text:p>
          </table:table-cell>
          <table:table-cell office:value-type="float" office:value="29.6052">
            <text:p>29.6052</text:p>
          </table:table-cell>
          <table:table-cell office:value-type="float" office:value="0.508617">
            <text:p>0.508617</text:p>
          </table:table-cell>
          <table:table-cell office:value-type="float" office:value="1.5385">
            <text:p>1.5385</text:p>
          </table:table-cell>
          <table:table-cell office:value-type="float" office:value="0.0336861">
            <text:p>0.0336861</text:p>
          </table:table-cell>
          <table:table-cell office:value-type="float" office:value="9.21885">
            <text:p>9.21885</text:p>
          </table:table-cell>
          <table:table-cell table:style-name="Default" table:formula="of:=SUM([.D112:.I112])" office:value-type="float" office:value="41.5537571">
            <text:p>41.5537571</text:p>
          </table:table-cell>
          <table:table-cell table:style-name="Default" table:formula="of:=[.K111]+[.J112]" office:value-type="float" office:value="333.28543797">
            <text:p>333.28543797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64">
            <text:p>3364</text:p>
          </table:table-cell>
          <table:table-cell office:value-type="float" office:value="23358">
            <text:p>23358</text:p>
          </table:table-cell>
          <table:table-cell office:value-type="float" office:value="0.676953">
            <text:p>0.676953</text:p>
          </table:table-cell>
          <table:table-cell office:value-type="float" office:value="33.3411">
            <text:p>33.3411</text:p>
          </table:table-cell>
          <table:table-cell office:value-type="float" office:value="0.484961">
            <text:p>0.484961</text:p>
          </table:table-cell>
          <table:table-cell office:value-type="float" office:value="1.7377">
            <text:p>1.7377</text:p>
          </table:table-cell>
          <table:table-cell office:value-type="float" office:value="0.0376261">
            <text:p>0.0376261</text:p>
          </table:table-cell>
          <table:table-cell office:value-type="float" office:value="0.00297712">
            <text:p>0.00297712</text:p>
          </table:table-cell>
          <table:table-cell table:style-name="Default" table:formula="of:=SUM([.D113:.I113])" office:value-type="float" office:value="36.28131722">
            <text:p>36.28131722</text:p>
          </table:table-cell>
          <table:table-cell table:style-name="Default" table:formula="of:=[.K112]+[.J113]" office:value-type="float" office:value="369.56675519">
            <text:p>369.56675519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516">
            <text:p>3516</text:p>
          </table:table-cell>
          <table:table-cell office:value-type="float" office:value="24420">
            <text:p>24420</text:p>
          </table:table-cell>
          <table:table-cell office:value-type="float" office:value="0.645588">
            <text:p>0.645588</text:p>
          </table:table-cell>
          <table:table-cell office:value-type="float" office:value="33.1809">
            <text:p>33.1809</text:p>
          </table:table-cell>
          <table:table-cell office:value-type="float" office:value="0.517401">
            <text:p>0.517401</text:p>
          </table:table-cell>
          <table:table-cell office:value-type="float" office:value="1.77674">
            <text:p>1.77674</text:p>
          </table:table-cell>
          <table:table-cell office:value-type="float" office:value="0.0399399">
            <text:p>0.0399399</text:p>
          </table:table-cell>
          <table:table-cell office:value-type="float" office:value="1.31384">
            <text:p>1.31384</text:p>
          </table:table-cell>
          <table:table-cell table:style-name="Default" table:formula="of:=SUM([.D114:.I114])" office:value-type="float" office:value="37.4744089">
            <text:p>37.4744089</text:p>
          </table:table-cell>
          <table:table-cell table:style-name="Default" table:formula="of:=[.K113]+[.J114]" office:value-type="float" office:value="407.04116409">
            <text:p>407.04116409</text:p>
          </table:table-cell>
          <table:table-cell table:number-columns-repeated="2"/>
          <table:table-cell>
            <draw:frame table:end-cell-address="Sheet1.U138" table:end-x="0.3236in" table:end-y="0.1146in" draw:z-index="2" draw:style-name="gr1" draw:text-style-name="P1" svg:width="7in" svg:height="4in" svg:x="0.098in" svg:y="0.1331in">
              <draw:object draw:notify-on-update-of-ranges="Sheet1.A89:Sheet1.A120 Sheet1.B122:Sheet1.B122 Sheet1.B89:Sheet1.B120 Sheet1.A89:Sheet1.A120 Sheet1.K122:Sheet1.K122 Sheet1.J89:Sheet1.J12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598">
            <text:p>3598</text:p>
          </table:table-cell>
          <table:table-cell office:value-type="float" office:value="24962">
            <text:p>24962</text:p>
          </table:table-cell>
          <table:table-cell office:value-type="float" office:value="0.652106">
            <text:p>0.652106</text:p>
          </table:table-cell>
          <table:table-cell office:value-type="float" office:value="37.5149">
            <text:p>37.5149</text:p>
          </table:table-cell>
          <table:table-cell office:value-type="float" office:value="0.515749">
            <text:p>0.515749</text:p>
          </table:table-cell>
          <table:table-cell office:value-type="float" office:value="1.80495">
            <text:p>1.80495</text:p>
          </table:table-cell>
          <table:table-cell office:value-type="float" office:value="0.0418411">
            <text:p>0.0418411</text:p>
          </table:table-cell>
          <table:table-cell office:value-type="float" office:value="0.000199506">
            <text:p>0.000199506</text:p>
          </table:table-cell>
          <table:table-cell table:style-name="Default" table:formula="of:=SUM([.D115:.I115])" office:value-type="float" office:value="40.529745606">
            <text:p>40.529745606</text:p>
          </table:table-cell>
          <table:table-cell table:style-name="Default" table:formula="of:=[.K114]+[.J115]" office:value-type="float" office:value="447.570909696">
            <text:p>447.57090969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79">
            <text:p>3679</text:p>
          </table:table-cell>
          <table:table-cell office:value-type="float" office:value="25532">
            <text:p>25532</text:p>
          </table:table-cell>
          <table:table-cell office:value-type="float" office:value="0.6331">
            <text:p>0.6331</text:p>
          </table:table-cell>
          <table:table-cell office:value-type="float" office:value="39.4222">
            <text:p>39.4222</text:p>
          </table:table-cell>
          <table:table-cell office:value-type="float" office:value="0.502119">
            <text:p>0.502119</text:p>
          </table:table-cell>
          <table:table-cell office:value-type="float" office:value="1.88853">
            <text:p>1.88853</text:p>
          </table:table-cell>
          <table:table-cell office:value-type="float" office:value="0.0434863">
            <text:p>0.0434863</text:p>
          </table:table-cell>
          <table:table-cell office:value-type="float" office:value="0.00498807">
            <text:p>0.00498807</text:p>
          </table:table-cell>
          <table:table-cell table:style-name="Default" table:formula="of:=SUM([.D116:.I116])" office:value-type="float" office:value="42.49442337">
            <text:p>42.49442337</text:p>
          </table:table-cell>
          <table:table-cell table:style-name="Default" table:formula="of:=[.K115]+[.J116]" office:value-type="float" office:value="490.065333066">
            <text:p>490.065333066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757">
            <text:p>3757</text:p>
          </table:table-cell>
          <table:table-cell office:value-type="float" office:value="26050">
            <text:p>26050</text:p>
          </table:table-cell>
          <table:table-cell office:value-type="float" office:value="0.65391">
            <text:p>0.65391</text:p>
          </table:table-cell>
          <table:table-cell office:value-type="float" office:value="42.2346">
            <text:p>42.2346</text:p>
          </table:table-cell>
          <table:table-cell office:value-type="float" office:value="0.497198">
            <text:p>0.497198</text:p>
          </table:table-cell>
          <table:table-cell office:value-type="float" office:value="2.04384">
            <text:p>2.04384</text:p>
          </table:table-cell>
          <table:table-cell office:value-type="float" office:value="0.0447708">
            <text:p>0.0447708</text:p>
          </table:table-cell>
          <table:table-cell office:value-type="float" office:value="0.00061633">
            <text:p>0.00061633</text:p>
          </table:table-cell>
          <table:table-cell table:style-name="Default" table:formula="of:=SUM([.D117:.I117])" office:value-type="float" office:value="45.47493513">
            <text:p>45.47493513</text:p>
          </table:table-cell>
          <table:table-cell table:style-name="Default" table:formula="of:=[.K116]+[.J117]" office:value-type="float" office:value="535.540268196">
            <text:p>535.54026819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04">
            <text:p>3904</text:p>
          </table:table-cell>
          <table:table-cell office:value-type="float" office:value="27000">
            <text:p>27000</text:p>
          </table:table-cell>
          <table:table-cell office:value-type="float" office:value="0.670034">
            <text:p>0.670034</text:p>
          </table:table-cell>
          <table:table-cell office:value-type="float" office:value="46.9848">
            <text:p>46.9848</text:p>
          </table:table-cell>
          <table:table-cell office:value-type="float" office:value="0.523638">
            <text:p>0.523638</text:p>
          </table:table-cell>
          <table:table-cell office:value-type="float" office:value="2.05334">
            <text:p>2.05334</text:p>
          </table:table-cell>
          <table:table-cell office:value-type="float" office:value="0.0493252">
            <text:p>0.0493252</text:p>
          </table:table-cell>
          <table:table-cell office:value-type="float" office:value="0.00315578">
            <text:p>0.00315578</text:p>
          </table:table-cell>
          <table:table-cell table:style-name="Default" table:formula="of:=SUM([.D118:.I118])" office:value-type="float" office:value="50.28429298">
            <text:p>50.28429298</text:p>
          </table:table-cell>
          <table:table-cell table:style-name="Default" table:formula="of:=[.K117]+[.J118]" office:value-type="float" office:value="585.824561176">
            <text:p>585.824561176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021">
            <text:p>4021</text:p>
          </table:table-cell>
          <table:table-cell office:value-type="float" office:value="27796">
            <text:p>27796</text:p>
          </table:table-cell>
          <table:table-cell office:value-type="float" office:value="0.636396">
            <text:p>0.636396</text:p>
          </table:table-cell>
          <table:table-cell office:value-type="float" office:value="49.5025">
            <text:p>49.5025</text:p>
          </table:table-cell>
          <table:table-cell office:value-type="float" office:value="0.556212">
            <text:p>0.556212</text:p>
          </table:table-cell>
          <table:table-cell office:value-type="float" office:value="2.13372">
            <text:p>2.13372</text:p>
          </table:table-cell>
          <table:table-cell office:value-type="float" office:value="0.0517605">
            <text:p>0.0517605</text:p>
          </table:table-cell>
          <table:table-cell office:value-type="float" office:value="0.072629">
            <text:p>0.072629</text:p>
          </table:table-cell>
          <table:table-cell table:style-name="Default" table:formula="of:=SUM([.D119:.I119])" office:value-type="float" office:value="52.9532175">
            <text:p>52.9532175</text:p>
          </table:table-cell>
          <table:table-cell table:style-name="Default" table:formula="of:=[.K118]+[.J119]" office:value-type="float" office:value="638.777778676">
            <text:p>638.777778676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391">
            <text:p>4391</text:p>
          </table:table-cell>
          <table:table-cell office:value-type="float" office:value="30224">
            <text:p>30224</text:p>
          </table:table-cell>
          <table:table-cell office:value-type="float" office:value="0.673342">
            <text:p>0.673342</text:p>
          </table:table-cell>
          <table:table-cell office:value-type="float" office:value="56.7466">
            <text:p>56.7466</text:p>
          </table:table-cell>
          <table:table-cell office:value-type="float" office:value="0.525245">
            <text:p>0.525245</text:p>
          </table:table-cell>
          <table:table-cell office:value-type="float" office:value="2.28073">
            <text:p>2.28073</text:p>
          </table:table-cell>
          <table:table-cell office:value-type="float" office:value="0.000137774">
            <text:p>0.000137774</text:p>
          </table:table-cell>
          <table:table-cell office:value-type="float" office:value="16.7004">
            <text:p>16.7004</text:p>
          </table:table-cell>
          <table:table-cell table:style-name="Default" table:formula="of:=SUM([.D120:.I120])" office:value-type="float" office:value="76.926454774">
            <text:p>76.926454774</text:p>
          </table:table-cell>
          <table:table-cell table:style-name="Default" table:formula="of:=[.K119]+[.J120]" office:value-type="float" office:value="715.70423345">
            <text:p>715.704233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esh Size</text:p>
          </table:table-cell>
          <table:table-cell table:number-columns-repeated="7"/>
          <table:table-cell office:value-type="string">
            <text:p>Iteration Run Time</text:p>
          </table:table-cell>
          <table:table-cell office:value-type="string">
            <text:p>Cummulative Run Time</text:p>
          </table:table-cell>
          <table:table-cell table:number-columns-repeated="101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 office:value-type="string">
            <text:p>order 3 with adaptive refinem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teration</text:p>
          </table:table-cell>
          <table:table-cell table:style-name="Default" office:value-type="string">
            <text:p>#Frequency(GHz)</text:p>
          </table:table-cell>
          <table:table-cell table:style-name="Default" office:value-type="string">
            <text:p>dB(S(1;1))</text:p>
          </table:table-cell>
          <table:table-cell table:style-name="Default" office:value-type="string">
            <text:p>deg(S(1;1))</text:p>
          </table:table-cell>
          <table:table-cell table:style-name="Default" office:value-type="string">
            <text:p>dB(S(2;1))</text:p>
          </table:table-cell>
          <table:table-cell table:style-name="Default" office:value-type="string">
            <text:p>deg(S(2;1))</text:p>
          </table:table-cell>
          <table:table-cell table:style-name="Default" office:value-type="string">
            <text:p>dB(S(1;2))</text:p>
          </table:table-cell>
          <table:table-cell table:style-name="Default" office:value-type="string">
            <text:p>deg(S(1;2))</text:p>
          </table:table-cell>
          <table:table-cell table:style-name="Default" office:value-type="string">
            <text:p>dB(S(2;2))</text:p>
          </table:table-cell>
          <table:table-cell table:style-name="Default" office:value-type="string">
            <text:p>deg(S(2;2))</text:p>
          </table:table-cell>
          <table:table-cell/>
          <table:table-cell table:style-name="ce1" office:value-type="string">
            <text:p>beta</text:p>
          </table:table-cell>
          <table:table-cell table:style-name="ce1" office:value-type="string">
            <text:p><text:s/>-beta*LOG10()</text:p>
          </table:table-cell>
          <table:table-cell table:style-name="ce1" office:value-type="string">
            <text:p>deg</text:p>
          </table:table-cell>
          <table:table-cell table:style-name="ce1" office:value-type="string">
            <text:p>N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error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6.5439594849433">
            <text:p>-46.5439594849</text:p>
          </table:table-cell>
          <table:table-cell table:style-name="Default" office:value-type="float" office:value="-136.43699482475">
            <text:p>-136.4369948248</text:p>
          </table:table-cell>
          <table:table-cell table:style-name="Default" office:value-type="float" office:value="-0.0330775480827522">
            <text:p>-0.0330775481</text:p>
          </table:table-cell>
          <table:table-cell table:style-name="Default" office:value-type="float" office:value="-51.0515988412882">
            <text:p>-51.0515988413</text:p>
          </table:table-cell>
          <table:table-cell table:style-name="Default" office:value-type="float" office:value="-0.0316338717822761">
            <text:p>-0.0316338718</text:p>
          </table:table-cell>
          <table:table-cell table:style-name="Default" office:value-type="float" office:value="-51.0462386785483">
            <text:p>-51.0462386785</text:p>
          </table:table-cell>
          <table:table-cell table:style-name="Default" office:value-type="float" office:value="-46.3903218121704">
            <text:p>-46.3903218122</text:p>
          </table:table-cell>
          <table:table-cell table:style-name="Default" office:value-type="float" office:value="-136.905534101753">
            <text:p>-136.9055341018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42]*0.1" office:value-type="float" office:value="-13.4549440171848">
            <text:p>-13.4549440172</text:p>
          </table:table-cell>
          <table:table-cell table:style-name="ce1" table:formula="of:=[.M142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42]+360*[.O142]" office:value-type="float" office:value="-50.9115057694839">
            <text:p>-50.9115057695</text:p>
          </table:table-cell>
          <table:table-cell table:style-name="ce1" table:formula="of:=ABS(([.P142]-[.F142])/[.P142])" office:value-type="float" office:value="0.00275169767004279">
            <text:p>0.0027516977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46.542067255044">
            <text:p>-46.542067255</text:p>
          </table:table-cell>
          <table:table-cell table:style-name="Default" office:value-type="float" office:value="-134.735761462636">
            <text:p>-134.7357614626</text:p>
          </table:table-cell>
          <table:table-cell table:style-name="Default" office:value-type="float" office:value="-0.034288603075122">
            <text:p>-0.0342886031</text:p>
          </table:table-cell>
          <table:table-cell table:style-name="Default" office:value-type="float" office:value="-51.0364433424888">
            <text:p>-51.0364433425</text:p>
          </table:table-cell>
          <table:table-cell table:style-name="Default" office:value-type="float" office:value="-0.533995091227399">
            <text:p>-0.5339950912</text:p>
          </table:table-cell>
          <table:table-cell table:style-name="Default" office:value-type="float" office:value="-32.8516160459646">
            <text:p>-32.851616046</text:p>
          </table:table-cell>
          <table:table-cell table:style-name="Default" office:value-type="float" office:value="-10.0317560825678">
            <text:p>-10.0317560826</text:p>
          </table:table-cell>
          <table:table-cell table:style-name="Default" office:value-type="float" office:value="97.146289104277">
            <text:p>97.1462891043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43]*0.1" office:value-type="float" office:value="-13.4549440171848">
            <text:p>-13.4549440172</text:p>
          </table:table-cell>
          <table:table-cell table:style-name="ce1" table:formula="of:=[.M143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43]+360*[.O143]" office:value-type="float" office:value="-50.9115057694839">
            <text:p>-50.9115057695</text:p>
          </table:table-cell>
          <table:table-cell table:style-name="ce1" table:formula="of:=ABS(([.P143]-[.F143])/[.P143])" office:value-type="float" office:value="0.00245401449272693">
            <text:p>0.0024540145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52.4285025437392">
            <text:p>-52.4285025437</text:p>
          </table:table-cell>
          <table:table-cell table:style-name="Default" office:value-type="float" office:value="-126.597383371527">
            <text:p>-126.5973833715</text:p>
          </table:table-cell>
          <table:table-cell table:style-name="Default" office:value-type="float" office:value="-0.0167410651073639">
            <text:p>-0.0167410651</text:p>
          </table:table-cell>
          <table:table-cell table:style-name="Default" office:value-type="float" office:value="-50.9665829582006">
            <text:p>-50.9665829582</text:p>
          </table:table-cell>
          <table:table-cell table:style-name="Default" office:value-type="float" office:value="-0.00401275028720918">
            <text:p>-0.0040127503</text:p>
          </table:table-cell>
          <table:table-cell table:style-name="Default" office:value-type="float" office:value="-50.89166436212">
            <text:p>-50.8916643621</text:p>
          </table:table-cell>
          <table:table-cell table:style-name="Default" office:value-type="float" office:value="-69.0709587299238">
            <text:p>-69.0709587299</text:p>
          </table:table-cell>
          <table:table-cell table:style-name="Default" office:value-type="float" office:value="-85.78004676663">
            <text:p>-85.7800467666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44]*0.1" office:value-type="float" office:value="-13.4549440171848">
            <text:p>-13.4549440172</text:p>
          </table:table-cell>
          <table:table-cell table:style-name="ce1" table:formula="of:=[.M144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44]+360*[.O144]" office:value-type="float" office:value="-50.9115057694839">
            <text:p>-50.9115057695</text:p>
          </table:table-cell>
          <table:table-cell table:style-name="ce1" table:formula="of:=ABS(([.P144]-[.F144])/[.P144])" office:value-type="float" office:value="0.00108182203382545">
            <text:p>0.001081822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51.7242450322451">
            <text:p>-51.7242450322</text:p>
          </table:table-cell>
          <table:table-cell table:style-name="Default" office:value-type="float" office:value="-131.065322834658">
            <text:p>-131.0653228347</text:p>
          </table:table-cell>
          <table:table-cell table:style-name="Default" office:value-type="float" office:value="-0.01674378831439">
            <text:p>-0.0167437883</text:p>
          </table:table-cell>
          <table:table-cell table:style-name="Default" office:value-type="float" office:value="-50.9806913945232">
            <text:p>-50.9806913945</text:p>
          </table:table-cell>
          <table:table-cell table:style-name="Default" office:value-type="float" office:value="-0.0040183010213336">
            <text:p>-0.004018301</text:p>
          </table:table-cell>
          <table:table-cell table:style-name="Default" office:value-type="float" office:value="-50.905837843263">
            <text:p>-50.9058378433</text:p>
          </table:table-cell>
          <table:table-cell table:style-name="Default" office:value-type="float" office:value="-64.1621027736199">
            <text:p>-64.1621027736</text:p>
          </table:table-cell>
          <table:table-cell table:style-name="Default" office:value-type="float" office:value="-96.1882444612241">
            <text:p>-96.1882444612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45]*0.1" office:value-type="float" office:value="-13.4549440171848">
            <text:p>-13.4549440172</text:p>
          </table:table-cell>
          <table:table-cell table:style-name="ce1" table:formula="of:=[.M145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45]+360*[.O145]" office:value-type="float" office:value="-50.9115057694839">
            <text:p>-50.9115057695</text:p>
          </table:table-cell>
          <table:table-cell table:style-name="ce1" table:formula="of:=ABS(([.P145]-[.F145])/[.P145])" office:value-type="float" office:value="0.00135893888804856">
            <text:p>0.0013589389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50.913342243847">
            <text:p>-50.9133422438</text:p>
          </table:table-cell>
          <table:table-cell table:style-name="Default" office:value-type="float" office:value="-126.686866657901">
            <text:p>-126.6868666579</text:p>
          </table:table-cell>
          <table:table-cell table:style-name="Default" office:value-type="float" office:value="-0.0167513994103964">
            <text:p>-0.0167513994</text:p>
          </table:table-cell>
          <table:table-cell table:style-name="Default" office:value-type="float" office:value="-50.9946264611598">
            <text:p>-50.9946264612</text:p>
          </table:table-cell>
          <table:table-cell table:style-name="Default" office:value-type="float" office:value="-0.004019747886894">
            <text:p>-0.0040197479</text:p>
          </table:table-cell>
          <table:table-cell table:style-name="Default" office:value-type="float" office:value="-50.9197305033769">
            <text:p>-50.9197305034</text:p>
          </table:table-cell>
          <table:table-cell table:style-name="Default" office:value-type="float" office:value="-63.5019600371939">
            <text:p>-63.5019600372</text:p>
          </table:table-cell>
          <table:table-cell table:style-name="Default" office:value-type="float" office:value="-125.369917453725">
            <text:p>-125.3699174537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46]*0.1" office:value-type="float" office:value="-13.4549440171848">
            <text:p>-13.4549440172</text:p>
          </table:table-cell>
          <table:table-cell table:style-name="ce1" table:formula="of:=[.M146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46]+360*[.O146]" office:value-type="float" office:value="-50.9115057694839">
            <text:p>-50.9115057695</text:p>
          </table:table-cell>
          <table:table-cell table:style-name="ce1" table:formula="of:=ABS(([.P146]-[.F146])/[.P146])" office:value-type="float" office:value="0.00163265042782689">
            <text:p>0.0016326504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50.3533350218955">
            <text:p>-50.3533350219</text:p>
          </table:table-cell>
          <table:table-cell table:style-name="Default" office:value-type="float" office:value="-128.77717462679">
            <text:p>-128.7771746268</text:p>
          </table:table-cell>
          <table:table-cell table:style-name="Default" office:value-type="float" office:value="-0.0167975131660834">
            <text:p>-0.0167975132</text:p>
          </table:table-cell>
          <table:table-cell table:style-name="Default" office:value-type="float" office:value="-51.0065509696113">
            <text:p>-51.0065509696</text:p>
          </table:table-cell>
          <table:table-cell table:style-name="Default" office:value-type="float" office:value="-0.00401858942838901">
            <text:p>-0.0040185894</text:p>
          </table:table-cell>
          <table:table-cell table:style-name="Default" office:value-type="float" office:value="-50.9316379860823">
            <text:p>-50.9316379861</text:p>
          </table:table-cell>
          <table:table-cell table:style-name="Default" office:value-type="float" office:value="-61.095779943441">
            <text:p>-61.0957799434</text:p>
          </table:table-cell>
          <table:table-cell table:style-name="Default" office:value-type="float" office:value="-125.344393328396">
            <text:p>-125.3443933284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47]*0.1" office:value-type="float" office:value="-13.4549440171848">
            <text:p>-13.4549440172</text:p>
          </table:table-cell>
          <table:table-cell table:style-name="ce1" table:formula="of:=[.M147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47]+360*[.O147]" office:value-type="float" office:value="-50.9115057694839">
            <text:p>-50.9115057695</text:p>
          </table:table-cell>
          <table:table-cell table:style-name="ce1" table:formula="of:=ABS(([.P147]-[.F147])/[.P147])" office:value-type="float" office:value="0.00186687073365503">
            <text:p>0.0018668707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50.1330573322148">
            <text:p>-50.1330573322</text:p>
          </table:table-cell>
          <table:table-cell table:style-name="Default" office:value-type="float" office:value="-128.468496923822">
            <text:p>-128.4684969238</text:p>
          </table:table-cell>
          <table:table-cell table:style-name="Default" office:value-type="float" office:value="-0.0167995969510447">
            <text:p>-0.016799597</text:p>
          </table:table-cell>
          <table:table-cell table:style-name="Default" office:value-type="float" office:value="-51.0097247608734">
            <text:p>-51.0097247609</text:p>
          </table:table-cell>
          <table:table-cell table:style-name="Default" office:value-type="float" office:value="-0.511444725258261">
            <text:p>-0.5114447253</text:p>
          </table:table-cell>
          <table:table-cell table:style-name="Default" office:value-type="float" office:value="-33.1836677531979">
            <text:p>-33.1836677532</text:p>
          </table:table-cell>
          <table:table-cell table:style-name="Default" office:value-type="float" office:value="-10.1681163697152">
            <text:p>-10.1681163697</text:p>
          </table:table-cell>
          <table:table-cell table:style-name="Default" office:value-type="float" office:value="96.4329161829899">
            <text:p>96.432916183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48]*0.1" office:value-type="float" office:value="-13.4549440171848">
            <text:p>-13.4549440172</text:p>
          </table:table-cell>
          <table:table-cell table:style-name="ce1" table:formula="of:=[.M148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48]+360*[.O148]" office:value-type="float" office:value="-50.9115057694839">
            <text:p>-50.9115057695</text:p>
          </table:table-cell>
          <table:table-cell table:style-name="ce1" table:formula="of:=ABS(([.P148]-[.F148])/[.P148])" office:value-type="float" office:value="0.00192921010496473">
            <text:p>0.0019292101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50.1303369294912">
            <text:p>-50.1303369295</text:p>
          </table:table-cell>
          <table:table-cell table:style-name="Default" office:value-type="float" office:value="-128.47186785236">
            <text:p>-128.4718678524</text:p>
          </table:table-cell>
          <table:table-cell table:style-name="Default" office:value-type="float" office:value="-0.0172051482209435">
            <text:p>-0.0172051482</text:p>
          </table:table-cell>
          <table:table-cell table:style-name="Default" office:value-type="float" office:value="-51.0082101217085">
            <text:p>-51.0082101217</text:p>
          </table:table-cell>
          <table:table-cell table:style-name="Default" office:value-type="float" office:value="-0.00361074756022598">
            <text:p>-0.0036107476</text:p>
          </table:table-cell>
          <table:table-cell table:style-name="Default" office:value-type="float" office:value="-50.9228632230359">
            <text:p>-50.922863223</text:p>
          </table:table-cell>
          <table:table-cell table:style-name="Default" office:value-type="float" office:value="-62.406867924496">
            <text:p>-62.4068679245</text:p>
          </table:table-cell>
          <table:table-cell table:style-name="Default" office:value-type="float" office:value="-135.509662995747">
            <text:p>-135.5096629957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49]*0.1" office:value-type="float" office:value="-13.4549440171848">
            <text:p>-13.4549440172</text:p>
          </table:table-cell>
          <table:table-cell table:style-name="ce1" table:formula="of:=[.M149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49]+360*[.O149]" office:value-type="float" office:value="-50.9115057694839">
            <text:p>-50.9115057695</text:p>
          </table:table-cell>
          <table:table-cell table:style-name="ce1" table:formula="of:=ABS(([.P149]-[.F149])/[.P149])" office:value-type="float" office:value="0.00189945967543013">
            <text:p>0.0018994597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50.1043756419714">
            <text:p>-50.104375642</text:p>
          </table:table-cell>
          <table:table-cell table:style-name="Default" office:value-type="float" office:value="-129.023107531764">
            <text:p>-129.0231075318</text:p>
          </table:table-cell>
          <table:table-cell table:style-name="Default" office:value-type="float" office:value="-0.0172054775620042">
            <text:p>-0.0172054776</text:p>
          </table:table-cell>
          <table:table-cell table:style-name="Default" office:value-type="float" office:value="-51.0101946216463">
            <text:p>-51.0101946216</text:p>
          </table:table-cell>
          <table:table-cell table:style-name="Default" office:value-type="float" office:value="-0.00361085265543825">
            <text:p>-0.0036108527</text:p>
          </table:table-cell>
          <table:table-cell table:style-name="Default" office:value-type="float" office:value="-50.9248550049927">
            <text:p>-50.924855005</text:p>
          </table:table-cell>
          <table:table-cell table:style-name="Default" office:value-type="float" office:value="-62.1976119893491">
            <text:p>-62.1976119893</text:p>
          </table:table-cell>
          <table:table-cell table:style-name="Default" office:value-type="float" office:value="-133.611701442621">
            <text:p>-133.6117014426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50]*0.1" office:value-type="float" office:value="-13.4549440171848">
            <text:p>-13.4549440172</text:p>
          </table:table-cell>
          <table:table-cell table:style-name="ce1" table:formula="of:=[.M150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50]+360*[.O150]" office:value-type="float" office:value="-50.9115057694839">
            <text:p>-50.9115057695</text:p>
          </table:table-cell>
          <table:table-cell table:style-name="ce1" table:formula="of:=ABS(([.P150]-[.F150])/[.P150])" office:value-type="float" office:value="0.00193843907522992">
            <text:p>0.0019384391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50.0889496713546">
            <text:p>-50.0889496714</text:p>
          </table:table-cell>
          <table:table-cell table:style-name="Default" office:value-type="float" office:value="-129.820811264868">
            <text:p>-129.8208112649</text:p>
          </table:table-cell>
          <table:table-cell table:style-name="Default" office:value-type="float" office:value="-0.0172063716660651">
            <text:p>-0.0172063717</text:p>
          </table:table-cell>
          <table:table-cell table:style-name="Default" office:value-type="float" office:value="-51.0152743400769">
            <text:p>-51.0152743401</text:p>
          </table:table-cell>
          <table:table-cell table:style-name="Default" office:value-type="float" office:value="-0.21426114007004">
            <text:p>-0.2142611401</text:p>
          </table:table-cell>
          <table:table-cell table:style-name="Default" office:value-type="float" office:value="-39.6596686158915">
            <text:p>-39.6596686159</text:p>
          </table:table-cell>
          <table:table-cell table:style-name="Default" office:value-type="float" office:value="-14.0925044131073">
            <text:p>-14.0925044131</text:p>
          </table:table-cell>
          <table:table-cell table:style-name="Default" office:value-type="float" office:value="91.9850798219696">
            <text:p>91.985079822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51]*0.1" office:value-type="float" office:value="-13.4549440171848">
            <text:p>-13.4549440172</text:p>
          </table:table-cell>
          <table:table-cell table:style-name="ce1" table:formula="of:=[.M151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51]+360*[.O151]" office:value-type="float" office:value="-50.9115057694839">
            <text:p>-50.9115057695</text:p>
          </table:table-cell>
          <table:table-cell table:style-name="ce1" table:formula="of:=ABS(([.P151]-[.F151])/[.P151])" office:value-type="float" office:value="0.00203821452586382">
            <text:p>0.0020382145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60.5840835962059">
            <text:p>-60.5840835962</text:p>
          </table:table-cell>
          <table:table-cell table:style-name="Default" office:value-type="float" office:value="-115.062288083657">
            <text:p>-115.0622880837</text:p>
          </table:table-cell>
          <table:table-cell table:style-name="Default" office:value-type="float" office:value="-0.00268275357350945">
            <text:p>-0.0026827536</text:p>
          </table:table-cell>
          <table:table-cell table:style-name="Default" office:value-type="float" office:value="-50.9394767185349">
            <text:p>-50.9394767185</text:p>
          </table:table-cell>
          <table:table-cell table:style-name="Default" office:value-type="float" office:value="-0.213000882719987">
            <text:p>-0.2130008827</text:p>
          </table:table-cell>
          <table:table-cell table:style-name="Default" office:value-type="float" office:value="-39.6601618248238">
            <text:p>-39.6601618248</text:p>
          </table:table-cell>
          <table:table-cell table:style-name="Default" office:value-type="float" office:value="-14.0946642843807">
            <text:p>-14.0946642844</text:p>
          </table:table-cell>
          <table:table-cell table:style-name="Default" office:value-type="float" office:value="91.9616429492473">
            <text:p>91.9616429492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52]*0.1" office:value-type="float" office:value="-13.4549440171848">
            <text:p>-13.4549440172</text:p>
          </table:table-cell>
          <table:table-cell table:style-name="ce1" table:formula="of:=[.M152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52]+360*[.O152]" office:value-type="float" office:value="-50.9115057694839">
            <text:p>-50.9115057695</text:p>
          </table:table-cell>
          <table:table-cell table:style-name="ce1" table:formula="of:=ABS(([.P152]-[.F152])/[.P152])" office:value-type="float" office:value="0.000549403295545934">
            <text:p>0.0005494033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60.2789917381571">
            <text:p>-60.2789917382</text:p>
          </table:table-cell>
          <table:table-cell table:style-name="Default" office:value-type="float" office:value="-114.942783260376">
            <text:p>-114.9427832604</text:p>
          </table:table-cell>
          <table:table-cell table:style-name="Default" office:value-type="float" office:value="-0.00272794687053705">
            <text:p>-0.0027279469</text:p>
          </table:table-cell>
          <table:table-cell table:style-name="Default" office:value-type="float" office:value="-50.9396126026091">
            <text:p>-50.9396126026</text:p>
          </table:table-cell>
          <table:table-cell table:style-name="Default" office:value-type="float" office:value="-0.000178816706618561">
            <text:p>-0.0001788167</text:p>
          </table:table-cell>
          <table:table-cell table:style-name="Default" office:value-type="float" office:value="-50.9156978856853">
            <text:p>-50.9156978857</text:p>
          </table:table-cell>
          <table:table-cell table:style-name="Default" office:value-type="float" office:value="-66.5315415721332">
            <text:p>-66.5315415721</text:p>
          </table:table-cell>
          <table:table-cell table:style-name="Default" office:value-type="float" office:value="-119.568126392673">
            <text:p>-119.5681263927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53]*0.1" office:value-type="float" office:value="-13.4549440171848">
            <text:p>-13.4549440172</text:p>
          </table:table-cell>
          <table:table-cell table:style-name="ce1" table:formula="of:=[.M153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53]+360*[.O153]" office:value-type="float" office:value="-50.9115057694839">
            <text:p>-50.9115057695</text:p>
          </table:table-cell>
          <table:table-cell table:style-name="ce1" table:formula="of:=ABS(([.P153]-[.F153])/[.P153])" office:value-type="float" office:value="0.000552072320398971">
            <text:p>0.0005520723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60.3151535230665">
            <text:p>-60.3151535231</text:p>
          </table:table-cell>
          <table:table-cell table:style-name="Default" office:value-type="float" office:value="-115.295896214867">
            <text:p>-115.2958962149</text:p>
          </table:table-cell>
          <table:table-cell table:style-name="Default" office:value-type="float" office:value="-0.00273248633528542">
            <text:p>-0.0027324863</text:p>
          </table:table-cell>
          <table:table-cell table:style-name="Default" office:value-type="float" office:value="-50.9404894104415">
            <text:p>-50.9404894104</text:p>
          </table:table-cell>
          <table:table-cell table:style-name="Default" office:value-type="float" office:value="-0.000176868640871437">
            <text:p>-0.0001768686</text:p>
          </table:table-cell>
          <table:table-cell table:style-name="Default" office:value-type="float" office:value="-50.9165716876701">
            <text:p>-50.9165716877</text:p>
          </table:table-cell>
          <table:table-cell table:style-name="Default" office:value-type="float" office:value="-66.5104426000132">
            <text:p>-66.5104426</text:p>
          </table:table-cell>
          <table:table-cell table:style-name="Default" office:value-type="float" office:value="-118.723895514066">
            <text:p>-118.7238955141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54]*0.1" office:value-type="float" office:value="-13.4549440171848">
            <text:p>-13.4549440172</text:p>
          </table:table-cell>
          <table:table-cell table:style-name="ce1" table:formula="of:=[.M154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54]+360*[.O154]" office:value-type="float" office:value="-50.9115057694839">
            <text:p>-50.9115057695</text:p>
          </table:table-cell>
          <table:table-cell table:style-name="ce1" table:formula="of:=ABS(([.P154]-[.F154])/[.P154])" office:value-type="float" office:value="0.000569294514461904">
            <text:p>0.0005692945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60.6220856572971">
            <text:p>-60.6220856573</text:p>
          </table:table-cell>
          <table:table-cell table:style-name="Default" office:value-type="float" office:value="-115.220405471994">
            <text:p>-115.220405472</text:p>
          </table:table-cell>
          <table:table-cell table:style-name="Default" office:value-type="float" office:value="-0.00273213299483812">
            <text:p>-0.002732133</text:p>
          </table:table-cell>
          <table:table-cell table:style-name="Default" office:value-type="float" office:value="-50.9424737460121">
            <text:p>-50.942473746</text:p>
          </table:table-cell>
          <table:table-cell table:style-name="Default" office:value-type="float" office:value="-0.255254510964708">
            <text:p>-0.255254511</text:p>
          </table:table-cell>
          <table:table-cell table:style-name="Default" office:value-type="float" office:value="-38.3852526118549">
            <text:p>-38.3852526119</text:p>
          </table:table-cell>
          <table:table-cell table:style-name="Default" office:value-type="float" office:value="-13.1956996807918">
            <text:p>-13.1956996808</text:p>
          </table:table-cell>
          <table:table-cell table:style-name="Default" office:value-type="float" office:value="94.2448033576535">
            <text:p>94.2448033577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55]*0.1" office:value-type="float" office:value="-13.4549440171848">
            <text:p>-13.4549440172</text:p>
          </table:table-cell>
          <table:table-cell table:style-name="ce1" table:formula="of:=[.M155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55]+360*[.O155]" office:value-type="float" office:value="-50.9115057694839">
            <text:p>-50.9115057695</text:p>
          </table:table-cell>
          <table:table-cell table:style-name="ce1" table:formula="of:=ABS(([.P155]-[.F155])/[.P155])" office:value-type="float" office:value="0.000608270685773394">
            <text:p>0.0006082707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60.6066792601332">
            <text:p>-60.6066792601</text:p>
          </table:table-cell>
          <table:table-cell table:style-name="Default" office:value-type="float" office:value="-113.371756637589">
            <text:p>-113.3717566376</text:p>
          </table:table-cell>
          <table:table-cell table:style-name="Default" office:value-type="float" office:value="-0.00273307433464513">
            <text:p>-0.0027330743</text:p>
          </table:table-cell>
          <table:table-cell table:style-name="Default" office:value-type="float" office:value="-50.943412334478">
            <text:p>-50.9434123345</text:p>
          </table:table-cell>
          <table:table-cell table:style-name="Default" office:value-type="float" office:value="-0.152500528497316">
            <text:p>-0.1525005285</text:p>
          </table:table-cell>
          <table:table-cell table:style-name="Default" office:value-type="float" office:value="-41.1473149779735">
            <text:p>-41.147314978</text:p>
          </table:table-cell>
          <table:table-cell table:style-name="Default" office:value-type="float" office:value="-15.3853104824841">
            <text:p>-15.3853104825</text:p>
          </table:table-cell>
          <table:table-cell table:style-name="Default" office:value-type="float" office:value="94.3614602620899">
            <text:p>94.3614602621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56]*0.1" office:value-type="float" office:value="-13.4549440171848">
            <text:p>-13.4549440172</text:p>
          </table:table-cell>
          <table:table-cell table:style-name="ce1" table:formula="of:=[.M156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56]+360*[.O156]" office:value-type="float" office:value="-50.9115057694839">
            <text:p>-50.9115057695</text:p>
          </table:table-cell>
          <table:table-cell table:style-name="ce1" table:formula="of:=ABS(([.P156]-[.F156])/[.P156])" office:value-type="float" office:value="0.000626706370432759">
            <text:p>0.0006267064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60.6066171973827">
            <text:p>-60.6066171974</text:p>
          </table:table-cell>
          <table:table-cell table:style-name="Default" office:value-type="float" office:value="-113.372190833543">
            <text:p>-113.3721908335</text:p>
          </table:table-cell>
          <table:table-cell table:style-name="Default" office:value-type="float" office:value="-0.00272277244064861">
            <text:p>-0.0027227724</text:p>
          </table:table-cell>
          <table:table-cell table:style-name="Default" office:value-type="float" office:value="-50.9433006083503">
            <text:p>-50.9433006084</text:p>
          </table:table-cell>
          <table:table-cell table:style-name="Default" office:value-type="float" office:value="-0.0969355383154805">
            <text:p>-0.0969355383</text:p>
          </table:table-cell>
          <table:table-cell table:style-name="Default" office:value-type="float" office:value="-42.7493808639095">
            <text:p>-42.7493808639</text:p>
          </table:table-cell>
          <table:table-cell table:style-name="Default" office:value-type="float" office:value="-16.9580750258917">
            <text:p>-16.9580750259</text:p>
          </table:table-cell>
          <table:table-cell table:style-name="Default" office:value-type="float" office:value="95.1268411789929">
            <text:p>95.126841179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57]*0.1" office:value-type="float" office:value="-13.4549440171848">
            <text:p>-13.4549440172</text:p>
          </table:table-cell>
          <table:table-cell table:style-name="ce1" table:formula="of:=[.M157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57]+360*[.O157]" office:value-type="float" office:value="-50.9115057694839">
            <text:p>-50.9115057695</text:p>
          </table:table-cell>
          <table:table-cell table:style-name="ce1" table:formula="of:=ABS(([.P157]-[.F157])/[.P157])" office:value-type="float" office:value="0.000624511854163594">
            <text:p>0.0006245119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float" office:value="8.3">
            <text:p>8.3</text:p>
          </table:table-cell>
          <table:table-cell table:style-name="Default" office:value-type="float" office:value="-60.6171462349663">
            <text:p>-60.617146235</text:p>
          </table:table-cell>
          <table:table-cell table:style-name="Default" office:value-type="float" office:value="-113.35527835091">
            <text:p>-113.3552783509</text:p>
          </table:table-cell>
          <table:table-cell table:style-name="Default" office:value-type="float" office:value="-0.00273943704644534">
            <text:p>-0.002739437</text:p>
          </table:table-cell>
          <table:table-cell table:style-name="Default" office:value-type="float" office:value="-50.9435817102797">
            <text:p>-50.9435817103</text:p>
          </table:table-cell>
          <table:table-cell table:style-name="Default" office:value-type="float" office:value="-0.427916405194958">
            <text:p>-0.4279164052</text:p>
          </table:table-cell>
          <table:table-cell table:style-name="Default" office:value-type="float" office:value="-33.4258702480822">
            <text:p>-33.4258702481</text:p>
          </table:table-cell>
          <table:table-cell table:style-name="Default" office:value-type="float" office:value="-10.4380659696354">
            <text:p>-10.4380659696</text:p>
          </table:table-cell>
          <table:table-cell table:style-name="Default" office:value-type="float" office:value="104.396839774358">
            <text:p>104.3968397744</text:p>
          </table:table-cell>
          <table:table-cell/>
          <table:table-cell table:style-name="ce3" office:value-type="float" office:value="134.549440171848">
            <text:p>134.5494401718</text:p>
          </table:table-cell>
          <table:table-cell table:style-name="ce1" table:formula="of:=-[.L158]*0.1" office:value-type="float" office:value="-13.4549440171848">
            <text:p>-13.4549440172</text:p>
          </table:table-cell>
          <table:table-cell table:style-name="ce1" table:formula="of:=[.M158]*180/PI()" office:value-type="float" office:value="-770.911505769484">
            <text:p>-770.9115057695</text:p>
          </table:table-cell>
          <table:table-cell table:style-name="ce1" office:value-type="float" office:value="2">
            <text:p>2</text:p>
          </table:table-cell>
          <table:table-cell table:style-name="ce1" table:formula="of:=[.N158]+360*[.O158]" office:value-type="float" office:value="-50.9115057694839">
            <text:p>-50.9115057695</text:p>
          </table:table-cell>
          <table:table-cell table:style-name="ce1" table:formula="of:=ABS(([.P158]-[.F158])/[.P158])" office:value-type="float" office:value="0.000630033237299965">
            <text:p>0.0006300332</text:p>
          </table:table-cell>
          <table:table-cell table:formula="of:=[.Q142]/[.Q158]" office:value-type="float" office:value="4.36754365822874">
            <text:p>4.3675436582</text:p>
          </table:table-cell>
          <table:table-cell/>
          <table:table-cell table:formula="of:=[.C142]-[.C158]" office:value-type="float" office:value="14.073186750023">
            <text:p>14.07318675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|S11|</text:p>
          </table:table-cell>
          <table:table-cell table:number-columns-repeated="12"/>
          <table:table-cell office:value-type="string">
            <text:p>Phase Error</text:p>
          </table:table-cell>
          <table:table-cell table:number-columns-repeated="1007"/>
        </table:table-row>
        <table:table-row table:style-name="ro1">
          <table:table-cell table:number-columns-repeated="12"/>
          <table:table-cell>
            <draw:frame table:end-cell-address="Sheet1.S184" table:end-x="0.2921in" table:end-y="0.1102in" draw:z-index="4" draw:style-name="gr1" draw:text-style-name="P1" svg:width="6in" svg:height="4in" svg:x="0.1776in" svg:y="0.1283in">
              <draw:object draw:notify-on-update-of-ranges="Sheet1.A142:Sheet1.A158 Sheet1.D159:Sheet1.D159 Sheet1.C142:Sheet1.C158 Sheet1.A142:Sheet1.A158 Sheet1.Q159:Sheet1.Q159 Sheet1.Q142:Sheet1.Q15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string">
            <text:p>iteration</text:p>
          </table:table-cell>
          <table:table-cell office:value-type="string">
            <text:p>mesh size</text:p>
          </table:table-cell>
          <table:table-cell office:value-type="string">
            <text:p>matrix size</text:p>
          </table:table-cell>
          <table:table-cell office:value-type="string">
            <text:p>setup,s</text:p>
          </table:table-cell>
          <table:table-cell office:value-type="string">
            <text:p>solve,s</text:p>
          </table:table-cell>
          <table:table-cell office:value-type="string">
            <text:p>setup RO, s</text:p>
          </table:table-cell>
          <table:table-cell office:value-type="string">
            <text:p>solve RO, s</text:p>
          </table:table-cell>
          <table:table-cell table:style-name="Default" office:value-type="string">
            <text:p>refine,s</text:p>
          </table:table-cell>
          <table:table-cell table:style-name="Default" office:value-type="string">
            <text:p>relative error</text:p>
          </table:table-cell>
          <table:table-cell office:value-type="string">
            <text:p>total time</text:p>
          </table:table-cell>
          <table:table-cell table:style-name="Default" office:value-type="string">
            <text:p>cummulative run time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5529">
            <text:p>5529</text:p>
          </table:table-cell>
          <table:table-cell office:value-type="float" office:value="0.610702">
            <text:p>0.610702</text:p>
          </table:table-cell>
          <table:table-cell office:value-type="float" office:value="2.14833">
            <text:p>2.14833</text:p>
          </table:table-cell>
          <table:table-cell office:value-type="float" office:value="0.549319">
            <text:p>0.549319</text:p>
          </table:table-cell>
          <table:table-cell office:value-type="float" office:value="0.494817">
            <text:p>0.494817</text:p>
          </table:table-cell>
          <table:table-cell office:value-type="float" office:value="0.0019184">
            <text:p>0.0019184</text:p>
          </table:table-cell>
          <table:table-cell table:style-name="Default" table:formula="of:=SUM([.D163:.H163])" office:value-type="float" office:value="3.8050864">
            <text:p>3.8050864</text:p>
          </table:table-cell>
          <table:table-cell table:style-name="Default" table:formula="of:=SUM([.D163:.H163])" office:value-type="float" office:value="3.8050864">
            <text:p>3.8050864</text:p>
          </table:table-cell>
          <table:table-cell table:style-name="Default" table:formula="of:=[.J163]" office:value-type="float" office:value="3.8050864">
            <text:p>3.8050864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8112">
            <text:p>8112</text:p>
          </table:table-cell>
          <table:table-cell office:value-type="float" office:value="0.612661">
            <text:p>0.612661</text:p>
          </table:table-cell>
          <table:table-cell office:value-type="float" office:value="4.2989">
            <text:p>4.2989</text:p>
          </table:table-cell>
          <table:table-cell office:value-type="float" office:value="0.519047">
            <text:p>0.519047</text:p>
          </table:table-cell>
          <table:table-cell office:value-type="float" office:value="0.800692">
            <text:p>0.800692</text:p>
          </table:table-cell>
          <table:table-cell office:value-type="float" office:value="0.00267722">
            <text:p>0.00267722</text:p>
          </table:table-cell>
          <table:table-cell table:style-name="Default" office:value-type="float" office:value="2.40927">
            <text:p>2.40927</text:p>
          </table:table-cell>
          <table:table-cell table:style-name="Default" table:formula="of:=SUM([.D164:.H164])" office:value-type="float" office:value="6.23397722">
            <text:p>6.23397722</text:p>
          </table:table-cell>
          <table:table-cell table:style-name="Default" table:formula="of:=[.K163]+[.J164]" office:value-type="float" office:value="10.03906362">
            <text:p>10.03906362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6">
            <text:p>546</text:p>
          </table:table-cell>
          <table:table-cell office:value-type="float" office:value="11436">
            <text:p>11436</text:p>
          </table:table-cell>
          <table:table-cell office:value-type="float" office:value="0.67553">
            <text:p>0.67553</text:p>
          </table:table-cell>
          <table:table-cell office:value-type="float" office:value="7.13492">
            <text:p>7.13492</text:p>
          </table:table-cell>
          <table:table-cell office:value-type="float" office:value="0.547149">
            <text:p>0.547149</text:p>
          </table:table-cell>
          <table:table-cell office:value-type="float" office:value="1.1902">
            <text:p>1.1902</text:p>
          </table:table-cell>
          <table:table-cell office:value-type="float" office:value="0.00336172">
            <text:p>0.00336172</text:p>
          </table:table-cell>
          <table:table-cell table:style-name="Default" office:value-type="float" office:value="894.283">
            <text:p>894.283</text:p>
          </table:table-cell>
          <table:table-cell table:style-name="Default" table:formula="of:=SUM([.D165:.H165])" office:value-type="float" office:value="9.55116072">
            <text:p>9.55116072</text:p>
          </table:table-cell>
          <table:table-cell table:style-name="Default" table:formula="of:=[.K164]+[.J165]" office:value-type="float" office:value="19.59022434">
            <text:p>19.5902243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7">
            <text:p>647</text:p>
          </table:table-cell>
          <table:table-cell office:value-type="float" office:value="13446">
            <text:p>13446</text:p>
          </table:table-cell>
          <table:table-cell office:value-type="float" office:value="0.690792">
            <text:p>0.690792</text:p>
          </table:table-cell>
          <table:table-cell office:value-type="float" office:value="9.73721">
            <text:p>9.73721</text:p>
          </table:table-cell>
          <table:table-cell office:value-type="float" office:value="0.554824">
            <text:p>0.554824</text:p>
          </table:table-cell>
          <table:table-cell office:value-type="float" office:value="1.49518">
            <text:p>1.49518</text:p>
          </table:table-cell>
          <table:table-cell office:value-type="float" office:value="0.00401835">
            <text:p>0.00401835</text:p>
          </table:table-cell>
          <table:table-cell table:style-name="Default" office:value-type="float" office:value="0.431727">
            <text:p>0.431727</text:p>
          </table:table-cell>
          <table:table-cell table:style-name="Default" table:formula="of:=SUM([.D166:.H166])" office:value-type="float" office:value="12.48202435">
            <text:p>12.48202435</text:p>
          </table:table-cell>
          <table:table-cell table:style-name="Default" table:formula="of:=[.K165]+[.J166]" office:value-type="float" office:value="32.07224869">
            <text:p>32.07224869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3">
            <text:p>753</text:p>
          </table:table-cell>
          <table:table-cell office:value-type="float" office:value="15516">
            <text:p>15516</text:p>
          </table:table-cell>
          <table:table-cell office:value-type="float" office:value="0.642048">
            <text:p>0.642048</text:p>
          </table:table-cell>
          <table:table-cell office:value-type="float" office:value="12.952">
            <text:p>12.952</text:p>
          </table:table-cell>
          <table:table-cell office:value-type="float" office:value="0.565871">
            <text:p>0.565871</text:p>
          </table:table-cell>
          <table:table-cell office:value-type="float" office:value="1.81697">
            <text:p>1.81697</text:p>
          </table:table-cell>
          <table:table-cell office:value-type="float" office:value="0.00495307">
            <text:p>0.00495307</text:p>
          </table:table-cell>
          <table:table-cell table:style-name="Default" office:value-type="float" office:value="0.232765">
            <text:p>0.232765</text:p>
          </table:table-cell>
          <table:table-cell table:style-name="Default" table:formula="of:=SUM([.D167:.H167])" office:value-type="float" office:value="15.98184207">
            <text:p>15.98184207</text:p>
          </table:table-cell>
          <table:table-cell table:style-name="Default" table:formula="of:=[.K166]+[.J167]" office:value-type="float" office:value="48.05409076">
            <text:p>48.05409076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02">
            <text:p>902</text:p>
          </table:table-cell>
          <table:table-cell office:value-type="float" office:value="18396">
            <text:p>18396</text:p>
          </table:table-cell>
          <table:table-cell office:value-type="float" office:value="0.669244">
            <text:p>0.669244</text:p>
          </table:table-cell>
          <table:table-cell office:value-type="float" office:value="18.7093">
            <text:p>18.7093</text:p>
          </table:table-cell>
          <table:table-cell office:value-type="float" office:value="0.570498">
            <text:p>0.570498</text:p>
          </table:table-cell>
          <table:table-cell office:value-type="float" office:value="2.26006">
            <text:p>2.26006</text:p>
          </table:table-cell>
          <table:table-cell office:value-type="float" office:value="0.00591669">
            <text:p>0.00591669</text:p>
          </table:table-cell>
          <table:table-cell table:style-name="Default" office:value-type="float" office:value="0.241962">
            <text:p>0.241962</text:p>
          </table:table-cell>
          <table:table-cell table:style-name="Default" table:formula="of:=SUM([.D168:.H168])" office:value-type="float" office:value="22.21501869">
            <text:p>22.21501869</text:p>
          </table:table-cell>
          <table:table-cell table:style-name="Default" table:formula="of:=[.K167]+[.J168]" office:value-type="float" office:value="70.26910945">
            <text:p>70.26910945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0">
            <text:p>950</text:p>
          </table:table-cell>
          <table:table-cell office:value-type="float" office:value="19317">
            <text:p>19317</text:p>
          </table:table-cell>
          <table:table-cell office:value-type="float" office:value="0.672756">
            <text:p>0.672756</text:p>
          </table:table-cell>
          <table:table-cell office:value-type="float" office:value="20.155">
            <text:p>20.155</text:p>
          </table:table-cell>
          <table:table-cell office:value-type="float" office:value="0.505212">
            <text:p>0.505212</text:p>
          </table:table-cell>
          <table:table-cell office:value-type="float" office:value="2.38318">
            <text:p>2.38318</text:p>
          </table:table-cell>
          <table:table-cell office:value-type="float" office:value="0.00604831">
            <text:p>0.00604831</text:p>
          </table:table-cell>
          <table:table-cell table:style-name="Default" office:value-type="float" office:value="2.29981">
            <text:p>2.29981</text:p>
          </table:table-cell>
          <table:table-cell table:style-name="Default" table:formula="of:=SUM([.D169:.H169])" office:value-type="float" office:value="23.72219631">
            <text:p>23.72219631</text:p>
          </table:table-cell>
          <table:table-cell table:style-name="Default" table:formula="of:=[.K168]+[.J169]" office:value-type="float" office:value="93.99130576">
            <text:p>93.99130576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53">
            <text:p>1053</text:p>
          </table:table-cell>
          <table:table-cell office:value-type="float" office:value="21342">
            <text:p>21342</text:p>
          </table:table-cell>
          <table:table-cell office:value-type="float" office:value="0.960489">
            <text:p>0.960489</text:p>
          </table:table-cell>
          <table:table-cell office:value-type="float" office:value="26.3867">
            <text:p>26.3867</text:p>
          </table:table-cell>
          <table:table-cell office:value-type="float" office:value="0.584182">
            <text:p>0.584182</text:p>
          </table:table-cell>
          <table:table-cell office:value-type="float" office:value="2.75299">
            <text:p>2.75299</text:p>
          </table:table-cell>
          <table:table-cell office:value-type="float" office:value="0.00661874">
            <text:p>0.00661874</text:p>
          </table:table-cell>
          <table:table-cell table:style-name="Default" office:value-type="float" office:value="408.202">
            <text:p>408.202</text:p>
          </table:table-cell>
          <table:table-cell table:style-name="Default" table:formula="of:=SUM([.D170:.H170])" office:value-type="float" office:value="30.69097974">
            <text:p>30.69097974</text:p>
          </table:table-cell>
          <table:table-cell table:style-name="Default" table:formula="of:=[.K169]+[.J170]" office:value-type="float" office:value="124.6822855">
            <text:p>124.6822855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1">
            <text:p>1111</text:p>
          </table:table-cell>
          <table:table-cell office:value-type="float" office:value="22479">
            <text:p>22479</text:p>
          </table:table-cell>
          <table:table-cell office:value-type="float" office:value="0.922794">
            <text:p>0.922794</text:p>
          </table:table-cell>
          <table:table-cell office:value-type="float" office:value="34.512">
            <text:p>34.512</text:p>
          </table:table-cell>
          <table:table-cell office:value-type="float" office:value="0.626665">
            <text:p>0.626665</text:p>
          </table:table-cell>
          <table:table-cell office:value-type="float" office:value="3.27769">
            <text:p>3.27769</text:p>
          </table:table-cell>
          <table:table-cell office:value-type="float" office:value="0.00715107">
            <text:p>0.00715107</text:p>
          </table:table-cell>
          <table:table-cell table:style-name="Default" office:value-type="float" office:value="0.0238036">
            <text:p>0.0238036</text:p>
          </table:table-cell>
          <table:table-cell table:style-name="Default" table:formula="of:=SUM([.D171:.H171])" office:value-type="float" office:value="39.34630007">
            <text:p>39.34630007</text:p>
          </table:table-cell>
          <table:table-cell table:style-name="Default" table:formula="of:=[.K170]+[.J171]" office:value-type="float" office:value="164.02858557">
            <text:p>164.02858557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79">
            <text:p>1179</text:p>
          </table:table-cell>
          <table:table-cell office:value-type="float" office:value="23853">
            <text:p>23853</text:p>
          </table:table-cell>
          <table:table-cell office:value-type="float" office:value="0.950651">
            <text:p>0.950651</text:p>
          </table:table-cell>
          <table:table-cell office:value-type="float" office:value="34.093">
            <text:p>34.093</text:p>
          </table:table-cell>
          <table:table-cell office:value-type="float" office:value="0.552463">
            <text:p>0.552463</text:p>
          </table:table-cell>
          <table:table-cell office:value-type="float" office:value="3.24747">
            <text:p>3.24747</text:p>
          </table:table-cell>
          <table:table-cell office:value-type="float" office:value="0.00774865">
            <text:p>0.00774865</text:p>
          </table:table-cell>
          <table:table-cell table:style-name="Default" office:value-type="float" office:value="2.45254">
            <text:p>2.45254</text:p>
          </table:table-cell>
          <table:table-cell table:style-name="Default" table:formula="of:=SUM([.D172:.H172])" office:value-type="float" office:value="38.85133265">
            <text:p>38.85133265</text:p>
          </table:table-cell>
          <table:table-cell table:style-name="Default" table:formula="of:=[.K171]+[.J172]" office:value-type="float" office:value="202.87991822">
            <text:p>202.87991822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59">
            <text:p>1259</text:p>
          </table:table-cell>
          <table:table-cell office:value-type="float" office:value="25431">
            <text:p>25431</text:p>
          </table:table-cell>
          <table:table-cell office:value-type="float" office:value="0.970641">
            <text:p>0.970641</text:p>
          </table:table-cell>
          <table:table-cell office:value-type="float" office:value="36.343">
            <text:p>36.343</text:p>
          </table:table-cell>
          <table:table-cell office:value-type="float" office:value="0.578121">
            <text:p>0.578121</text:p>
          </table:table-cell>
          <table:table-cell office:value-type="float" office:value="3.45922">
            <text:p>3.45922</text:p>
          </table:table-cell>
          <table:table-cell office:value-type="float" office:value="0.00898229">
            <text:p>0.00898229</text:p>
          </table:table-cell>
          <table:table-cell table:style-name="Default" office:value-type="float" office:value="0.000254855">
            <text:p>0.000254855</text:p>
          </table:table-cell>
          <table:table-cell table:style-name="Default" table:formula="of:=SUM([.D173:.H173])" office:value-type="float" office:value="41.35996429">
            <text:p>41.35996429</text:p>
          </table:table-cell>
          <table:table-cell table:style-name="Default" table:formula="of:=[.K172]+[.J173]" office:value-type="float" office:value="244.23988251">
            <text:p>244.23988251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94">
            <text:p>1494</text:p>
          </table:table-cell>
          <table:table-cell office:value-type="float" office:value="29874">
            <text:p>29874</text:p>
          </table:table-cell>
          <table:table-cell office:value-type="float" office:value="0.918444">
            <text:p>0.918444</text:p>
          </table:table-cell>
          <table:table-cell office:value-type="float" office:value="51.1284">
            <text:p>51.1284</text:p>
          </table:table-cell>
          <table:table-cell office:value-type="float" office:value="0.634654">
            <text:p>0.634654</text:p>
          </table:table-cell>
          <table:table-cell office:value-type="float" office:value="4.68198">
            <text:p>4.68198</text:p>
          </table:table-cell>
          <table:table-cell office:value-type="float" office:value="0.0102949">
            <text:p>0.0102949</text:p>
          </table:table-cell>
          <table:table-cell table:style-name="Default" office:value-type="float" office:value="417.643">
            <text:p>417.643</text:p>
          </table:table-cell>
          <table:table-cell table:style-name="Default" table:formula="of:=SUM([.D174:.H174])" office:value-type="float" office:value="57.3737729">
            <text:p>57.3737729</text:p>
          </table:table-cell>
          <table:table-cell table:style-name="Default" table:formula="of:=[.K173]+[.J174]" office:value-type="float" office:value="301.61365541">
            <text:p>301.61365541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68">
            <text:p>1568</text:p>
          </table:table-cell>
          <table:table-cell office:value-type="float" office:value="31347">
            <text:p>31347</text:p>
          </table:table-cell>
          <table:table-cell office:value-type="float" office:value="0.873268">
            <text:p>0.873268</text:p>
          </table:table-cell>
          <table:table-cell office:value-type="float" office:value="52.1631">
            <text:p>52.1631</text:p>
          </table:table-cell>
          <table:table-cell office:value-type="float" office:value="0.644137">
            <text:p>0.644137</text:p>
          </table:table-cell>
          <table:table-cell office:value-type="float" office:value="4.77268">
            <text:p>4.77268</text:p>
          </table:table-cell>
          <table:table-cell office:value-type="float" office:value="0.0108996">
            <text:p>0.0108996</text:p>
          </table:table-cell>
          <table:table-cell table:style-name="Default" office:value-type="float" office:value="0.00711088">
            <text:p>0.00711088</text:p>
          </table:table-cell>
          <table:table-cell table:style-name="Default" table:formula="of:=SUM([.D175:.H175])" office:value-type="float" office:value="58.4640846">
            <text:p>58.4640846</text:p>
          </table:table-cell>
          <table:table-cell table:style-name="Default" table:formula="of:=[.K174]+[.J175]" office:value-type="float" office:value="360.07774001">
            <text:p>360.07774001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09">
            <text:p>1609</text:p>
          </table:table-cell>
          <table:table-cell office:value-type="float" office:value="32160">
            <text:p>32160</text:p>
          </table:table-cell>
          <table:table-cell office:value-type="float" office:value="0.975162">
            <text:p>0.975162</text:p>
          </table:table-cell>
          <table:table-cell office:value-type="float" office:value="53.5684">
            <text:p>53.5684</text:p>
          </table:table-cell>
          <table:table-cell office:value-type="float" office:value="0.604485">
            <text:p>0.604485</text:p>
          </table:table-cell>
          <table:table-cell office:value-type="float" office:value="4.95641">
            <text:p>4.95641</text:p>
          </table:table-cell>
          <table:table-cell office:value-type="float" office:value="0.0118204">
            <text:p>0.0118204</text:p>
          </table:table-cell>
          <table:table-cell table:style-name="Default" office:value-type="float" office:value="2.25974">
            <text:p>2.25974</text:p>
          </table:table-cell>
          <table:table-cell table:style-name="Default" table:formula="of:=SUM([.D176:.H176])" office:value-type="float" office:value="60.1162774">
            <text:p>60.1162774</text:p>
          </table:table-cell>
          <table:table-cell table:style-name="Default" table:formula="of:=[.K175]+[.J176]" office:value-type="float" office:value="420.19401741">
            <text:p>420.19401741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60">
            <text:p>1660</text:p>
          </table:table-cell>
          <table:table-cell office:value-type="float" office:value="33147">
            <text:p>33147</text:p>
          </table:table-cell>
          <table:table-cell office:value-type="float" office:value="0.95053">
            <text:p>0.95053</text:p>
          </table:table-cell>
          <table:table-cell office:value-type="float" office:value="60.1982">
            <text:p>60.1982</text:p>
          </table:table-cell>
          <table:table-cell office:value-type="float" office:value="0.654536">
            <text:p>0.654536</text:p>
          </table:table-cell>
          <table:table-cell office:value-type="float" office:value="5.64371">
            <text:p>5.64371</text:p>
          </table:table-cell>
          <table:table-cell office:value-type="float" office:value="0.012303">
            <text:p>0.012303</text:p>
          </table:table-cell>
          <table:table-cell table:style-name="Default" office:value-type="float" office:value="0.28671">
            <text:p>0.28671</text:p>
          </table:table-cell>
          <table:table-cell table:style-name="Default" table:formula="of:=SUM([.D177:.H177])" office:value-type="float" office:value="67.459279">
            <text:p>67.459279</text:p>
          </table:table-cell>
          <table:table-cell table:style-name="Default" table:formula="of:=[.K176]+[.J177]" office:value-type="float" office:value="487.65329641">
            <text:p>487.65329641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71">
            <text:p>1771</text:p>
          </table:table-cell>
          <table:table-cell office:value-type="float" office:value="35289">
            <text:p>35289</text:p>
          </table:table-cell>
          <table:table-cell office:value-type="float" office:value="1.18516">
            <text:p>1.18516</text:p>
          </table:table-cell>
          <table:table-cell office:value-type="float" office:value="64.8685">
            <text:p>64.8685</text:p>
          </table:table-cell>
          <table:table-cell office:value-type="float" office:value="0.717517">
            <text:p>0.717517</text:p>
          </table:table-cell>
          <table:table-cell office:value-type="float" office:value="6.50227">
            <text:p>6.50227</text:p>
          </table:table-cell>
          <table:table-cell office:value-type="float" office:value="0.0145765">
            <text:p>0.0145765</text:p>
          </table:table-cell>
          <table:table-cell table:style-name="Default" office:value-type="float" office:value="0.198501">
            <text:p>0.198501</text:p>
          </table:table-cell>
          <table:table-cell table:style-name="Default" table:formula="of:=SUM([.D178:.H178])" office:value-type="float" office:value="73.2880235">
            <text:p>73.2880235</text:p>
          </table:table-cell>
          <table:table-cell table:style-name="Default" table:formula="of:=[.K177]+[.J178]" office:value-type="float" office:value="560.94131991">
            <text:p>560.94131991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57">
            <text:p>2157</text:p>
          </table:table-cell>
          <table:table-cell office:value-type="float" office:value="42675">
            <text:p>42675</text:p>
          </table:table-cell>
          <table:table-cell office:value-type="float" office:value="2.77078">
            <text:p>2.77078</text:p>
          </table:table-cell>
          <table:table-cell office:value-type="float" office:value="113.312">
            <text:p>113.312</text:p>
          </table:table-cell>
          <table:table-cell office:value-type="float" office:value="0.905989">
            <text:p>0.905989</text:p>
          </table:table-cell>
          <table:table-cell office:value-type="float" office:value="9.35678">
            <text:p>9.35678</text:p>
          </table:table-cell>
          <table:table-cell office:value-type="float" office:value="0.0202788">
            <text:p>0.0202788</text:p>
          </table:table-cell>
          <table:table-cell table:style-name="Default" office:value-type="float" office:value="0.527937">
            <text:p>0.527937</text:p>
          </table:table-cell>
          <table:table-cell table:style-name="Default" table:formula="of:=SUM([.D179:.H179])" office:value-type="float" office:value="126.3658278">
            <text:p>126.3658278</text:p>
          </table:table-cell>
          <table:table-cell table:style-name="Default" table:formula="of:=[.K178]+[.J179]" office:value-type="float" office:value="687.30714771">
            <text:p>687.307147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esh Size</text:p>
          </table:table-cell>
          <table:table-cell table:number-columns-repeated="7"/>
          <table:table-cell office:value-type="string">
            <text:p>Iteration Run Time</text:p>
          </table:table-cell>
          <table:table-cell office:value-type="string">
            <text:p>Cummulative Run Time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Sheet1.T210" table:end-x="0.3539in" table:end-y="0.1008in" draw:z-index="5" draw:style-name="gr1" draw:text-style-name="P1" svg:width="7in" svg:height="4in" svg:x="0.1283in" svg:y="0.1193in">
              <draw:object draw:notify-on-update-of-ranges="Sheet1.A163:Sheet1.A179 Sheet1.B181:Sheet1.B181 Sheet1.B163:Sheet1.B179 Sheet1.A163:Sheet1.A179 Sheet1.K181:Sheet1.K181 Sheet1.K163:Sheet1.K17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0" number:min-integer-digits="1" number:min-exponent-digits="3"/>
    </number:number-style>
    <number:number-style style:name="N118">
      <number:scientific-number number:decimal-places="0" number:min-integer-digits="1" number:min-exponent-digits="1"/>
    </number:number-style>
    <style:style style:name="Default" style:family="table-cell">
      <style:text-properties fo:color="#000000"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0">08/20/2023</text:date>, <text:time>18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Young</meta:initial-creator>
    <meta:creation-date>2023-08-17T07:09:04</meta:creation-date>
    <dc:date>2023-08-20T18:12:22</dc:date>
    <dc:creator>Brian Young</dc:creator>
    <meta:editing-duration>PT5H16M5S</meta:editing-duration>
    <meta:editing-cycles>70</meta:editing-cycles>
    <meta:generator>OpenOffice/4.1.11$Unix OpenOffice.org_project/4112m1$Build-9809</meta:generator>
    <meta:document-statistic meta:table-count="3" meta:cell-count="15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-16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120" chart:maximum="-0" chart:origin="-160" chart:reverse-direction="false" text:line-break="false" chart:axis-position="-140"/>
      <style:graphic-properties svg:stroke-color="#b3b3b3"/>
      <style:text-properties fo:color="#000000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10" style:family="chart" style:data-style-name="N118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scatter" chart:style-name="ch1">
        <chart:title svg:x="5.258cm" svg:y="0.315cm" chart:style-name="ch2">
          <text:p>P Convergence at 8.3 GHz</text:p>
        </chart:title>
        <chart:legend chart:legend-position="end" svg:x="12.831cm" svg:y="3.944cm" style:legend-expansion="high" chart:style-name="ch3"/>
        <chart:plot-area chart:style-name="ch4" table:cell-range-address="Sheet1.A10:Sheet1.A15 Sheet1.D18:Sheet1.D18 Sheet1.D10:Sheet1.D15 Sheet1.R18:Sheet1.R18 Sheet1.R10:Sheet1.R15" chart:data-source-has-labels="row" svg:x="1.331cm" svg:y="1.631cm" svg:width="10.299cm" svg:height="6.194cm">
          <chartooo:coordinate-region svg:x="2.243cm" svg:y="1.83cm" svg:width="8.315cm" svg:height="5.348cm"/>
          <chart:axis chart:dimension="x" chart:name="primary-x" chart:style-name="ch5">
            <chart:title svg:x="4.941cm" svg:y="8.004cm" chart:style-name="ch6">
              <text:p>Finite Element Order</text:p>
            </chart:title>
            <chart:grid chart:style-name="ch7" chart:class="major"/>
          </chart:axis>
          <chart:axis chart:dimension="y" chart:name="primary-y" chart:style-name="ch8">
            <chart:title svg:x="0.451cm" svg:y="5.433cm" chart:style-name="ch9">
              <text:p>|S11|, dB</text:p>
            </chart:title>
            <chart:grid chart:style-name="ch7" chart:class="major"/>
          </chart:axis>
          <chart:axis chart:dimension="y" chart:name="secondary-y" chart:style-name="ch10">
            <chart:title svg:x="11.95cm" svg:y="5.645cm" chart:style-name="ch9">
              <text:p>Phase Error</text:p>
            </chart:title>
          </chart:axis>
          <chart:series chart:attached-axis="primary-y" chart:style-name="ch11" chart:values-cell-range-address="Sheet1.D10:Sheet1.D15" chart:label-cell-address="Sheet1.D18:Sheet1.D18" chart:class="chart:scatter">
            <chart:domain table:cell-range-address="Sheet1.A10:Sheet1.A15"/>
            <chart:data-point chart:repeated="6"/>
          </chart:series>
          <chart:series chart:attached-axis="secondary-y" chart:style-name="ch12" chart:values-cell-range-address="Sheet1.R10:Sheet1.R15" chart:label-cell-address="Sheet1.R18:Sheet1.R18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18:Sheet1.D18</svg:desc>
                </draw:g>
              </table:table-cell>
              <table:table-cell office:value-type="string">
                <text:p>Phase Error</text:p>
                <draw:g>
                  <svg:desc>Sheet1.R18:Sheet1.R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:Sheet1.A15</svg:desc>
                </draw:g>
              </table:table-cell>
              <table:table-cell office:value-type="float" office:value="-1.42090814177356">
                <text:p>-1.42090814177356</text:p>
                <draw:g>
                  <svg:desc>Sheet1.D10:Sheet1.D15</svg:desc>
                </draw:g>
              </table:table-cell>
              <table:table-cell office:value-type="float" office:value="0.720664681205468">
                <text:p>0.720664681205468</text:p>
                <draw:g>
                  <svg:desc>Sheet1.R10:Sheet1.R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7.6157678976574">
                <text:p>-27.6157678976574</text:p>
              </table:table-cell>
              <table:table-cell office:value-type="float" office:value="0.0696846735259211">
                <text:p>0.0696846735259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46.5439594849433">
                <text:p>-46.5439594849433</text:p>
              </table:table-cell>
              <table:table-cell office:value-type="float" office:value="0.00275169767004279">
                <text:p>0.00275169767004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65.4314819448134">
                <text:p>-65.4314819448134</text:p>
              </table:table-cell>
              <table:table-cell office:value-type="float" office:value="0.000479276851459488">
                <text:p>0.000479276851459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87.0192134282881">
                <text:p>-87.0192134282881</text:p>
              </table:table-cell>
              <table:table-cell office:value-type="float" office:value="0.0000359710279878291">
                <text:p>0.0000359710279878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09.716989828963">
                <text:p>-109.716989828963</text:p>
              </table:table-cell>
              <table:table-cell office:value-type="float" office:value="0.00000374168346929482">
                <text:p>0.00000374168346929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-6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50" chart:maximum="-20" chart:origin="-60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0.001" chart:maximum="0.1" chart:reverse-direction="false" text:line-break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5.552cm" svg:y="0.339cm" chart:style-name="ch2">
          <text:p>2nd Order Elements</text:p>
        </chart:title>
        <chart:legend chart:legend-position="end" svg:x="12.071cm" svg:y="4.532cm" style:legend-expansion="high" chart:style-name="ch3"/>
        <chart:plot-area chart:style-name="ch4" table:cell-range-address="Sheet1.A52:Sheet1.A83 Sheet1.D84:Sheet1.D84 Sheet1.C52:Sheet1.C83 Sheet1.Q52:Sheet1.Q84" chart:data-source-has-labels="row" svg:x="1.315cm" svg:y="1.727cm" svg:width="9.587cm" svg:height="7.25cm">
          <chartooo:coordinate-region svg:x="2.042cm" svg:y="1.926cm" svg:width="7.761cm" svg:height="6.404cm"/>
          <chart:axis chart:dimension="x" chart:name="primary-x" chart:style-name="ch5">
            <chart:title svg:x="5.469cm" svg:y="9.18cm" chart:style-name="ch6">
              <text:p>Iteration</text:p>
            </chart:title>
          </chart:axis>
          <chart:axis chart:dimension="y" chart:name="primary-y" chart:style-name="ch7">
            <chart:title svg:x="0.451cm" svg:y="6.057cm" chart:style-name="ch8">
              <text:p>|S11|, dB</text:p>
            </chart:title>
            <chart:grid chart:style-name="ch9" chart:class="major"/>
          </chart:axis>
          <chart:axis chart:dimension="y" chart:name="secondary-y" chart:style-name="ch10">
            <chart:title svg:x="11.206cm" svg:y="6.269cm" chart:style-name="ch8">
              <text:p>Phase Error</text:p>
            </chart:title>
          </chart:axis>
          <chart:series chart:attached-axis="primary-y" chart:style-name="ch11" chart:values-cell-range-address="Sheet1.C52:Sheet1.C83" chart:label-cell-address="Sheet1.D84:Sheet1.D84" chart:class="chart:scatter">
            <chart:domain table:cell-range-address="Sheet1.A52:Sheet1.A83"/>
            <chart:data-point chart:repeated="32"/>
          </chart:series>
          <chart:series chart:attached-axis="secondary-y" chart:style-name="ch12" chart:values-cell-range-address="Sheet1.Q52:Sheet1.Q83" chart:label-cell-address="Sheet1.Q84:Sheet1.Q84" chart:class="chart:scatte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84:Sheet1.D84</svg:desc>
                </draw:g>
              </table:table-cell>
              <table:table-cell office:value-type="string">
                <text:p>Phase Error</text:p>
                <draw:g>
                  <svg:desc>Sheet1.Q84:Sheet1.Q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2:Sheet1.A83</svg:desc>
                </draw:g>
              </table:table-cell>
              <table:table-cell office:value-type="float" office:value="-27.6157678976574">
                <text:p>-27.6157678976574</text:p>
                <draw:g>
                  <svg:desc>Sheet1.C52:Sheet1.C83</svg:desc>
                </draw:g>
              </table:table-cell>
              <table:table-cell office:value-type="float" office:value="0.0696846735259211">
                <text:p>0.0696846735259211</text:p>
                <draw:g>
                  <svg:desc>Sheet1.Q52:Sheet1.Q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6.7531138468195">
                <text:p>-26.7531138468195</text:p>
              </table:table-cell>
              <table:table-cell office:value-type="float" office:value="0.0650032470072567">
                <text:p>0.0650032470072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9.4453979340305">
                <text:p>-29.4453979340305</text:p>
              </table:table-cell>
              <table:table-cell office:value-type="float" office:value="0.0455439718890471">
                <text:p>0.0455439718890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31.3298430908121">
                <text:p>-31.3298430908121</text:p>
              </table:table-cell>
              <table:table-cell office:value-type="float" office:value="0.0440355060010487">
                <text:p>0.0440355060010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1.5565624255043">
                <text:p>-31.5565624255043</text:p>
              </table:table-cell>
              <table:table-cell office:value-type="float" office:value="0.0434544843841114">
                <text:p>0.0434544843841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34.0428495147403">
                <text:p>-34.0428495147403</text:p>
              </table:table-cell>
              <table:table-cell office:value-type="float" office:value="0.0329419518550461">
                <text:p>0.0329419518550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2.6527620582671">
                <text:p>-32.6527620582671</text:p>
              </table:table-cell>
              <table:table-cell office:value-type="float" office:value="0.0289106284774409">
                <text:p>0.0289106284774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21.0009767991604">
                <text:p>-21.0009767991604</text:p>
              </table:table-cell>
              <table:table-cell office:value-type="float" office:value="0.0979183000808988">
                <text:p>0.0979183000808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1419495241134">
                <text:p>-38.1419495241134</text:p>
              </table:table-cell>
              <table:table-cell office:value-type="float" office:value="0.0183914019344223">
                <text:p>0.0183914019344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38.4953276903333">
                <text:p>-38.4953276903333</text:p>
              </table:table-cell>
              <table:table-cell office:value-type="float" office:value="0.017291006717611">
                <text:p>0.017291006717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38.4651948167652">
                <text:p>-38.4651948167652</text:p>
              </table:table-cell>
              <table:table-cell office:value-type="float" office:value="0.0164487726097013">
                <text:p>0.0164487726097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37.5983692226081">
                <text:p>-37.5983692226081</text:p>
              </table:table-cell>
              <table:table-cell office:value-type="float" office:value="0.0163887602284699">
                <text:p>0.0163887602284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38.9517528890975">
                <text:p>-38.9517528890975</text:p>
              </table:table-cell>
              <table:table-cell office:value-type="float" office:value="0.0132839436993457">
                <text:p>0.0132839436993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38.4355982889969">
                <text:p>-38.4355982889969</text:p>
              </table:table-cell>
              <table:table-cell office:value-type="float" office:value="0.0157513378963603">
                <text:p>0.0157513378963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39.5474481729777">
                <text:p>-39.5474481729777</text:p>
              </table:table-cell>
              <table:table-cell office:value-type="float" office:value="0.0158576821253232">
                <text:p>0.0158576821253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39.3570741653208">
                <text:p>-39.3570741653208</text:p>
              </table:table-cell>
              <table:table-cell office:value-type="float" office:value="0.0156919931573403">
                <text:p>0.0156919931573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39.5530748781212">
                <text:p>-39.5530748781212</text:p>
              </table:table-cell>
              <table:table-cell office:value-type="float" office:value="0.0150030915469539">
                <text:p>0.01500309154695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40.0132343973285">
                <text:p>-40.0132343973285</text:p>
              </table:table-cell>
              <table:table-cell office:value-type="float" office:value="0.01428818581457">
                <text:p>0.01428818581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41.8618511651599">
                <text:p>-41.8618511651599</text:p>
              </table:table-cell>
              <table:table-cell office:value-type="float" office:value="0.00912524477222202">
                <text:p>0.00912524477222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41.5714814888315">
                <text:p>-41.5714814888315</text:p>
              </table:table-cell>
              <table:table-cell office:value-type="float" office:value="0.00913826506231725">
                <text:p>0.00913826506231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41.5374801930201">
                <text:p>-41.5374801930201</text:p>
              </table:table-cell>
              <table:table-cell office:value-type="float" office:value="0.00802530796738759">
                <text:p>0.00802530796738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41.0329704427719">
                <text:p>-41.0329704427719</text:p>
              </table:table-cell>
              <table:table-cell office:value-type="float" office:value="0.00699720311693407">
                <text:p>0.00699720311693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42.0567119767488">
                <text:p>-42.0567119767488</text:p>
              </table:table-cell>
              <table:table-cell office:value-type="float" office:value="0.00629039875689354">
                <text:p>0.00629039875689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42.2070401999415">
                <text:p>-42.2070401999415</text:p>
              </table:table-cell>
              <table:table-cell office:value-type="float" office:value="0.00611037998561815">
                <text:p>0.00611037998561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42.1767509971478">
                <text:p>-42.1767509971478</text:p>
              </table:table-cell>
              <table:table-cell office:value-type="float" office:value="0.0056896508196712">
                <text:p>0.0056896508196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42.1622311718878">
                <text:p>-42.1622311718878</text:p>
              </table:table-cell>
              <table:table-cell office:value-type="float" office:value="0.00553800248967175">
                <text:p>0.00553800248967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42.145155459041">
                <text:p>-42.145155459041</text:p>
              </table:table-cell>
              <table:table-cell office:value-type="float" office:value="0.00549976673830117">
                <text:p>0.00549976673830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42.0087643962556">
                <text:p>-42.0087643962556</text:p>
              </table:table-cell>
              <table:table-cell office:value-type="float" office:value="0.00523382209744326">
                <text:p>0.00523382209744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42.0643724934622">
                <text:p>-42.0643724934622</text:p>
              </table:table-cell>
              <table:table-cell office:value-type="float" office:value="0.00522510960724102">
                <text:p>0.00522510960724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42.1035105765411">
                <text:p>-42.1035105765411</text:p>
              </table:table-cell>
              <table:table-cell office:value-type="float" office:value="0.00524198948930914">
                <text:p>0.00524198948930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42.1661828531675">
                <text:p>-42.1661828531675</text:p>
              </table:table-cell>
              <table:table-cell office:value-type="float" office:value="0.00497185470849619">
                <text:p>0.00497185470849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42.2470856469622">
                <text:p>-42.2470856469622</text:p>
              </table:table-cell>
              <table:table-cell office:value-type="float" office:value="0.00500204389181084">
                <text:p>0.00500204389181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1" chart:maximum="10000" chart:reverse-direction="false" text:line-break="false" chart:axis-position="end"/>
      <style:graphic-properties svg:stroke-color="#b3b3b3"/>
      <style:text-properties fo:color="#0000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6.822cm" svg:y="0.339cm" chart:style-name="ch2">
          <text:p>2nd Order Elements</text:p>
        </chart:title>
        <chart:legend chart:legend-position="end" svg:x="12.839cm" svg:y="4.532cm" style:legend-expansion="high" chart:style-name="ch3"/>
        <chart:plot-area chart:style-name="ch4" table:cell-range-address="Sheet1.A89:Sheet1.B120 Sheet1.B122:Sheet1.B122 Sheet1.K122:Sheet1.K122 Sheet1.J89:Sheet1.J120" chart:data-source-has-labels="row" svg:x="1.366cm" svg:y="1.727cm" svg:width="10.202cm" svg:height="7.25cm">
          <chartooo:coordinate-region svg:x="2.358cm" svg:y="1.926cm" svg:width="8.032cm" svg:height="6.404cm"/>
          <chart:axis chart:dimension="x" chart:name="primary-x" chart:style-name="ch5">
            <chart:title svg:x="5.828cm" svg:y="9.18cm" chart:style-name="ch6">
              <text:p>Iteration</text:p>
            </chart:title>
          </chart:axis>
          <chart:axis chart:dimension="y" chart:name="primary-y" chart:style-name="ch5">
            <chart:title svg:x="0.451cm" svg:y="6.163cm" chart:style-name="ch7">
              <text:p>Mesh SIze</text:p>
            </chart:title>
            <chart:grid chart:style-name="ch8" chart:class="major"/>
          </chart:axis>
          <chart:axis chart:dimension="y" chart:name="secondary-y" chart:style-name="ch9">
            <chart:title svg:x="11.923cm" svg:y="7.261cm" chart:style-name="ch7">
              <text:p>Cummulative Run Time, s</text:p>
            </chart:title>
          </chart:axis>
          <chart:series chart:attached-axis="primary-y" chart:style-name="ch10" chart:values-cell-range-address="Sheet1.B89:Sheet1.B120" chart:label-cell-address="Sheet1.B122:Sheet1.B122" chart:class="chart:scatter">
            <chart:domain table:cell-range-address="Sheet1.A89:Sheet1.A120"/>
            <chart:data-point chart:repeated="32"/>
          </chart:series>
          <chart:series chart:attached-axis="secondary-y" chart:style-name="ch11" chart:values-cell-range-address="Sheet1.J89:Sheet1.J120" chart:label-cell-address="Sheet1.K122:Sheet1.K122" chart:class="chart:scatte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Size</text:p>
                <draw:g>
                  <svg:desc>Sheet1.B122:Sheet1.B122</svg:desc>
                </draw:g>
              </table:table-cell>
              <table:table-cell office:value-type="string">
                <text:p>Cummulative Run Time</text:p>
                <draw:g>
                  <svg:desc>Sheet1.K122:Sheet1.K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9:Sheet1.A120</svg:desc>
                </draw:g>
              </table:table-cell>
              <table:table-cell office:value-type="float" office:value="252">
                <text:p>252</text:p>
                <draw:g>
                  <svg:desc>Sheet1.B89:Sheet1.B120</svg:desc>
                </draw:g>
              </table:table-cell>
              <table:table-cell office:value-type="float" office:value="1.53825977">
                <text:p>1.53825977</text:p>
                <draw:g>
                  <svg:desc>Sheet1.J89:Sheet1.J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5">
                <text:p>335</text:p>
              </table:table-cell>
              <table:table-cell office:value-type="float" office:value="1.90946785">
                <text:p>1.90946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3">
                <text:p>533</text:p>
              </table:table-cell>
              <table:table-cell office:value-type="float" office:value="2.58685532">
                <text:p>2.58685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29">
                <text:p>629</text:p>
              </table:table-cell>
              <table:table-cell office:value-type="float" office:value="2.73661252">
                <text:p>2.73661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1">
                <text:p>681</text:p>
              </table:table-cell>
              <table:table-cell office:value-type="float" office:value="3.11837894">
                <text:p>3.11837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32">
                <text:p>732</text:p>
              </table:table-cell>
              <table:table-cell office:value-type="float" office:value="3.39203682">
                <text:p>3.39203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32">
                <text:p>832</text:p>
              </table:table-cell>
              <table:table-cell office:value-type="float" office:value="4.02429049">
                <text:p>4.02429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34">
                <text:p>934</text:p>
              </table:table-cell>
              <table:table-cell office:value-type="float" office:value="4.87241056">
                <text:p>4.87241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41">
                <text:p>1041</text:p>
              </table:table-cell>
              <table:table-cell office:value-type="float" office:value="4.75766179">
                <text:p>4.75766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28">
                <text:p>1128</text:p>
              </table:table-cell>
              <table:table-cell office:value-type="float" office:value="5.74137835">
                <text:p>5.7413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04">
                <text:p>1204</text:p>
              </table:table-cell>
              <table:table-cell office:value-type="float" office:value="5.9805186">
                <text:p>5.9805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52">
                <text:p>1352</text:p>
              </table:table-cell>
              <table:table-cell office:value-type="float" office:value="7.76936246">
                <text:p>7.76936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60">
                <text:p>1560</text:p>
              </table:table-cell>
              <table:table-cell office:value-type="float" office:value="10.2497159">
                <text:p>10.2497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34">
                <text:p>1734</text:p>
              </table:table-cell>
              <table:table-cell office:value-type="float" office:value="13.9182581">
                <text:p>13.9182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72">
                <text:p>1872</text:p>
              </table:table-cell>
              <table:table-cell office:value-type="float" office:value="13.2279869">
                <text:p>13.2279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22">
                <text:p>1922</text:p>
              </table:table-cell>
              <table:table-cell office:value-type="float" office:value="23.4580328">
                <text:p>23.4580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90">
                <text:p>1990</text:p>
              </table:table-cell>
              <table:table-cell office:value-type="float" office:value="12.3682135">
                <text:p>12.3682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57">
                <text:p>2057</text:p>
              </table:table-cell>
              <table:table-cell office:value-type="float" office:value="14.8888234">
                <text:p>14.8888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594">
                <text:p>2594</text:p>
              </table:table-cell>
              <table:table-cell office:value-type="float" office:value="33.4508361">
                <text:p>33.4508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27">
                <text:p>2727</text:p>
              </table:table-cell>
              <table:table-cell office:value-type="float" office:value="25.8520888">
                <text:p>25.8520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818">
                <text:p>2818</text:p>
              </table:table-cell>
              <table:table-cell office:value-type="float" office:value="36.1619052">
                <text:p>36.1619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977">
                <text:p>2977</text:p>
              </table:table-cell>
              <table:table-cell office:value-type="float" office:value="30.873094">
                <text:p>30.873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17">
                <text:p>3017</text:p>
              </table:table-cell>
              <table:table-cell office:value-type="float" office:value="28.8554927">
                <text:p>28.855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108">
                <text:p>3108</text:p>
              </table:table-cell>
              <table:table-cell office:value-type="float" office:value="41.5537571">
                <text:p>41.5537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364">
                <text:p>3364</text:p>
              </table:table-cell>
              <table:table-cell office:value-type="float" office:value="36.28131722">
                <text:p>36.28131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516">
                <text:p>3516</text:p>
              </table:table-cell>
              <table:table-cell office:value-type="float" office:value="37.4744089">
                <text:p>37.47440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598">
                <text:p>3598</text:p>
              </table:table-cell>
              <table:table-cell office:value-type="float" office:value="40.529745606">
                <text:p>40.5297456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679">
                <text:p>3679</text:p>
              </table:table-cell>
              <table:table-cell office:value-type="float" office:value="42.49442337">
                <text:p>42.49442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757">
                <text:p>3757</text:p>
              </table:table-cell>
              <table:table-cell office:value-type="float" office:value="45.47493513">
                <text:p>45.47493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904">
                <text:p>3904</text:p>
              </table:table-cell>
              <table:table-cell office:value-type="float" office:value="50.28429298">
                <text:p>50.28429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21">
                <text:p>4021</text:p>
              </table:table-cell>
              <table:table-cell office:value-type="float" office:value="52.9532175">
                <text:p>52.9532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391">
                <text:p>4391</text:p>
              </table:table-cell>
              <table:table-cell office:value-type="float" office:value="76.926454774">
                <text:p>76.9264547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6" chart:interval-major="1" chart:interval-minor-divisor="1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0:Sheet1.B15" svg:x="1.331cm" svg:y="0.855cm" svg:width="14.029cm" svg:height="6.984cm">
          <chartooo:coordinate-region svg:x="2.323cm" svg:y="1.055cm" svg:width="12.944cm" svg:height="6.137cm"/>
          <chart:axis chart:dimension="x" chart:name="primary-x" chart:style-name="ch3">
            <chart:title svg:x="6.806cm" svg:y="8.019cm" chart:style-name="ch4">
              <text:p>Finite Element Order</text:p>
            </chart:title>
            <chart:grid chart:style-name="ch5" chart:class="major"/>
          </chart:axis>
          <chart:axis chart:dimension="y" chart:name="primary-y" chart:style-name="ch6">
            <chart:title svg:x="0.451cm" svg:y="5.264cm" chart:style-name="ch7">
              <text:p>Run Time, s</text:p>
            </chart:title>
            <chart:grid chart:style-name="ch5" chart:class="major"/>
          </chart:axis>
          <chart:series chart:style-name="ch8" chart:values-cell-range-address="Sheet1.B10:Sheet1.B15" chart:class="chart:scatter">
            <chart:domain table:cell-range-address="Sheet1.A10:Sheet1.A15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:Sheet1.A15</svg:desc>
                </draw:g>
              </table:table-cell>
              <table:table-cell office:value-type="float" office:value="0.625654">
                <text:p>0.625654</text:p>
                <draw:g>
                  <svg:desc>Sheet1.B10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2497">
                <text:p>0.982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4018">
                <text:p>2.84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2407">
                <text:p>10.2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3309">
                <text:p>40.3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5.415">
                <text:p>125.4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-8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70" chart:maximum="-40" chart:origin="-80" chart:interval-major="5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aximum="0.01" chart:reverse-direction="false" text:line-break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5.592cm" svg:y="0.339cm" chart:style-name="ch2">
          <text:p>3rd Order Elements</text:p>
        </chart:title>
        <chart:legend chart:legend-position="end" svg:x="12.071cm" svg:y="4.532cm" style:legend-expansion="high" chart:style-name="ch3"/>
        <chart:plot-area chart:style-name="ch4" table:cell-range-address="Sheet1.A142:Sheet1.A158 Sheet1.D159:Sheet1.D159 Sheet1.C142:Sheet1.C158 Sheet1.Q142:Sheet1.Q159" chart:data-source-has-labels="row" svg:x="1.315cm" svg:y="1.727cm" svg:width="9.587cm" svg:height="7.25cm">
          <chartooo:coordinate-region svg:x="2.042cm" svg:y="1.926cm" svg:width="7.576cm" svg:height="6.404cm"/>
          <chart:axis chart:dimension="x" chart:name="primary-x" chart:style-name="ch5">
            <chart:title svg:x="5.469cm" svg:y="9.18cm" chart:style-name="ch6">
              <text:p>Iteration</text:p>
            </chart:title>
          </chart:axis>
          <chart:axis chart:dimension="y" chart:name="primary-y" chart:style-name="ch7">
            <chart:title svg:x="0.451cm" svg:y="6.057cm" chart:style-name="ch8">
              <text:p>|S11|, dB</text:p>
            </chart:title>
            <chart:grid chart:style-name="ch9" chart:class="major"/>
          </chart:axis>
          <chart:axis chart:dimension="y" chart:name="secondary-y" chart:style-name="ch10">
            <chart:title svg:x="11.206cm" svg:y="6.269cm" chart:style-name="ch8">
              <text:p>Phase Error</text:p>
            </chart:title>
          </chart:axis>
          <chart:series chart:attached-axis="primary-y" chart:style-name="ch11" chart:values-cell-range-address="Sheet1.C142:Sheet1.C158" chart:label-cell-address="Sheet1.D159:Sheet1.D159" chart:class="chart:scatter">
            <chart:domain table:cell-range-address="Sheet1.A142:Sheet1.A158"/>
            <chart:data-point chart:repeated="17"/>
          </chart:series>
          <chart:series chart:attached-axis="secondary-y" chart:style-name="ch12" chart:values-cell-range-address="Sheet1.Q142:Sheet1.Q158" chart:label-cell-address="Sheet1.Q159:Sheet1.Q159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159:Sheet1.D159</svg:desc>
                </draw:g>
              </table:table-cell>
              <table:table-cell office:value-type="string">
                <text:p>Phase Error</text:p>
                <draw:g>
                  <svg:desc>Sheet1.Q159:Sheet1.Q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2:Sheet1.A158</svg:desc>
                </draw:g>
              </table:table-cell>
              <table:table-cell office:value-type="float" office:value="-46.5439594849433">
                <text:p>-46.5439594849433</text:p>
                <draw:g>
                  <svg:desc>Sheet1.C142:Sheet1.C158</svg:desc>
                </draw:g>
              </table:table-cell>
              <table:table-cell office:value-type="float" office:value="0.00275169767004279">
                <text:p>0.00275169767004279</text:p>
                <draw:g>
                  <svg:desc>Sheet1.Q142:Sheet1.Q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46.542067255044">
                <text:p>-46.542067255044</text:p>
              </table:table-cell>
              <table:table-cell office:value-type="float" office:value="0.00245401449272693">
                <text:p>0.00245401449272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52.4285025437392">
                <text:p>-52.4285025437392</text:p>
              </table:table-cell>
              <table:table-cell office:value-type="float" office:value="0.00108182203382545">
                <text:p>0.00108182203382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1.7242450322451">
                <text:p>-51.7242450322451</text:p>
              </table:table-cell>
              <table:table-cell office:value-type="float" office:value="0.00135893888804856">
                <text:p>0.00135893888804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50.913342243847">
                <text:p>-50.913342243847</text:p>
              </table:table-cell>
              <table:table-cell office:value-type="float" office:value="0.00163265042782689">
                <text:p>0.00163265042782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50.3533350218955">
                <text:p>-50.3533350218955</text:p>
              </table:table-cell>
              <table:table-cell office:value-type="float" office:value="0.00186687073365503">
                <text:p>0.00186687073365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50.1330573322148">
                <text:p>-50.1330573322148</text:p>
              </table:table-cell>
              <table:table-cell office:value-type="float" office:value="0.00192921010496473">
                <text:p>0.00192921010496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50.1303369294912">
                <text:p>-50.1303369294912</text:p>
              </table:table-cell>
              <table:table-cell office:value-type="float" office:value="0.00189945967543013">
                <text:p>0.00189945967543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50.1043756419714">
                <text:p>-50.1043756419714</text:p>
              </table:table-cell>
              <table:table-cell office:value-type="float" office:value="0.00193843907522992">
                <text:p>0.00193843907522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50.0889496713546">
                <text:p>-50.0889496713546</text:p>
              </table:table-cell>
              <table:table-cell office:value-type="float" office:value="0.00203821452586382">
                <text:p>0.002038214525863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60.5840835962059">
                <text:p>-60.5840835962059</text:p>
              </table:table-cell>
              <table:table-cell office:value-type="float" office:value="0.000549403295545934">
                <text:p>0.000549403295545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60.2789917381571">
                <text:p>-60.2789917381571</text:p>
              </table:table-cell>
              <table:table-cell office:value-type="float" office:value="0.000552072320398971">
                <text:p>0.000552072320398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60.3151535230665">
                <text:p>-60.3151535230665</text:p>
              </table:table-cell>
              <table:table-cell office:value-type="float" office:value="0.000569294514461904">
                <text:p>0.000569294514461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60.6220856572971">
                <text:p>-60.6220856572971</text:p>
              </table:table-cell>
              <table:table-cell office:value-type="float" office:value="0.000608270685773394">
                <text:p>0.000608270685773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60.6066792601332">
                <text:p>-60.6066792601332</text:p>
              </table:table-cell>
              <table:table-cell office:value-type="float" office:value="0.000626706370432759">
                <text:p>0.000626706370432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60.6066171973827">
                <text:p>-60.6066171973827</text:p>
              </table:table-cell>
              <table:table-cell office:value-type="float" office:value="0.000624511854163594">
                <text:p>0.0006245118541635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60.6171462349663">
                <text:p>-60.6171462349663</text:p>
              </table:table-cell>
              <table:table-cell office:value-type="float" office:value="0.000630033237299965">
                <text:p>0.0006300332372999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8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00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reverse-direction="false" text:line-break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6.862cm" svg:y="0.339cm" chart:style-name="ch2">
          <text:p>3rd Order Elements</text:p>
        </chart:title>
        <chart:legend chart:legend-position="end" svg:x="12.839cm" svg:y="4.532cm" style:legend-expansion="high" chart:style-name="ch3"/>
        <chart:plot-area chart:style-name="ch4" table:cell-range-address="Sheet1.A163:Sheet1.B179 Sheet1.B181:Sheet1.B181 Sheet1.K181:Sheet1.K181 Sheet1.K163:Sheet1.K179" chart:data-source-has-labels="row" svg:x="1.366cm" svg:y="1.727cm" svg:width="10.202cm" svg:height="7.25cm">
          <chartooo:coordinate-region svg:x="2.358cm" svg:y="1.927cm" svg:width="8.217cm" svg:height="6.403cm"/>
          <chart:axis chart:dimension="x" chart:name="primary-x" chart:style-name="ch5">
            <chart:title svg:x="5.828cm" svg:y="9.18cm" chart:style-name="ch6">
              <text:p>Iteration</text:p>
            </chart:title>
          </chart:axis>
          <chart:axis chart:dimension="y" chart:name="primary-y" chart:style-name="ch7">
            <chart:title svg:x="0.451cm" svg:y="6.163cm" chart:style-name="ch8">
              <text:p>Mesh Size</text:p>
            </chart:title>
            <chart:grid chart:style-name="ch9" chart:class="major"/>
          </chart:axis>
          <chart:axis chart:dimension="y" chart:name="secondary-y" chart:style-name="ch10">
            <chart:title svg:x="11.923cm" svg:y="7.261cm" chart:style-name="ch8">
              <text:p>Cummulative Run Time, s</text:p>
            </chart:title>
          </chart:axis>
          <chart:series chart:attached-axis="primary-y" chart:style-name="ch11" chart:values-cell-range-address="Sheet1.B163:Sheet1.B179" chart:label-cell-address="Sheet1.B181:Sheet1.B181" chart:class="chart:scatter">
            <chart:domain table:cell-range-address="Sheet1.A163:Sheet1.A179"/>
            <chart:data-point chart:repeated="17"/>
          </chart:series>
          <chart:series chart:attached-axis="secondary-y" chart:style-name="ch12" chart:values-cell-range-address="Sheet1.K163:Sheet1.K179" chart:label-cell-address="Sheet1.K181:Sheet1.K18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Size</text:p>
                <draw:g>
                  <svg:desc>Sheet1.B181:Sheet1.B181</svg:desc>
                </draw:g>
              </table:table-cell>
              <table:table-cell office:value-type="string">
                <text:p>Cummulative Run Time</text:p>
                <draw:g>
                  <svg:desc>Sheet1.K181:Sheet1.K1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63:Sheet1.A179</svg:desc>
                </draw:g>
              </table:table-cell>
              <table:table-cell office:value-type="float" office:value="252">
                <text:p>252</text:p>
                <draw:g>
                  <svg:desc>Sheet1.B163:Sheet1.B179</svg:desc>
                </draw:g>
              </table:table-cell>
              <table:table-cell office:value-type="float" office:value="3.8050864">
                <text:p>3.8050864</text:p>
                <draw:g>
                  <svg:desc>Sheet1.K163:Sheet1.K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1">
                <text:p>381</text:p>
              </table:table-cell>
              <table:table-cell office:value-type="float" office:value="10.03906362">
                <text:p>10.0390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46">
                <text:p>546</text:p>
              </table:table-cell>
              <table:table-cell office:value-type="float" office:value="19.59022434">
                <text:p>19.59022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7">
                <text:p>647</text:p>
              </table:table-cell>
              <table:table-cell office:value-type="float" office:value="32.07224869">
                <text:p>32.07224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3">
                <text:p>753</text:p>
              </table:table-cell>
              <table:table-cell office:value-type="float" office:value="48.05409076">
                <text:p>48.05409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02">
                <text:p>902</text:p>
              </table:table-cell>
              <table:table-cell office:value-type="float" office:value="70.26910945">
                <text:p>70.26910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50">
                <text:p>950</text:p>
              </table:table-cell>
              <table:table-cell office:value-type="float" office:value="93.99130576">
                <text:p>93.9913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53">
                <text:p>1053</text:p>
              </table:table-cell>
              <table:table-cell office:value-type="float" office:value="124.6822855">
                <text:p>124.6822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11">
                <text:p>1111</text:p>
              </table:table-cell>
              <table:table-cell office:value-type="float" office:value="164.02858557">
                <text:p>164.02858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9">
                <text:p>1179</text:p>
              </table:table-cell>
              <table:table-cell office:value-type="float" office:value="202.87991822">
                <text:p>202.87991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59">
                <text:p>1259</text:p>
              </table:table-cell>
              <table:table-cell office:value-type="float" office:value="244.23988251">
                <text:p>244.23988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94">
                <text:p>1494</text:p>
              </table:table-cell>
              <table:table-cell office:value-type="float" office:value="301.61365541">
                <text:p>301.61365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68">
                <text:p>1568</text:p>
              </table:table-cell>
              <table:table-cell office:value-type="float" office:value="360.07774001">
                <text:p>360.07774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09">
                <text:p>1609</text:p>
              </table:table-cell>
              <table:table-cell office:value-type="float" office:value="420.19401741">
                <text:p>420.19401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60">
                <text:p>1660</text:p>
              </table:table-cell>
              <table:table-cell office:value-type="float" office:value="487.65329641">
                <text:p>487.65329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71">
                <text:p>1771</text:p>
              </table:table-cell>
              <table:table-cell office:value-type="float" office:value="560.94131991">
                <text:p>560.94131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57">
                <text:p>2157</text:p>
              </table:table-cell>
              <table:table-cell office:value-type="float" office:value="687.30714771">
                <text:p>687.307147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